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Trebuchet, Verdana,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margin-left="0in" fo:margin-right="0in" fo:margin-top="0in" fo:margin-bottom="0.1965in" fo:orphans="2" fo:widows="2" fo:text-indent="0in" style:auto-text-indent="false"/>
    </style:style>
    <style:style style:name="P5" style:family="paragraph" style:parent-style-name="Standard">
      <style:paragraph-properties fo:margin-left="0in" fo:margin-right="0in" fo:margin-top="0in" fo:margin-bottom="0.1965in" fo:orphans="2" fo:widows="2" fo:text-indent="0in" style:auto-text-indent="false"/>
      <style:text-properties fo:font-variant="normal" fo:text-transform="none" fo:letter-spacing="normal"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normal"/>
    </style:style>
    <style:style style:name="P7"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666666" style:font-name="Trebuchet MS" fo:font-size="8.25pt" fo:letter-spacing="normal" fo:font-style="italic" fo:font-weight="normal"/>
    </style:style>
    <style:style style:name="P8" style:family="paragraph" style:parent-style-name="Standard">
      <style:paragraph-properties fo:margin-top="0in" fo:margin-bottom="0in"/>
    </style:style>
    <style:style style:name="P9" style:family="paragraph" style:parent-style-name="Text_20_body">
      <style:paragraph-properties fo:margin-left="0in" fo:margin-right="0in" fo:orphans="2" fo:widows="2" fo:text-indent="0in" style:auto-text-indent="false"/>
    </style:style>
    <style:style style:name="P10" style:family="paragraph" style:parent-style-name="Text_20_body">
      <style:paragraph-properties fo:margin-left="0in" fo:margin-right="0in" fo:margin-top="0in" fo:margin-bottom="0in" fo:text-align="center" style:justify-single-word="false" fo:orphans="2" fo:widows="2" fo:text-indent="0in" style:auto-text-indent="false"/>
      <style:text-properties fo:font-variant="normal" fo:text-transform="none" fo:color="#666666" style:font-name="Trebuchet MS" fo:font-size="8.25pt" fo:letter-spacing="normal" fo:font-style="italic" fo:font-weight="normal"/>
    </style:style>
    <style:style style:name="P11" style:family="paragraph" style:parent-style-name="Text_20_body">
      <style:paragraph-properties fo:margin-left="0in" fo:margin-right="0in" fo:margin-top="0in" fo:margin-bottom="0in" fo:orphans="2" fo:widows="2" fo:text-indent="0in" style:auto-text-indent="false"/>
      <style:text-properties fo:font-variant="normal" fo:text-transform="none" fo:letter-spacing="normal" fo:font-style="normal" fo:font-weight="normal"/>
    </style:style>
    <style:style style:name="P12" style:family="paragraph" style:parent-style-name="Text_20_body">
      <style:paragraph-properties fo:margin-left="0in" fo:margin-right="0in" fo:margin-top="0in" fo:margin-bottom="0in" fo:orphans="2" fo:widows="2" fo:text-indent="0in" style:auto-text-indent="false"/>
    </style:style>
    <style:style style:name="P13" style:family="paragraph" style:parent-style-name="Text_20_body">
      <style:paragraph-properties fo:margin-left="0in" fo:margin-right="0in" fo:margin-top="0in" fo:margin-bottom="0in" fo:orphans="2" fo:widows="2" fo:text-indent="0in" style:auto-text-indent="false"/>
      <style:text-properties fo:color="#666666" style:font-name="Trebuchet MS" fo:letter-spacing="normal" fo:font-weight="normal"/>
    </style:style>
    <style:style style:name="P14" style:family="paragraph" style:parent-style-name="Text_20_body" style:list-style-name="L1">
      <style:paragraph-properties fo:margin-left="0in" fo:margin-right="0in" fo:margin-top="0in" fo:margin-bottom="0in" fo:line-height="140%" fo:orphans="2" fo:widows="2" fo:text-indent="0in" style:auto-text-indent="false" fo:padding="0in" fo:border="none"/>
      <style:text-properties fo:font-variant="normal" fo:text-transform="none" fo:color="#666666" style:font-name="Trebuchet MS" fo:font-size="9.75pt" fo:letter-spacing="normal" fo:font-style="normal" fo:font-weight="normal"/>
    </style:style>
    <style:style style:name="P15" style:family="paragraph" style:parent-style-name="Text_20_body" style:list-style-name="L2">
      <style:paragraph-properties fo:margin-left="0in" fo:margin-right="0in" fo:margin-top="0in" fo:margin-bottom="0in" fo:line-height="140%" fo:orphans="2" fo:widows="2" fo:text-indent="0in" style:auto-text-indent="false" fo:padding="0in" fo:border="none"/>
      <style:text-properties fo:font-variant="normal" fo:text-transform="none" fo:color="#666666" style:font-name="Trebuchet MS" fo:font-size="9.75pt" fo:letter-spacing="normal" fo:font-style="normal" fo:font-weight="bold"/>
    </style:style>
    <style:style style:name="P16" style:family="paragraph" style:parent-style-name="Text_20_body" style:list-style-name="L4">
      <style:paragraph-properties fo:margin-left="0in" fo:margin-right="0in" fo:margin-top="0in" fo:margin-bottom="0in" fo:line-height="140%" fo:orphans="2" fo:widows="2" fo:text-indent="0in" style:auto-text-indent="false" fo:padding="0in" fo:border="none"/>
      <style:text-properties fo:font-variant="normal" fo:text-transform="none" fo:color="#666666" style:font-name="Trebuchet MS" fo:font-size="9.75pt" fo:letter-spacing="normal" fo:font-style="italic" fo:font-weight="normal"/>
    </style:style>
    <style:style style:name="P17" style:family="paragraph" style:parent-style-name="Text_20_body" style:list-style-name="L3">
      <style:paragraph-properties fo:margin-left="0in" fo:margin-right="0in" fo:margin-top="0in" fo:margin-bottom="0in" style:line-height-at-least="0.3335in" fo:orphans="2" fo:widows="2" fo:text-indent="0in" style:auto-text-indent="false" fo:padding="0in" fo:border="none"/>
      <style:text-properties fo:font-variant="normal" fo:text-transform="none" style:font-name="inherit" fo:letter-spacing="normal" fo:font-style="normal" fo:font-weight="normal"/>
    </style:style>
    <style:style style:name="P18" style:family="paragraph" style:parent-style-name="Text_20_body" style:list-style-name="L1">
      <style:paragraph-properties fo:margin-left="0in" fo:margin-right="0in" fo:line-height="140%" fo:orphans="2" fo:widows="2" fo:text-indent="0in" style:auto-text-indent="false" fo:padding="0in" fo:border="none"/>
      <style:text-properties fo:font-variant="normal" fo:text-transform="none" fo:color="#666666" style:font-name="Trebuchet MS" fo:font-size="9.75pt" fo:letter-spacing="normal" fo:font-style="normal" fo:font-weight="normal"/>
    </style:style>
    <style:style style:name="P19" style:family="paragraph" style:parent-style-name="Text_20_body" style:list-style-name="L2">
      <style:paragraph-properties fo:margin-left="0in" fo:margin-right="0in" fo:line-height="140%" fo:orphans="2" fo:widows="2" fo:text-indent="0in" style:auto-text-indent="false" fo:padding="0in" fo:border="none"/>
      <style:text-properties fo:font-variant="normal" fo:text-transform="none" fo:color="#666666" style:font-name="Trebuchet MS" fo:font-size="9.75pt" fo:letter-spacing="normal" fo:font-style="normal" fo:font-weight="bold"/>
    </style:style>
    <style:style style:name="P20" style:family="paragraph" style:parent-style-name="Text_20_body" style:list-style-name="L4">
      <style:paragraph-properties fo:margin-left="0in" fo:margin-right="0in" fo:line-height="140%" fo:orphans="2" fo:widows="2" fo:text-indent="0in" style:auto-text-indent="false" fo:padding="0in" fo:border="none"/>
      <style:text-properties fo:font-variant="normal" fo:text-transform="none" fo:color="#666666" style:font-name="Trebuchet MS" fo:font-size="9.75pt" fo:letter-spacing="normal" fo:font-style="italic" fo:font-weight="normal"/>
    </style:style>
    <style:style style:name="P21" style:family="paragraph" style:parent-style-name="Text_20_body">
      <style:paragraph-properties fo:margin-top="0in" fo:margin-bottom="0in"/>
    </style:style>
    <style:style style:name="P22" style:family="paragraph" style:parent-style-name="Text_20_body">
      <style:paragraph-properties fo:margin-top="0in" fo:margin-bottom="0in" fo:text-align="center" style:justify-single-word="false"/>
      <style:text-properties fo:font-weight="bold" style:font-weight-asian="bold" style:font-weight-complex="bold"/>
    </style:style>
    <style:style style:name="P23" style:family="paragraph" style:parent-style-name="Preformatted_20_Text">
      <style:paragraph-properties fo:orphans="2" fo:widows="2"/>
      <style:text-properties fo:font-variant="normal" fo:text-transform="none" fo:color="#666666" fo:font-size="9.75pt" fo:letter-spacing="normal" fo:font-style="normal" fo:font-weight="normal"/>
    </style:style>
    <style:style style:name="P24" style:family="paragraph" style:parent-style-name="Preformatted_20_Text">
      <style:paragraph-properties fo:orphans="2" fo:widows="2"/>
      <style:text-properties fo:font-variant="normal" fo:text-transform="none" fo:color="#666666" fo:font-size="9.75pt" fo:letter-spacing="normal" fo:font-style="normal" fo:font-weight="bold"/>
    </style:style>
    <style:style style:name="P25" style:family="paragraph" style:parent-style-name="Preformatted_20_Text">
      <style:paragraph-properties fo:orphans="2" fo:widows="2"/>
      <style:text-properties fo:font-variant="normal" fo:text-transform="none" fo:color="#666666" fo:letter-spacing="normal"/>
    </style:style>
    <style:style style:name="P26" style:family="paragraph" style:parent-style-name="Preformatted_20_Text">
      <style:paragraph-properties fo:orphans="2" fo:widows="2"/>
      <style:text-properties fo:font-variant="normal" fo:text-transform="none" fo:color="#666666" fo:letter-spacing="normal" fo:font-style="normal" fo:font-weight="normal"/>
    </style:style>
    <style:style style:name="P27" style:family="paragraph" style:parent-style-name="Preformatted_20_Text">
      <style:paragraph-properties fo:orphans="2" fo:widows="2"/>
      <style:text-properties fo:font-variant="normal" fo:text-transform="none" fo:color="#a020f0" fo:font-size="9.75pt" fo:letter-spacing="normal" fo:font-style="normal" fo:font-weight="normal"/>
    </style:style>
    <style:style style:name="P28" style:family="paragraph" style:parent-style-name="Preformatted_20_Text">
      <style:paragraph-properties fo:orphans="2" fo:widows="2"/>
      <style:text-properties fo:font-variant="normal" fo:text-transform="none" fo:color="#bc8f8f" fo:letter-spacing="normal"/>
    </style:style>
    <style:style style:name="P29" style:family="paragraph" style:parent-style-name="Preformatted_20_Text">
      <style:paragraph-properties fo:orphans="2" fo:widows="2"/>
      <style:text-properties fo:font-variant="normal" fo:text-transform="none" fo:color="#bc8f8f" fo:font-size="9.75pt" fo:letter-spacing="normal" fo:font-style="normal" fo:font-weight="normal"/>
    </style:style>
    <style:style style:name="P30" style:family="paragraph" style:parent-style-name="Preformatted_20_Text">
      <style:paragraph-properties fo:orphans="2" fo:widows="2"/>
      <style:text-properties fo:font-variant="normal" fo:text-transform="none" fo:color="#b22222" fo:font-size="9.75pt" fo:letter-spacing="normal" fo:font-style="normal" fo:font-weight="normal"/>
    </style:style>
    <style:style style:name="P31" style:family="paragraph" style:parent-style-name="Preformatted_20_Text">
      <style:paragraph-properties fo:orphans="2" fo:widows="2"/>
    </style:style>
    <style:style style:name="P32" style:family="paragraph" style:parent-style-name="Preformatted_20_Text">
      <style:paragraph-properties fo:margin-left="0in" fo:margin-right="0in" fo:orphans="2" fo:widows="2" fo:text-indent="0in" style:auto-text-indent="false"/>
      <style:text-properties fo:font-variant="normal" fo:text-transform="none" fo:color="#666666" fo:font-size="9.75pt" fo:letter-spacing="normal" fo:font-style="normal" fo:font-weight="normal"/>
    </style:style>
    <style:style style:name="P33" style:family="paragraph" style:parent-style-name="Preformatted_20_Text">
      <style:paragraph-properties fo:margin-left="0in" fo:margin-right="0in" fo:orphans="2" fo:widows="2" fo:text-indent="0in" style:auto-text-indent="false"/>
      <style:text-properties fo:font-variant="normal" fo:text-transform="none" fo:color="#666666" fo:font-size="9.75pt" fo:letter-spacing="normal" fo:font-style="normal" fo:font-weight="bold"/>
    </style:style>
    <style:style style:name="P34" style:family="paragraph" style:parent-style-name="Preformatted_20_Text">
      <style:paragraph-properties fo:margin-left="0in" fo:margin-right="0in" fo:orphans="2" fo:widows="2" fo:text-indent="0in" style:auto-text-indent="false"/>
      <style:text-properties fo:font-variant="normal" fo:text-transform="none" fo:color="#666666" fo:letter-spacing="normal"/>
    </style:style>
    <style:style style:name="P35" style:family="paragraph" style:parent-style-name="Preformatted_20_Text">
      <style:paragraph-properties fo:margin-left="0in" fo:margin-right="0in" fo:orphans="2" fo:widows="2" fo:text-indent="0in" style:auto-text-indent="false"/>
      <style:text-properties fo:font-variant="normal" fo:text-transform="none" fo:color="#666666" fo:letter-spacing="normal" fo:font-style="normal" fo:font-weight="normal"/>
    </style:style>
    <style:style style:name="P36" style:family="paragraph" style:parent-style-name="Preformatted_20_Text">
      <style:paragraph-properties fo:margin-left="0in" fo:margin-right="0in" fo:orphans="2" fo:widows="2" fo:text-indent="0in" style:auto-text-indent="false"/>
      <style:text-properties fo:font-variant="normal" fo:text-transform="none" fo:color="#bc8f8f" fo:letter-spacing="normal"/>
    </style:style>
    <style:style style:name="P37" style:family="paragraph" style:parent-style-name="Preformatted_20_Text">
      <style:paragraph-properties fo:margin-left="0in" fo:margin-right="0in" fo:orphans="2" fo:widows="2" fo:text-indent="0in" style:auto-text-indent="false"/>
    </style:style>
    <style:style style:name="P38"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666666" fo:font-size="9.75pt" fo:letter-spacing="normal" fo:font-style="normal" fo:font-weight="normal"/>
    </style:style>
    <style:style style:name="P39"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666666" fo:letter-spacing="normal" fo:font-style="normal" fo:font-weight="normal"/>
    </style:style>
    <style:style style:name="P40" style:family="paragraph" style:parent-style-name="Preformatted_20_Text">
      <style:paragraph-properties fo:margin-top="0in" fo:margin-bottom="0.1965in" fo:orphans="2" fo:widows="2"/>
      <style:text-properties fo:font-variant="normal" fo:text-transform="none" fo:color="#666666" fo:font-size="9.75pt" fo:letter-spacing="normal" fo:font-style="normal" fo:font-weight="normal"/>
    </style:style>
    <style:style style:name="P41" style:family="paragraph" style:parent-style-name="Preformatted_20_Text">
      <style:paragraph-properties fo:margin-top="0in" fo:margin-bottom="0.1965in" fo:orphans="2" fo:widows="2"/>
      <style:text-properties fo:font-variant="normal" fo:text-transform="none" fo:color="#666666" fo:font-size="9.75pt" fo:letter-spacing="normal" fo:font-style="normal" fo:font-weight="normal" fo:background-color="#40e0d0"/>
    </style:style>
    <style:style style:name="P42" style:family="paragraph" style:parent-style-name="Preformatted_20_Text">
      <style:paragraph-properties fo:margin-top="0in" fo:margin-bottom="0.1965in" fo:orphans="2" fo:widows="2"/>
      <style:text-properties fo:font-variant="normal" fo:text-transform="none" fo:color="#666666" fo:font-size="9.75pt" fo:letter-spacing="normal" fo:font-style="normal" fo:font-weight="bold"/>
    </style:style>
    <style:style style:name="P43" style:family="paragraph" style:parent-style-name="Preformatted_20_Text">
      <style:paragraph-properties fo:margin-top="0in" fo:margin-bottom="0.1965in" fo:orphans="2" fo:widows="2"/>
      <style:text-properties fo:font-variant="normal" fo:text-transform="none" fo:color="#666666" fo:letter-spacing="normal"/>
    </style:style>
    <style:style style:name="P44" style:family="paragraph" style:parent-style-name="Preformatted_20_Text">
      <style:paragraph-properties fo:margin-top="0in" fo:margin-bottom="0.1965in" fo:orphans="2" fo:widows="2"/>
      <style:text-properties fo:font-variant="normal" fo:text-transform="none" fo:color="#666666" fo:letter-spacing="normal" fo:font-style="normal" fo:font-weight="normal"/>
    </style:style>
    <style:style style:name="P45" style:family="paragraph" style:parent-style-name="Preformatted_20_Text">
      <style:paragraph-properties fo:margin-top="0in" fo:margin-bottom="0.1965in" fo:orphans="2" fo:widows="2"/>
    </style:style>
    <style:style style:name="T1" style:family="text">
      <style:text-properties fo:font-variant="normal" fo:text-transform="none" fo:color="#666666" style:font-name="Trebuchet MS" fo:font-size="9.75pt" fo:letter-spacing="normal" fo:font-style="normal"/>
    </style:style>
    <style:style style:name="T2" style:family="text">
      <style:text-properties fo:font-variant="normal" fo:text-transform="none" fo:color="#666666" style:font-name="Trebuchet MS" fo:font-size="9.75pt" fo:letter-spacing="normal" fo:font-style="normal" fo:font-weight="normal"/>
    </style:style>
    <style:style style:name="T3" style:family="text">
      <style:text-properties fo:font-variant="normal" fo:text-transform="none" fo:color="#666666" fo:letter-spacing="normal"/>
    </style:style>
    <style:style style:name="T4" style:family="text">
      <style:text-properties fo:font-variant="normal" fo:text-transform="none" fo:color="#666666" fo:font-size="9.75pt" fo:letter-spacing="normal" fo:font-style="italic" fo:font-weight="normal"/>
    </style:style>
    <style:style style:name="T5" style:family="text">
      <style:text-properties fo:font-variant="normal" fo:text-transform="none" fo:color="#666666" fo:font-size="9.75pt" fo:letter-spacing="normal" fo:font-style="normal" fo:font-weight="normal"/>
    </style:style>
    <style:style style:name="T6" style:family="text">
      <style:text-properties fo:font-variant="normal" fo:text-transform="none" fo:color="#2288bb" style:text-line-through-style="none" fo:letter-spacing="normal" style:text-underline-style="none" style:text-blinking="false"/>
    </style:style>
    <style:style style:name="T7" style:family="text">
      <style:text-properties fo:font-variant="normal" fo:text-transform="none" fo:color="#2288bb" style:text-line-through-style="none" style:font-name="Trebuchet MS" fo:font-size="9.75pt" fo:letter-spacing="normal" fo:font-style="normal" style:text-underline-style="none" fo:font-weight="normal" style:text-blinking="false"/>
    </style:style>
    <style:style style:name="T8" style:family="text">
      <style:text-properties fo:font-variant="normal" fo:text-transform="none" fo:color="#a020f0" fo:font-size="9.75pt"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color="#666666" style:font-name="Trebuchet MS" fo:font-size="9.75pt" fo:letter-spacing="normal" fo:font-weight="normal"/>
    </style:style>
    <style:style style:name="T11" style:family="text">
      <style:text-properties fo:color="#666666" style:font-name="Trebuchet MS" fo:font-size="9.75pt" fo:letter-spacing="normal" fo:font-weight="bold"/>
    </style:style>
    <style:style style:name="T12" style:family="text">
      <style:text-properties fo:font-size="9.75pt" fo:font-style="normal" fo:font-weight="normal"/>
    </style:style>
    <style:style style:name="T13" style:family="text">
      <style:text-properties fo:font-size="9.75pt" fo:font-style="normal" fo:font-weight="normal" fo:background-color="#40e0d0"/>
    </style:style>
    <style:style style:name="T14" style:family="text">
      <style:text-properties fo:font-style="normal" fo:font-weight="normal"/>
    </style:style>
    <style:style style:name="T15" style:family="text">
      <style:text-properties fo:color="#bc8f8f"/>
    </style:style>
    <style:style style:name="T16" style:family="text">
      <style:text-properties fo:color="#bc8f8f" fo:font-size="9.75pt" fo:font-style="normal" fo:font-weight="normal"/>
    </style:style>
    <style:style style:name="T17" style:family="text">
      <style:text-properties fo:color="#a020f0"/>
    </style:style>
    <style:style style:name="T18" style:family="text">
      <style:text-properties fo:color="#a020f0" fo:font-size="9.75pt" fo:font-style="normal" fo:font-weight="normal"/>
    </style:style>
    <style:style style:name="T19" style:family="text">
      <style:text-properties fo:color="#0000ff"/>
    </style:style>
    <style:style style:name="T20" style:family="text">
      <style:text-properties fo:color="#0000ff" fo:font-size="9.75pt" fo:font-style="normal" fo:font-weight="normal"/>
    </style:style>
    <style:style style:name="T21" style:family="text">
      <style:text-properties fo:color="#b22222"/>
    </style:style>
    <style:style style:name="T22" style:family="text">
      <style:text-properties fo:color="#b22222" fo:font-size="9.75pt" fo:font-style="normal" fo:font-weight="normal"/>
    </style:style>
    <style:style style:name="T23" style:family="text">
      <style:text-properties fo:color="#228b22"/>
    </style:style>
    <style:style style:name="T24" style:family="text">
      <style:text-properties fo:color="#228b22" fo:font-size="9.75pt" fo:font-style="normal" fo:font-weight="normal"/>
    </style:style>
    <style:style style:name="T25" style:family="text">
      <style:text-properties fo:color="#b8860b"/>
    </style:style>
    <style:style style:name="T26" style:family="text">
      <style:text-properties fo:color="#b8860b" fo:font-size="9.75pt" fo:font-style="normal" fo:font-weight="normal"/>
    </style:style>
    <style:style style:name="T27" style:family="text">
      <style:text-properties fo:font-weight="bold"/>
    </style:style>
    <style:style style:name="T28" style:family="text">
      <style:text-properties fo:color="#da70d6"/>
    </style:style>
    <style:style style:name="T29" style:family="text">
      <style:text-properties fo:color="#da70d6" fo:font-size="9.75pt" fo:font-style="normal" fo:font-weight="normal"/>
    </style:style>
    <style:style style:name="T30" style:family="text">
      <style:text-properties fo:background-color="#40e0d0"/>
    </style:style>
    <style:style style:name="T31" style:family="text">
      <style:text-properties fo:color="#5f9ea0"/>
    </style:style>
    <style:style style:name="T32" style:family="text">
      <style:text-properties fo:color="#5f9ea0" fo:font-size="9.75pt" fo:font-style="normal" fo:font-weight="normal"/>
    </style:style>
    <style:style style:name="fr1" style:family="graphic" style:parent-style-name="Graphics">
      <style:graphic-properties fo:margin-left="0in" fo:margin-right="0in" fo:margin-top="0in" fo:margin-bottom="0.1043in" style:vertical-pos="top" style:vertical-rel="baseline" fo:padding="0in" fo:border="0.0008in solid #eeeee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lin Brown – Technical Blog Book</text:p>
      <text:p text:style-name="Standard"/>
      <text:p text:style-name="P1">Software Engineering Cookbook</text:p>
      <text:p text:style-name="Standard"/>
      <text:p text:style-name="Standard"/>
      <text:p text:style-name="Standard"/>
      <text:p text:style-name="P3">Java Technology</text:p>
      <text:p text:style-name="Standard"/>
      <text:p text:style-name="P3">Java Performance</text:p>
      <text:p text:style-name="P3"/>
      <text:p text:style-name="P3"><text:line-break/><text:span text:style-name="T1">Overview and JVM Languages</text:span></text:p>
      <text:p text:style-name="P3"><text:span text:style-name="T2"><text:tab/>One of the exciting trends to recently emerge from the Java community is the concept of the JVM language. These technologies are all that you would expect them to be. They are implementations of languages that run on the Java Virtual Machine. Some are newly created and some are based on existing, more mature languages. JRuby, Jython are two JVM languages based on CRuby and CPython. Groovy, Scala, Clojure are three completely new JVM languages that were created to add new language features that weren't supported by the core Java language. Some must or can be compiled. Some run without compilation. You can easily compile Scala code to Java bytecode. Clojure also allows this feature (ahead of time compilation). Clojure and JRuby code can also run without having be explicitly compiled. You can interact with the language. In most cases and with most JVM languages, you have full access to existing libraries that were written in pure Java. And normally you can access existing JVM language code from Java (known as Java interoperability). In most cases, it is easier to access Java calls from the JVM language than it is to call the language code from Java. It really depends on the language. In the snippet below, there is a call to the System static method, 'nanoTime'. Simply invoke the system like you would from pure Java.</text:span></text:p>
      <text:p text:style-name="P32">require <text:span text:style-name="T15">'java'</text:span></text:p>
      <text:p text:style-name="P23"><text:span text:style-name="T17">def</text:span> <text:span text:style-name="T19">helloWorldBaseline</text:span></text:p>
      <text:p text:style-name="P25"><text:s text:c="2"/><text:span text:style-name="T22"># Run the application</text:span></text:p>
      <text:p text:style-name="P25"><text:s text:c="2"/><text:span text:style-name="T12">start1 = java.lang.</text:span><text:span text:style-name="T24">System</text:span><text:span text:style-name="T12">.nanoTime()</text:span></text:p>
      <text:p text:style-name="P25"><text:s text:c="2"/><text:span text:style-name="T12">arr = </text:span><text:span text:style-name="T24">Array</text:span><text:span text:style-name="T12">.new</text:span></text:p>
      <text:p text:style-name="P25"><text:s text:c="2"/><text:span text:style-name="T12">(1..1000000).each {</text:span></text:p>
      <text:p text:style-name="P25"><text:s text:c="4"/><text:span text:style-name="T12">res = 2.2 * 4.1 * 5.4</text:span></text:p>
      <text:p text:style-name="P25"><text:s text:c="2"/><text:span text:style-name="T12">}</text:span></text:p>
      <text:p text:style-name="P25"><text:s text:c="2"/><text:span text:style-name="T12">end1 = java.lang.</text:span><text:span text:style-name="T24">System</text:span><text:span text:style-name="T12">.nanoTime()</text:span></text:p>
      <text:p text:style-name="P25"><text:s text:c="2"/><text:span text:style-name="T12">diff = (end1 - start1) * 1e-6 <text:s/></text:span></text:p>
      <text:p text:style-name="P25"><text:s text:c="2"/><text:span text:style-name="T12">puts </text:span><text:span text:style-name="T16">"Elapsed Time: </text:span><text:span text:style-name="T26">#{diff}</text:span><text:span text:style-name="T16"> ms"</text:span></text:p>
      <text:p text:style-name="P45"><text:span text:style-name="T8">end</text:span></text:p>
      <text:p text:style-name="P45"><text:line-break/><text:span text:style-name="T1">Dynamic Compilation</text:span><text:span text:style-name="T3"> </text:span><text:span text:style-name="T2">- "Clojure is a compiled language, so one might wonder when you have to run the compiler. You don't. Anything you enter into the REPL or load using load-file is automatically compiled to JVM bytecode on the fly. Compiling ahead-of-time is also possible, but not required" -- Clojure Docs on being Dynamic.</text:span><text:line-break/><text:line-break/><text:span text:style-name="T1">On Performance</text:span><text:line-break/><text:line-break/><text:span text:style-name="T2">"If you want to measure something, then don’t measure other shit." -- Zed Shaw [3]</text:span><text:line-break/><text:line-break/><text:span text:style-name="T3">   </text:span><text:span text:style-name="T2">For the more popular JVM languages, like JRuby and Jython, there isn't much of a difference between running code in their respective C implementations. JRuby is especially well known for being very portable. With JRuby release 1.3.1, JRuby is compatible with CRuby 1.8.6. Jython 2.5.0 was released last month and brings the level of compatibility to CPython versions 2.5. Django and other popular CPython based frameworks are able to work with Jython. You may be wondering, if the Java Virtual Machine language is compatible with the C language, native implementation, is there a loss in performance when running on the Java Virtual Machine? Is there a major loss in performance? That is this purpose of this document, how much time does it take for a particular piece of code to run in JVM language? How long does it take to run similar routines using pure Java code? I want to make it clear, you will not find a large scientific benchmark run under clean room like conditions. I want to present a simple set of routines and how long it took to run. How long did the Clojure code run? How </text:span><text:soft-page-break/><text:span text:style-name="T2">long did the Scala code run? Basically, I want to present the code and how long each test ran, but I don't want to claim that anyone language or piece of code is faster or slower based on these tests. You could say that most of the pure Java code ran faster. Most of the time, that is what happened after running these tests. But there is too much confounding in my tests. Like Zed Shaw said, "If you want to measure something, then don't measure other shit." [3] There is a lot of stuff in my tests to not make these an official comparison. There is a lot of confounding. But, here is the code, here is how long it took to run? It be relevant in more common tests like a Project Euler problem. Project Euler is a website that contains math problems intended to be solved with computer programs. In Project Euler problem number one, I write a program in Clojure and then in Java. They both run on the JVM and the same value is returned. What was the execution time for each program? Simple tests, simple results.</text:span><text:line-break/><text:line-break/><text:span text:style-name="T3">   </text:span><text:span text:style-name="T2">When working with JVM languages and possible performance bottlenecks, you want to consider execution time, but you also want to look at the garbage collector and heap memory usage. Garbage collection is an expensive operation. It won't take a minute to run a garbage collect, but it will take cpu cycles away from your application. JVM code runs in a protected environment, the garbage collector provides automatic memory management and normally protects you from improper memory use. And the garbage collector attempts to free up memory that is no longer needed. You can't normally control when the JVM runs garbage collection and certainly don't want force it. But if you monitor your application, you can identify memory leaks or other problems that might cause performance bottlenecks. It will normally be evident where there is a problem. If you see too many garbage collects within a very short period of time and your total available memory is maxed out, you might eventually encounter an out of memory error. In a long running server environment, most of your performance issues might be alleviated if you look at proper heap memory use. Is your code forcing too many garbage collections within a short period of time? Are you creating too many large objects and holding on to them for too long? In performance tuning your application, there are many things to consider. It may not just be improving a particular algorithm. Consider heap memory and object allocation as well. For most of the tests, there are performance stats, memory stats and other garbage collection statistics.</text:span><text:line-break/><text:line-break/><text:span text:style-name="T1">On Clojure</text:span><text:line-break/><text:line-break/><text:span text:style-name="T3">   </text:span><text:span text:style-name="T2">Clojure is a Lisp dialect created in 2007 by Rich Hickey. It recently reached a 1.0 release and has a large following of Java programmers and Common Lisp developers. Since the Dec 2008 release, the Clojure library has received 18,000 downloads (based on Google Code Stats). Clojure is a dynamically (dynamic/strong) typed language, supports lazy sequences, immutable data structures, macros, and functions as first class objects [4]. Clojure is a functional language just like Common Lisp is a functional language. It is a Lisp dialect so that includes the fully parenthesized syntax. Most syntax will include a function or macro call with arguments or no arguments enclosed by a left and right parenthesis.</text:span><text:line-break/><text:line-break/><text:span text:style-name="T6"><draw:a xlink:type="simple" xlink:href="https://2.bp.blogspot.com/_syI_yyzTPG8/SnDUtHsT91I/AAAAAAAAATM/BM_VW-DzSIY/s1600-h/emacs.png"><draw:frame draw:style-name="fr1" draw:name="graphics1" text:anchor-type="as-char" svg:width="4.1665in" svg:height="1.9063in" draw:z-index="35"><draw:image xlink:href="https://2.bp.blogspot.com/_syI_yyzTPG8/SnDUtHsT91I/AAAAAAAAATM/BM_VW-DzSIY/s400/emacs.png" xlink:type="simple" xlink:show="embed" xlink:actuate="onLoad"/></draw:frame></draw:a></text:span><text:bookmark text:name="BLOGGER_PHOTO_ID_5364021027822368594"/><text:line-break/><text:span text:style-name="T1">Syntax</text:span><text:line-break/><text:line-break/><text:span text:style-name="T2">Most newcomers to a Lisp dialect may get distracted by the parentheses, the symbolic expressions. They can seem daunting if you are more familiar to a language like C++ or Java. But, this actually is one of the major benefits of Lisp. The simple syntax, functional call, args very much resemble how the compiler or parser will interpret the code. Simple is good. Simple is fast, especially to the machine. It can also benefit the developer because you aren't overburdened with a bunch of syntax to memorize.</text:span><text:line-break/><text:line-break/><text:span text:style-name="T2">It also really helps to have a great editor like </text:span><text:span text:style-name="T1">Emacs</text:span><text:span text:style-name="T2">. Emacs is built with its own Lisp dialect, Emacs Lisp. So, </text:span><text:soft-page-break/><text:span text:style-name="T2">Clojure syntax is not too foreign to Emacs. You will need to download the Clojure Emacs Mode and you want to add Slime integration.</text:span><text:line-break/><text:line-break/><text:span text:style-name="T2">Here is a snippet of Clojure code. Just focus on the left parenthesis and the token adjacent to the character. The token, function or macro call and the left parenthesis.</text:span><text:line-break/><text:line-break/><text:span text:style-name="T6"><draw:a xlink:type="simple" xlink:href="https://4.bp.blogspot.com/_syI_yyzTPG8/SnDVv_dqxtI/AAAAAAAAATU/sLtZ3WtOmUM/s1600-h/lisp1.png"><draw:frame draw:style-name="fr1" draw:name="graphics2" text:anchor-type="as-char" svg:width="4.1665in" svg:height="2.0626in" draw:z-index="36"><draw:image xlink:href="https://4.bp.blogspot.com/_syI_yyzTPG8/SnDVv_dqxtI/AAAAAAAAATU/sLtZ3WtOmUM/s400/lisp1.png" xlink:type="simple" xlink:show="embed" xlink:actuate="onLoad"/></draw:frame></draw:a></text:span><text:bookmark text:name="BLOGGER_PHOTO_ID_5364022176664700626"/><text:line-break/><text:line-break/><text:span text:style-name="T2">Lisp does not normally get more complicated than the parenthesis tokens and defining function bodies. A function/macro call and arguments. The arguments are normally separated by a variable number of spaces and may include calling another routine. That is the essence of functional programming. You have functions that return some value and can call other functions. You don't have to worry about Object creation syntax, for loop syntax, anonymous inner classes or things that you might encounter with Java. Here is some sample Java code. Look at all the tokens that part of the language.</text:span><text:line-break/><text:line-break/><text:span text:style-name="T6"><draw:a xlink:type="simple" xlink:href="https://1.bp.blogspot.com/_syI_yyzTPG8/SnDXLaWZmgI/AAAAAAAAATc/IH81_kDN5m8/s1600-h/java1.png"><draw:frame draw:style-name="fr1" draw:name="graphics3" text:anchor-type="as-char" svg:width="4.1665in" svg:height="2.1354in" draw:z-index="37"><draw:image xlink:href="https://1.bp.blogspot.com/_syI_yyzTPG8/SnDXLaWZmgI/AAAAAAAAATc/IH81_kDN5m8/s400/java1.png" xlink:type="simple" xlink:show="embed" xlink:actuate="onLoad"/></draw:frame></draw:a></text:span><text:bookmark text:name="BLOGGER_PHOTO_ID_5364023747250067970"/><text:line-break/><text:line-break/><text:span text:style-name="T2">Note: With this document, I tried not to position one language as better or worse than the other. Each technology that I mention has advantages and disadvantages for writing software. Each tool may give the developer productivity gains and some developers may never get used to changing to a new syntax, never truly realizing some of the intended benefits that the language has to offer. You will have to evaluate these languages (or not) on your own and make. I merely try to point out some of the similarities and some of the differences.</text:span><text:line-break/><text:line-break/><text:span text:style-name="T3">   </text:span><text:span text:style-name="T2">Lisp certainly suffers from that old adage, "easy to learn, may take a lifetime to master". It is easy to write Lisp code, it may take time to write readable, solid, idiomatic Lisp code. I am sure I will get many comments on how to write more idiomatic Clojure code even for these rudimentary examples. Luckily, Clojure has many of the functions that you will encounter with most other Lisp dialects. In Java or C++, you may be accustomed to the 'for loop' syntax. Here is the Clojure macro for building a list of elements.</text:span></text:p>
      <text:p text:style-name="P32"><text:span text:style-name="T21">;; Build a collection of random numbers</text:span></text:p>
      <text:p text:style-name="P40">(<text:span text:style-name="T17">for</text:span> [_ (range 100) ] (.nextInt random))</text:p>
      <text:p text:style-name="P9"><text:soft-page-break/><text:line-break/><text:span text:style-name="T11">For</text:span><text:span text:style-name="T10"> Clojure API Documentation: "List comprehension. Takes a vector of one or more binding-form/collection-expr pairs, each followed by zero or more modifiers, and yields a lazy sequence of evaluations of expr. Collections are iterated in a nested fashion, rightmost fastest, and nested coll-exprs can refer to bindings created in prior binding-forms."</text:span></text:p>
      <text:p text:style-name="P32"><text:span text:style-name="T21">;; Macro definition for 'for'</text:span></text:p>
      <text:p text:style-name="P23">(<text:span text:style-name="T17">defmacro</text:span> <text:span text:style-name="T19">for</text:span></text:p>
      <text:p text:style-name="P25"><text:s text:c="2"/><text:span text:style-name="T12">[seq-exprs body-expr]</text:span></text:p>
      <text:p text:style-name="P25"><text:s text:c="2"/><text:span text:style-name="T12">(assert-args for</text:span></text:p>
      <text:p text:style-name="P25"><text:s text:c="5"/><text:span text:style-name="T12">(vector? seq-exprs) </text:span><text:span text:style-name="T16">"a vector for its binding"</text:span></text:p>
      <text:p text:style-name="P25"><text:s text:c="5"/><text:span text:style-name="T12">(even? (count seq-exprs)) </text:span><text:span text:style-name="T16">"an even number of forms in binding vector"</text:span><text:span text:style-name="T12">)</text:span></text:p>
      <text:p text:style-name="P25"><text:s text:c="2"/><text:span text:style-name="T12">(</text:span><text:span text:style-name="T18">let</text:span><text:span text:style-name="T12"> [to-groups (</text:span><text:span text:style-name="T18">fn</text:span><text:span text:style-name="T12"> [seq-exprs]</text:span></text:p>
      <text:p text:style-name="P25"><text:s text:c="22"/><text:span text:style-name="T12">(reduce (</text:span><text:span text:style-name="T18">fn</text:span><text:span text:style-name="T12"> [groups [k v]]</text:span></text:p>
      <text:p text:style-name="P25"><text:s text:c="30"/><text:span text:style-name="T12">(</text:span><text:span text:style-name="T18">if</text:span><text:span text:style-name="T12"> (keyword? k)</text:span></text:p>
      <text:p text:style-name="P25"><text:s text:c="32"/><text:span text:style-name="T12">(conj (pop groups) (conj (peek groups) [k v]))</text:span></text:p>
      <text:p text:style-name="P25"><text:s text:c="32"/><text:span text:style-name="T12">(conj groups [k v])))</text:span></text:p>
      <text:p text:style-name="P25"><text:s text:c="30"/><text:span text:style-name="T12">[] (partition 2 seq-exprs)))</text:span></text:p>
      <text:p text:style-name="P25"><text:s text:c="8"/><text:span text:style-name="T12">err (</text:span><text:span text:style-name="T18">fn</text:span><text:span text:style-name="T12"> [&amp; msg] (throw (IllegalArgumentException. (apply str msg))))</text:span></text:p>
      <text:p text:style-name="P25"><text:s text:c="8"/><text:span text:style-name="T12">emit-bind (</text:span><text:span text:style-name="T18">fn</text:span><text:span text:style-name="T12"> </text:span><text:span text:style-name="T20">emit-bind</text:span><text:span text:style-name="T12"> [[[bind expr &amp; mod-pairs]</text:span></text:p>
      <text:p text:style-name="P25"><text:s text:c="34"/><text:span text:style-name="T12">&amp; [[_ next-expr] </text:span><text:span text:style-name="T29">:as</text:span><text:span text:style-name="T12"> next-groups]]]</text:span></text:p>
      <text:p text:style-name="P25"><text:s text:c="22"/><text:span text:style-name="T12">(</text:span><text:span text:style-name="T18">let</text:span><text:span text:style-name="T12"> [giter (gensym </text:span><text:span text:style-name="T16">"iter__"</text:span><text:span text:style-name="T12">)</text:span></text:p>
      <text:p text:style-name="P25"><text:s text:c="28"/><text:span text:style-name="T12">gxs (gensym </text:span><text:span text:style-name="T16">"s__"</text:span><text:span text:style-name="T12">)</text:span></text:p>
      <text:p text:style-name="P25"><text:s text:c="28"/><text:span text:style-name="T12">do-mod (</text:span><text:span text:style-name="T18">fn</text:span><text:span text:style-name="T12"> </text:span><text:span text:style-name="T20">do-mod</text:span><text:span text:style-name="T12"> [[[k v </text:span><text:span text:style-name="T29">:as</text:span><text:span text:style-name="T12"> pair] &amp; etc]]</text:span></text:p>
      <text:p text:style-name="P25"><text:s text:c="39"/><text:span text:style-name="T12">(</text:span><text:span text:style-name="T18">cond</text:span></text:p>
      <text:p text:style-name="P25"><text:s text:c="40"/><text:span text:style-name="T12">(= k </text:span><text:span text:style-name="T29">:let</text:span><text:span text:style-name="T12">) `(</text:span><text:span text:style-name="T18">let</text:span><text:span text:style-name="T12"> ~v ~(do-mod etc))</text:span></text:p>
      <text:p text:style-name="P25"><text:s text:c="40"/><text:span text:style-name="T12">(= k </text:span><text:span text:style-name="T29">:while</text:span><text:span text:style-name="T12">) `(</text:span><text:span text:style-name="T18">when</text:span><text:span text:style-name="T12"> ~v ~(do-mod etc))</text:span></text:p>
      <text:p text:style-name="P25"><text:s text:c="40"/><text:span text:style-name="T12">(= k </text:span><text:span text:style-name="T29">:when</text:span><text:span text:style-name="T12">) `(</text:span><text:span text:style-name="T18">if</text:span><text:span text:style-name="T12"> ~v</text:span></text:p>
      <text:p text:style-name="P25"><text:s text:c="55"/><text:span text:style-name="T12">~(do-mod etc)</text:span></text:p>
      <text:p text:style-name="P25"><text:s text:c="55"/><text:span text:style-name="T12">(</text:span><text:span text:style-name="T18">recur</text:span><text:span text:style-name="T12"> (rest ~gxs)))</text:span></text:p>
      <text:p text:style-name="P25"><text:s text:c="40"/><text:span text:style-name="T12">(keyword? k) (err </text:span><text:span text:style-name="T16">"Invalid 'for' keyword "</text:span><text:span text:style-name="T12"> k)</text:span></text:p>
      <text:p text:style-name="P25"><text:s text:c="40"/><text:span text:style-name="T12">next-groups</text:span></text:p>
      <text:p text:style-name="P25"><text:s text:c="40"/><text:span text:style-name="T12">`(</text:span><text:span text:style-name="T18">let</text:span><text:span text:style-name="T12"> [iterys# ~(emit-bind next-groups)</text:span></text:p>
      <text:p text:style-name="P25"><text:s text:c="47"/><text:span text:style-name="T12">fs# (seq (iterys# ~next-expr))]</text:span></text:p>
      <text:p text:style-name="P25"><text:s text:c="43"/><text:span text:style-name="T12">(</text:span><text:span text:style-name="T18">if</text:span><text:span text:style-name="T12"> fs#</text:span></text:p>
      <text:p text:style-name="P25"><text:s text:c="45"/><text:span text:style-name="T12">(concat fs# (~giter (rest ~gxs)))</text:span></text:p>
      <text:p text:style-name="P25"><text:s text:c="45"/><text:span text:style-name="T12">(</text:span><text:span text:style-name="T18">recur</text:span><text:span text:style-name="T12"> (rest ~gxs))))</text:span></text:p>
      <text:p text:style-name="P25"><text:s text:c="37"/><text:span text:style-name="T29">:else</text:span><text:span text:style-name="T12"> `(cons ~body-expr</text:span></text:p>
      <text:p text:style-name="P25"><text:s text:c="50"/><text:span text:style-name="T12">(~giter (rest ~gxs)))))]</text:span></text:p>
      <text:p text:style-name="P25"><text:s text:c="24"/><text:span text:style-name="T12">`(</text:span><text:span text:style-name="T18">fn</text:span><text:span text:style-name="T12"> </text:span><text:span text:style-name="T20">~giter</text:span><text:span text:style-name="T12"> [~gxs]</text:span></text:p>
      <text:p text:style-name="P25"><text:s text:c="25"/><text:span text:style-name="T12">(lazy-seq</text:span></text:p>
      <text:p text:style-name="P25"><text:s text:c="26"/><text:span text:style-name="T12">(</text:span><text:span text:style-name="T18">loop</text:span><text:span text:style-name="T12"> [~gxs ~gxs]</text:span></text:p>
      <text:p text:style-name="P25"><text:s text:c="28"/><text:span text:style-name="T12">(when-first [~bind ~gxs]</text:span></text:p>
      <text:p text:style-name="P25"><text:s text:c="40"/><text:span text:style-name="T12">~(do-mod mod-pairs)))))))]</text:span></text:p>
      <text:p text:style-name="P25"><text:s text:c="4"/><text:span text:style-name="T12">`(</text:span><text:span text:style-name="T18">let</text:span><text:span text:style-name="T12"> [iter# ~(emit-bind (to-groups seq-exprs))]</text:span></text:p>
      <text:p text:style-name="P25"><text:s text:c="7"/><text:span text:style-name="T12">(iter# ~(second seq-exprs)))))</text:span></text:p>
      <text:p text:style-name="P40"><text:span text:style-name="T21">;; END OF MACRO (code from core.clj, clojure source);;</text:span></text:p>
      <text:p text:style-name="P9"><text:line-break/><text:span text:style-name="T2">OK, that was a little daunting, but it is good to know the code for all of the Clojure source is freely available. This a yet another added benefit that you may not capitalize on, but all of the Clojure source is highly readable and lightweight. There are only 24k lines of Java code in the clojure.lang package. And only 7k lines of Clojure source in the core libray. I routinely make changes to the Clojure Java code to add trace logic. It took only 10 minutes to figure out where I needed to place my logic and then compile with my own Ant script. Imagine making similar changes to the Java API?</text:span><text:line-break/><text:line-break/><text:span text:style-name="T1">More on the Clojure, Java source for the performance tests</text:span><text:line-break/><text:line-break/><text:soft-page-break/><text:span text:style-name="T2">I used a simple format for the performance tests that I will present later in the document. I wrote or used existing code from a third-party and then ran the code. There may be many differences between the style of code. And the Clojure code may not be idiomatic. But it should be close. Here is the source for the Quick Sort, Clojure and Java:</text:span></text:p>
      <text:p text:style-name="P32"><text:span text:style-name="T21">;; Two versions of the Clojure Quick Sort:</text:span></text:p>
      <text:p text:style-name="P23">(<text:span text:style-name="T17">defn</text:span> <text:span text:style-name="T19">qsort</text:span> </text:p>
      <text:p text:style-name="P25"><text:s text:c="2"/><text:span text:style-name="T16">"Quick sort from rosetta code:</text:span></text:p>
      <text:p text:style-name="P28"><text:s/><text:span text:style-name="T12">http://rosettacode.org/wiki/Quicksort#Clojure"</text:span></text:p>
      <text:p text:style-name="P25"><text:s text:c="2"/><text:span text:style-name="T12">[[pvt &amp; rs]]</text:span></text:p>
      <text:p text:style-name="P25"><text:s text:c="2"/><text:span text:style-name="T12">(</text:span><text:span text:style-name="T18">if</text:span><text:span text:style-name="T12"> pvt</text:span></text:p>
      <text:p text:style-name="P25"><text:s text:c="4"/><text:span text:style-name="T12">`(~@(qsort (filter #(&lt; <text:s/>% pvt) rs))</text:span></text:p>
      <text:p text:style-name="P25"><text:s text:c="6"/><text:span text:style-name="T12">~pvt </text:span></text:p>
      <text:p text:style-name="P25"><text:s text:c="6"/><text:span text:style-name="T12">~@(qsort (filter #(&gt;= % pvt) rs)))))</text:span></text:p>
      <text:p text:style-name="P23">(<text:span text:style-name="T17">defn</text:span> <text:span text:style-name="T19">qsort-2</text:span> [[pivot &amp; xs]]</text:p>
      <text:p text:style-name="P25"><text:s text:c="2"/><text:span text:style-name="T12">(</text:span><text:span text:style-name="T18">when</text:span><text:span text:style-name="T12"> pivot</text:span></text:p>
      <text:p text:style-name="P25"><text:s text:c="4"/><text:span text:style-name="T12">(</text:span><text:span text:style-name="T18">let</text:span><text:span text:style-name="T12"> [smaller #(&lt; % pivot)]</text:span></text:p>
      <text:p text:style-name="P25"><text:s text:c="6"/><text:span text:style-name="T12">(lazy-cat (qsort-2 (filter smaller xs))</text:span></text:p>
      <text:p text:style-name="P25"><text:s text:c="16"/><text:span text:style-name="T12">[pivot]</text:span></text:p>
      <text:p text:style-name="P25"><text:s text:c="16"/><text:span text:style-name="T12">(qsort-2 (remove smaller xs))))))</text:span></text:p>
      <text:p text:style-name="P23">(<text:span text:style-name="T17">dotimes</text:span> [x 4]</text:p>
      <text:p text:style-name="P25"><text:s text:c="6"/><text:span text:style-name="T12">(println </text:span><text:span text:style-name="T16">"i: "</text:span><text:span text:style-name="T12"> (int (Math/pow 10.0 x)))</text:span></text:p>
      <text:p text:style-name="P25"><text:s text:c="4"/><text:span text:style-name="T12">(</text:span><text:span text:style-name="T18">time</text:span><text:span text:style-name="T12"> (count (qsort (</text:span><text:span text:style-name="T18">for</text:span><text:span text:style-name="T12"> [_ (range (int (Math/pow 10.0 x))) ] </text:span></text:p>
      <text:p text:style-name="P43"><text:s text:c="26"/><text:span text:style-name="T12">(.nextInt random))))))</text:span></text:p>
      <text:p text:style-name="Text_20_body"/>
      <text:p text:style-name="P32"><text:span text:style-name="T21">// JAVA VERSION OF QUICK SORT</text:span></text:p>
      <text:p text:style-name="P25"><text:s text:c="4"/><text:span text:style-name="T18">public</text:span><text:span text:style-name="T12"> </text:span><text:span text:style-name="T18">static</text:span><text:span text:style-name="T12"> </text:span><text:span text:style-name="T18">final</text:span><text:span text:style-name="T12"> </text:span><text:span text:style-name="T24">List</text:span><text:span text:style-name="T12"> </text:span><text:span text:style-name="T20">quicksort</text:span><text:span text:style-name="T12">(</text:span><text:span text:style-name="T18">final</text:span><text:span text:style-name="T12"> </text:span><text:span text:style-name="T24">List</text:span><text:span text:style-name="T12"> </text:span><text:span text:style-name="T26">arr</text:span><text:span text:style-name="T12">) {</text:span></text:p>
      <text:p text:style-name="P25"><text:s text:c="8"/><text:span text:style-name="T18">if</text:span><text:span text:style-name="T12"> (arr.size() &lt;= 1) {</text:span></text:p>
      <text:p text:style-name="P25"><text:s text:c="12"/><text:span text:style-name="T18">return</text:span><text:span text:style-name="T12"> arr;</text:span></text:p>
      <text:p text:style-name="P25"><text:s text:c="8"/><text:span text:style-name="T12">}</text:span></text:p>
      <text:p text:style-name="P25"><text:s text:c="8"/><text:span text:style-name="T24">Integer</text:span><text:span text:style-name="T12"> </text:span><text:span text:style-name="T26">pivot</text:span><text:span text:style-name="T12"> = (</text:span><text:span text:style-name="T24">Integer</text:span><text:span text:style-name="T12">) arr.get(0); </text:span><text:span text:style-name="T22">//This pivot can change to get faster results</text:span></text:p>
      <text:p text:style-name="P25"><text:s text:c="5"/></text:p>
      <text:p text:style-name="P25"><text:s text:c="8"/><text:span text:style-name="T24">List</text:span><text:span text:style-name="T12"> </text:span><text:span text:style-name="T26">less</text:span><text:span text:style-name="T12"> = </text:span><text:span text:style-name="T18">new</text:span><text:span text:style-name="T12"> </text:span><text:span text:style-name="T24">LinkedList</text:span><text:span text:style-name="T12">();</text:span></text:p>
      <text:p text:style-name="P25"><text:s text:c="8"/><text:span text:style-name="T24">List</text:span><text:span text:style-name="T12"> </text:span><text:span text:style-name="T26">pivotList</text:span><text:span text:style-name="T12"> = </text:span><text:span text:style-name="T18">new</text:span><text:span text:style-name="T12"> </text:span><text:span text:style-name="T24">LinkedList</text:span><text:span text:style-name="T12">();</text:span></text:p>
      <text:p text:style-name="P25"><text:s text:c="8"/><text:span text:style-name="T24">List</text:span><text:span text:style-name="T12"> </text:span><text:span text:style-name="T26">more</text:span><text:span text:style-name="T12"> = </text:span><text:span text:style-name="T18">new</text:span><text:span text:style-name="T12"> </text:span><text:span text:style-name="T24">LinkedList</text:span><text:span text:style-name="T12">();</text:span></text:p>
      <text:p text:style-name="P25"><text:s text:c="5"/></text:p>
      <text:p text:style-name="P25"><text:s text:c="8"/><text:span text:style-name="T22">// Partition</text:span></text:p>
      <text:p text:style-name="P25"><text:s text:c="8"/><text:span text:style-name="T18">for</text:span><text:span text:style-name="T12"> (</text:span><text:span text:style-name="T24">Iterator</text:span><text:span text:style-name="T12"> </text:span><text:span text:style-name="T26">it</text:span><text:span text:style-name="T12"> = arr.iterator(); it.hasNext();) {</text:span></text:p>
      <text:p text:style-name="P25"><text:s text:c="12"/><text:span text:style-name="T24">Integer</text:span><text:span text:style-name="T12"> </text:span><text:span text:style-name="T26">i</text:span><text:span text:style-name="T12"> = (</text:span><text:span text:style-name="T24">Integer</text:span><text:span text:style-name="T12">) it.next();</text:span></text:p>
      <text:p text:style-name="P25"><text:s text:c="12"/><text:span text:style-name="T18">if</text:span><text:span text:style-name="T12"> (i.compareTo(pivot) &lt; 0) {</text:span></text:p>
      <text:p text:style-name="P25"><text:s text:c="16"/><text:span text:style-name="T12">less.add(i);</text:span></text:p>
      <text:p text:style-name="P25"><text:s text:c="12"/><text:span text:style-name="T12">} </text:span><text:span text:style-name="T18">else</text:span><text:span text:style-name="T12"> </text:span><text:span text:style-name="T18">if</text:span><text:span text:style-name="T12"> (i.compareTo(pivot) &gt; 0) {</text:span></text:p>
      <text:p text:style-name="P25"><text:s text:c="16"/><text:span text:style-name="T12">more.add(i);</text:span></text:p>
      <text:p text:style-name="P25"><text:s text:c="12"/><text:span text:style-name="T12">} </text:span><text:span text:style-name="T18">else</text:span><text:span text:style-name="T12"> {</text:span></text:p>
      <text:p text:style-name="P25"><text:s text:c="16"/><text:span text:style-name="T12">pivotList.add(i);</text:span></text:p>
      <text:p text:style-name="P25"><text:s text:c="12"/><text:span text:style-name="T12">} </text:span><text:span text:style-name="T22">// End of the if - else //</text:span></text:p>
      <text:p text:style-name="P25"><text:s text:c="12"/></text:p>
      <text:p text:style-name="P25"><text:s text:c="8"/><text:span text:style-name="T12">} </text:span><text:span text:style-name="T22">// End of the for //</text:span></text:p>
      <text:p text:style-name="P25"><text:s text:c="5"/></text:p>
      <text:p text:style-name="P25"><text:s text:c="8"/><text:span text:style-name="T22">// Recursively sort sublists</text:span></text:p>
      <text:p text:style-name="P25"><text:s text:c="8"/><text:span text:style-name="T12">less = quicksort(less);</text:span></text:p>
      <text:p text:style-name="P25"><text:s text:c="8"/><text:span text:style-name="T12">more = quicksort(more);</text:span></text:p>
      <text:p text:style-name="P25"><text:s text:c="5"/></text:p>
      <text:p text:style-name="P25"><text:s text:c="8"/><text:span text:style-name="T22">// Concatenate results</text:span></text:p>
      <text:p text:style-name="P25"><text:s text:c="8"/><text:span text:style-name="T12">less.addAll(pivotList);</text:span></text:p>
      <text:p text:style-name="P25"><text:s text:c="8"/><text:span text:style-name="T12">less.addAll(more);</text:span></text:p>
      <text:p text:style-name="P25"><text:s text:c="8"/><text:span text:style-name="T18">return</text:span><text:span text:style-name="T12"> less;</text:span></text:p>
      <text:p text:style-name="P25"><text:soft-page-break/><text:s text:c="4"/><text:span text:style-name="T12">}</text:span></text:p>
      <text:p text:style-name="P40"><text:span text:style-name="T21">// END OF EXAMPLE <text:s text:c="3"/></text:span></text:p>
      <text:p text:style-name="P9"><text:line-break/><text:line-break/><text:span text:style-name="T1">Performance of Test 11, Sorting</text:span><text:line-break/><text:line-break/><text:span text:style-name="T10">How did the various languages perform?</text:span><text:line-break/><text:line-break/><text:span text:style-name="T6"><draw:a xlink:type="simple" xlink:href="https://4.bp.blogspot.com/_syI_yyzTPG8/SnDhboxfNZI/AAAAAAAAATk/4cyx7jJ4XLc/s1600-h/chart1_jruby.5.png"><draw:frame draw:style-name="fr1" draw:name="graphics4" text:anchor-type="as-char" svg:width="4.1665in" svg:height="3.1252in" draw:z-index="0"><draw:image xlink:href="https://4.bp.blogspot.com/_syI_yyzTPG8/SnDhboxfNZI/AAAAAAAAATk/4cyx7jJ4XLc/s400/chart1_jruby.5.png" xlink:type="simple" xlink:show="embed" xlink:actuate="onLoad"/></draw:frame></draw:a></text:span><text:bookmark text:name="BLOGGER_PHOTO_ID_5364035021115962770"/></text:p>
      <text:p text:style-name="P32">JavaTest <text:s text:c="2"/>PerformanceTime(ms)</text:p>
      <text:p text:style-name="P23">##### <text:s text:c="5"/>########### </text:p>
      <text:p text:style-name="P23">java11 <text:s text:c="4"/>1190.1847739999998 <text:s text:c="13"/></text:p>
      <text:p text:style-name="P23">jruby11 <text:s text:c="3"/>5068.168914 <text:s text:c="11"/></text:p>
      <text:p text:style-name="P40">clj11 <text:s text:c="5"/>11852.013362</text:p>
      <text:p text:style-name="P9"><text:line-break/><text:span text:style-name="T6"><draw:a xlink:type="simple" xlink:href="https://1.bp.blogspot.com/_syI_yyzTPG8/SnDjZbq5V3I/AAAAAAAAATs/zSVFbaJA924/s1600-h/line_clj_sort.1.png"><draw:frame draw:style-name="fr1" draw:name="graphics5" text:anchor-type="as-char" svg:width="4.1665in" svg:height="3.1252in" draw:z-index="1"><draw:image xlink:href="https://1.bp.blogspot.com/_syI_yyzTPG8/SnDjZbq5V3I/AAAAAAAAATs/zSVFbaJA924/s400/line_clj_sort.1.png" xlink:type="simple" xlink:show="embed" xlink:actuate="onLoad"/></draw:frame></draw:a></text:span><text:bookmark text:name="BLOGGER_PHOTO_ID_5364037182262171506"/><text:line-break/><text:soft-page-break/><text:line-break/><text:span text:style-name="T1">JRuby and Scala Source, Scala Performance for the Simple Quick Sort</text:span><text:line-break/><text:line-break/><text:span text:style-name="T1">On Scala</text:span><text:line-break/><text:line-break/><text:span text:style-name="T3">   </text:span><text:span text:style-name="T2">Scala was created in 2001 and is currently at version 2.7.5 as of 6/3/2009. Scala is a stark contrast to Clojure. David Pollak had this to say about Scala's type system, "Put another way, Scala is statically typed with optional duck typing... the opposite of Objective-C et. al. with their duck typing with optional static typing." Clojure on the other hand is dynamic in the sense that you don't have to explicitly define a type whenever you need to use a particular object, but you can define the type specification using type hints.</text:span></text:p>
      <text:p text:style-name="P32"><text:span text:style-name="T21">;; Notice, second version uses the String type hint</text:span></text:p>
      <text:p text:style-name="P23">(<text:span text:style-name="T17">defn</text:span> <text:span text:style-name="T19">str-split-refl</text:span> [s regex]</text:p>
      <text:p text:style-name="P25"><text:s text:c="6"/><text:span text:style-name="T12">(vec (</text:span><text:span text:style-name="T18">.</text:span><text:span text:style-name="T12"> s split regex)))</text:span></text:p>
      <text:p text:style-name="P23">(<text:span text:style-name="T17">defn</text:span> <text:span text:style-name="T19">str-split-fast</text:span> [<text:span text:style-name="T23">#^String</text:span> s regex]</text:p>
      <text:p text:style-name="P43"><text:s text:c="6"/><text:span text:style-name="T12">(vec (</text:span><text:span text:style-name="T18">.</text:span><text:span text:style-name="T12"> s split regex)))</text:span></text:p>
      <text:p text:style-name="P9"><text:line-break/><text:span text:style-name="T3">   </text:span><text:span text:style-name="T2">The above example presents two versions of a string split method, in Clojure. The second version use the String type hint to help the compiler determine the type for future calls in that function. On Scala's type system, </text:span><text:span text:style-name="T10">"Scala is equipped with an expressive type system that enforces statically that abstractions are used in a safe and coherent manner" [6]</text:span><text:line-break/><text:line-break/><text:span text:style-name="T1">When would you use a JVM language? (Scala, Clojure, or just Java)</text:span><text:line-break/><text:line-break/><text:span text:style-name="T2">Why even investigate a JVM language? What is the point? A programming language is like any other tool or library used to create and interact with other software or hardware components? If you work in a web or J2EE environment, you might write SQL code, define CSS scripts, write Javascript code, write HTML/XHTML. It isn't uncommon for web application developers to write Java, sql, css, javascript or HTML code. Sometimes all within the same day, sometimes during different phases of a project. That doesn't take into account the number libraries that you must normally learn, understand and work with. So, NOT learning a new JVM programming language just on the premise that it is something different, isn't a valid reason for not using it. People have asked me, would you use Clojure, Java, or Scala? I have used all three for small GUI projects. I have used Scala for the the backend API where I don't need to make small changes. I used Clojure because of the dynamic nature of the language. I can make many, quick incremental changes without having any major impact on the Scala backend API. Take the Java api for example. Most of the core library is set in stone. The java.lang.String class hasn't changed much in over a decade. I see Scala being used for those type of rigid API requirements. This doesn't mean that Clojure couldn't be used for this purpose, it just means that is how I have used Scala and it just seemed to fit because of how easy it is to call Scala from Java (Java interoperability), also because of the nature of Scala's types. Here is just one example on how I used Clojure. The code snippet below contains valid Clojure code used to develop a small GUI application. If you just look at it without understanding the syntax, the code below almost looks like a general purposed configuration file. Here I can easily modify the layout of my GUI window, buttons without ever really getting any complex language details. I am just looking at the data required to change my layout.</text:span><text:line-break/><text:line-break/><text:soft-page-break/><text:span text:style-name="T6"><draw:a xlink:type="simple" xlink:href="https://1.bp.blogspot.com/_syI_yyzTPG8/SnGrW4pGVqI/AAAAAAAAAXM/eb1sKcBoDFY/s1600-h/easy_clojure_conf.png"><draw:frame draw:style-name="fr1" draw:name="graphics6" text:anchor-type="as-char" svg:width="3.75in" svg:height="2.9374in" draw:z-index="2"><draw:image xlink:href="https://1.bp.blogspot.com/_syI_yyzTPG8/SnGrW4pGVqI/AAAAAAAAAXM/eb1sKcBoDFY/s400/easy_clojure_conf.png" xlink:type="simple" xlink:show="embed" xlink:actuate="onLoad"/></draw:frame></draw:a></text:span><text:bookmark text:name="BLOGGER_PHOTO_ID_5364257040825210530"/><text:line-break/><text:span text:style-name="T2">A blogger from creativekarma.com provided a list of some of Scala's features:</text:span></text:p>
      <text:p text:style-name="P34"><text:s text:c="4"/><text:span text:style-name="T12">* Conventional class types,</text:span></text:p>
      <text:p text:style-name="P25"><text:s text:c="4"/><text:span text:style-name="T12">* Value class types,</text:span></text:p>
      <text:p text:style-name="P25"><text:s text:c="4"/><text:span text:style-name="T12">* Nonnullable types,</text:span></text:p>
      <text:p text:style-name="P25"><text:s text:c="4"/><text:span text:style-name="T12">* Monad types,</text:span></text:p>
      <text:p text:style-name="P25"><text:s text:c="4"/><text:span text:style-name="T12">* Trait types,</text:span></text:p>
      <text:p text:style-name="P25"><text:s text:c="4"/><text:span text:style-name="T12">* Singleton object types (procedural modules, utility classes, etc.),</text:span></text:p>
      <text:p text:style-name="P25"><text:s text:c="4"/><text:span text:style-name="T12">* Compound types,</text:span></text:p>
      <text:p text:style-name="P25"><text:s text:c="4"/><text:span text:style-name="T12">* Functional types,</text:span></text:p>
      <text:p text:style-name="P25"><text:s text:c="4"/><text:span text:style-name="T12">* Case classes,</text:span></text:p>
      <text:p text:style-name="P25"><text:s text:c="4"/><text:span text:style-name="T12">* Path-dependent types,</text:span></text:p>
      <text:p text:style-name="P25"><text:s text:c="4"/><text:span text:style-name="T12">* Anonymous types,</text:span></text:p>
      <text:p text:style-name="P25"><text:s text:c="4"/><text:span text:style-name="T12">* Self types,</text:span></text:p>
      <text:p text:style-name="P25"><text:s text:c="4"/><text:span text:style-name="T12">* Type aliases,</text:span></text:p>
      <text:p text:style-name="P25"><text:s text:c="4"/><text:span text:style-name="T12">* Generic types,</text:span></text:p>
      <text:p text:style-name="P25"><text:s text:c="4"/><text:span text:style-name="T12">* Covariant generic types,</text:span></text:p>
      <text:p text:style-name="P25"><text:s text:c="4"/><text:span text:style-name="T12">* Contravariant generic types,</text:span></text:p>
      <text:p text:style-name="P25"><text:s text:c="4"/><text:span text:style-name="T12">* Bounded generic types,</text:span></text:p>
      <text:p text:style-name="P25"><text:s text:c="4"/><text:span text:style-name="T12">* Abstract types,</text:span></text:p>
      <text:p text:style-name="P25"><text:s text:c="4"/><text:span text:style-name="T12">* Existential types,</text:span></text:p>
      <text:p text:style-name="P25"><text:s text:c="4"/><text:span text:style-name="T12">* Implicit types,</text:span></text:p>
      <text:p text:style-name="P25"><text:s text:c="4"/><text:span text:style-name="T12">* Augmented types,</text:span></text:p>
      <text:p text:style-name="P25"><text:s text:c="4"/><text:span text:style-name="T12">* View bounded types, and</text:span></text:p>
      <text:p text:style-name="P43"><text:s text:c="4"/><text:span text:style-name="T12">* Structural types which allow a form of duck typing when all else fails." [8]</text:span></text:p>
      <text:p text:style-name="P32"><text:span text:style-name="T21">// Here is an Example Scala Quick Sort:</text:span></text:p>
      <text:p text:style-name="P25"><text:s/><text:span text:style-name="T22">// http://en.literateprograms.org/Quicksort_(Scala)</text:span></text:p>
      <text:p text:style-name="P25"><text:s/><text:span text:style-name="T22">// From scala home</text:span></text:p>
      <text:p text:style-name="P25"><text:s text:c="2"/><text:span text:style-name="T18">def</text:span><text:span text:style-name="T12"> </text:span><text:span text:style-name="T20">sort</text:span><text:span text:style-name="T12">[</text:span><text:span text:style-name="T24">A &lt;% Ordered[A]</text:span><text:span text:style-name="T12">](</text:span><text:span text:style-name="T26">xs</text:span><text:span text:style-name="T12">: </text:span><text:span text:style-name="T24">List[A]</text:span><text:span text:style-name="T12">):</text:span><text:span text:style-name="T24">List[A]</text:span><text:span text:style-name="T12"> = {</text:span></text:p>
      <text:p text:style-name="P25"><text:s text:c="4"/><text:span text:style-name="T18">if</text:span><text:span text:style-name="T12"> (xs.isEmpty || xs.tail.isEmpty) xs</text:span></text:p>
      <text:p text:style-name="P25"><text:s text:c="4"/><text:span text:style-name="T18">else</text:span><text:span text:style-name="T12"> { <text:s text:c="5"/></text:span></text:p>
      <text:p text:style-name="P25"><text:s text:c="6"/><text:span text:style-name="T18">val</text:span><text:span text:style-name="T12"> </text:span><text:span text:style-name="T26">pivot</text:span><text:span text:style-name="T12"> = xs( xs.length / 2) <text:s text:c="5"/></text:span></text:p>
      <text:p text:style-name="P25"><text:s text:c="6"/><text:span text:style-name="T22">// list partition</text:span></text:p>
      <text:p text:style-name="P25"><text:s text:c="6"/><text:span text:style-name="T22">// initialize boxes</text:span></text:p>
      <text:p text:style-name="P25"><text:s text:c="6"/><text:span text:style-name="T18">var</text:span><text:span text:style-name="T12"> </text:span><text:span text:style-name="T26">lows</text:span><text:span text:style-name="T12">: </text:span><text:span text:style-name="T24">List[A]</text:span><text:span text:style-name="T12"> = Nil</text:span></text:p>
      <text:p text:style-name="P25"><text:s text:c="6"/><text:span text:style-name="T18">var</text:span><text:span text:style-name="T12"> </text:span><text:span text:style-name="T26">mids</text:span><text:span text:style-name="T12">: </text:span><text:span text:style-name="T24">List[A]</text:span><text:span text:style-name="T12"> = Nil</text:span></text:p>
      <text:p text:style-name="P25"><text:s text:c="6"/><text:span text:style-name="T18">var</text:span><text:span text:style-name="T12"> </text:span><text:span text:style-name="T26">highs</text:span><text:span text:style-name="T12">: </text:span><text:span text:style-name="T24">List[A]</text:span><text:span text:style-name="T12"> = Nil <text:s text:c="5"/></text:span></text:p>
      <text:p text:style-name="P25"><text:s text:c="6"/><text:span text:style-name="T18">for</text:span><text:span text:style-name="T12">( </text:span><text:span text:style-name="T18">val</text:span><text:span text:style-name="T12"> </text:span><text:span text:style-name="T26">item</text:span><text:span text:style-name="T12"> &lt;- xs) {</text:span></text:p>
      <text:p text:style-name="P25"><text:s text:c="8"/><text:span text:style-name="T22">// classify item <text:s text:c="7"/></text:span></text:p>
      <text:p text:style-name="P25"><text:soft-page-break/><text:s text:c="8"/><text:span text:style-name="T18">if</text:span><text:span text:style-name="T12"> ( item == pivot) mids = item :: mids</text:span></text:p>
      <text:p text:style-name="P25"><text:s text:c="8"/><text:span text:style-name="T18">else</text:span><text:span text:style-name="T12"> </text:span><text:span text:style-name="T18">if</text:span><text:span text:style-name="T12"> (item &lt; pivot) lows = item :: lows</text:span></text:p>
      <text:p text:style-name="P25"><text:s text:c="8"/><text:span text:style-name="T18">else</text:span><text:span text:style-name="T12"> highs = item :: highs</text:span></text:p>
      <text:p text:style-name="P25"><text:s text:c="6"/><text:span text:style-name="T12">}</text:span></text:p>
      <text:p text:style-name="P25"><text:s text:c="6"/><text:span text:style-name="T22">// return sorted list appending chunks <text:s text:c="5"/></text:span></text:p>
      <text:p text:style-name="P25"><text:s text:c="6"/><text:span text:style-name="T12">sort(lows) ::: mids ::: sort(highs) </text:span></text:p>
      <text:p text:style-name="P25"><text:s text:c="4"/><text:span text:style-name="T12">}</text:span></text:p>
      <text:p text:style-name="P25"><text:s text:c="2"/><text:span text:style-name="T12">}</text:span></text:p>
      <text:p text:style-name="P25"><text:s text:c="2"/><text:span text:style-name="T22">// Running the sort and time</text:span></text:p>
      <text:p text:style-name="P25"><text:s text:c="2"/><text:span text:style-name="T18">def</text:span><text:span text:style-name="T12"> </text:span><text:span text:style-name="T20">run</text:span><text:span text:style-name="T12">(</text:span><text:span text:style-name="T26">n</text:span><text:span text:style-name="T12">:</text:span><text:span text:style-name="T24">Int</text:span><text:span text:style-name="T12">) = {</text:span></text:p>
      <text:p text:style-name="P25"><text:s text:c="4"/><text:span text:style-name="T18">val</text:span><text:span text:style-name="T12"> </text:span><text:span text:style-name="T26">start1</text:span><text:span text:style-name="T12"> = java.lang.System.nanoTime()</text:span></text:p>
      <text:p text:style-name="P25"><text:s text:c="4"/><text:span text:style-name="T22">//val l = repeat(n)(random.nextInt)</text:span></text:p>
      <text:p text:style-name="P25"><text:s text:c="4"/><text:span text:style-name="T18">val</text:span><text:span text:style-name="T12"> </text:span><text:span text:style-name="T26">l</text:span><text:span text:style-name="T12"> = initialize(n)</text:span></text:p>
      <text:p text:style-name="P25"><text:s text:c="4"/><text:span text:style-name="T18">val</text:span><text:span text:style-name="T12"> </text:span><text:span text:style-name="T26">l2</text:span><text:span text:style-name="T12"> = sort(l)</text:span></text:p>
      <text:p text:style-name="P25"><text:s text:c="4"/><text:span text:style-name="T18">val</text:span><text:span text:style-name="T12"> </text:span><text:span text:style-name="T26">d</text:span><text:span text:style-name="T12"> = l2.length</text:span></text:p>
      <text:p text:style-name="P25"><text:s text:c="4"/><text:span text:style-name="T18">val</text:span><text:span text:style-name="T12"> </text:span><text:span text:style-name="T26">z</text:span><text:span text:style-name="T12"> = d + 1</text:span></text:p>
      <text:p text:style-name="P25"><text:s text:c="4"/><text:span text:style-name="T18">val</text:span><text:span text:style-name="T12"> </text:span><text:span text:style-name="T26">end1</text:span><text:span text:style-name="T12"> = java.lang.System.nanoTime()</text:span></text:p>
      <text:p text:style-name="P25"><text:s text:c="4"/><text:span text:style-name="T18">val</text:span><text:span text:style-name="T12"> </text:span><text:span text:style-name="T26">diff</text:span><text:span text:style-name="T12"> = (end1 - start1) * 1e-6</text:span></text:p>
      <text:p text:style-name="P25"><text:s text:c="4"/><text:span text:style-name="T12">println(</text:span><text:span text:style-name="T16">"Elapsed Time: "</text:span><text:span text:style-name="T12"> + diff + </text:span><text:span text:style-name="T16">" ms "</text:span><text:span text:style-name="T12"> + z)</text:span></text:p>
      <text:p text:style-name="P25"><text:s text:c="2"/><text:span text:style-name="T12">}</text:span></text:p>
      <text:p text:style-name="P43"><text:s/><text:span text:style-name="T22">// End of scala example</text:span></text:p>
      <text:p text:style-name="P9"><text:line-break/><text:span text:style-name="T1">JRuby Quick Sort</text:span></text:p>
      <text:p text:style-name="P32"><text:span text:style-name="T21"># JRuby Sort Example:</text:span></text:p>
      <text:p text:style-name="P23"><text:span text:style-name="T17">class</text:span> <text:span text:style-name="T23">Array</text:span></text:p>
      <text:p text:style-name="P25"><text:s text:c="2"/><text:span text:style-name="T18">def</text:span><text:span text:style-name="T12"> </text:span><text:span text:style-name="T20">quick_sort</text:span></text:p>
      <text:p text:style-name="P25"><text:s text:c="4"/><text:span text:style-name="T18">return</text:span><text:span text:style-name="T12"> </text:span><text:span text:style-name="T26">self</text:span><text:span text:style-name="T12"> </text:span><text:span text:style-name="T18">if</text:span><text:span text:style-name="T12"> length &lt;= 1</text:span></text:p>
      <text:p text:style-name="P25"><text:s text:c="4"/><text:span text:style-name="T12">pivot = </text:span><text:span text:style-name="T26">self</text:span><text:span text:style-name="T12">[length / 2]</text:span></text:p>
      <text:p text:style-name="P25"><text:s text:c="4"/><text:span text:style-name="T18">return</text:span><text:span text:style-name="T12"> (find_all { |i| i &lt; <text:s/>pivot }).quick_sort +</text:span></text:p>
      <text:p text:style-name="P25"><text:s text:c="11"/><text:span text:style-name="T12">(find_all { |i| i == pivot }) +</text:span></text:p>
      <text:p text:style-name="P25"><text:s text:c="11"/><text:span text:style-name="T12">(find_all { |i| i &gt; <text:s/>pivot }).quick_sort</text:span></text:p>
      <text:p text:style-name="P25"><text:s text:c="2"/><text:span text:style-name="T18">end</text:span></text:p>
      <text:p text:style-name="P27">end</text:p>
      <text:p text:style-name="P23"><text:span text:style-name="T17">def</text:span> <text:span text:style-name="T19">runTest1a</text:span>(n)</text:p>
      <text:p text:style-name="P25"><text:s text:c="2"/><text:span text:style-name="T22"># Run the application</text:span></text:p>
      <text:p text:style-name="P25"><text:s text:c="2"/><text:span text:style-name="T12">start1 = java.lang.</text:span><text:span text:style-name="T24">System</text:span><text:span text:style-name="T12">.nanoTime()</text:span></text:p>
      <text:p text:style-name="P25"><text:s text:c="2"/><text:span text:style-name="T12">arr = </text:span><text:span text:style-name="T24">Array</text:span><text:span text:style-name="T12">.new</text:span></text:p>
      <text:p text:style-name="P25"><text:s text:c="2"/><text:span text:style-name="T12">(1..n).each {</text:span></text:p>
      <text:p text:style-name="P25"><text:s text:c="4"/><text:span text:style-name="T12">arr &lt;&lt; rand(100000)</text:span></text:p>
      <text:p text:style-name="P25"><text:s text:c="2"/><text:span text:style-name="T12">}</text:span></text:p>
      <text:p text:style-name="P25"><text:s text:c="2"/><text:span text:style-name="T12">res = arr.quick_sort</text:span></text:p>
      <text:p text:style-name="P25"><text:s text:c="2"/><text:span text:style-name="T12">end1 = java.lang.</text:span><text:span text:style-name="T24">System</text:span><text:span text:style-name="T12">.nanoTime()</text:span></text:p>
      <text:p text:style-name="P25"><text:s text:c="2"/><text:span text:style-name="T12">diff = (end1 - start1) * 1e-6 <text:s/></text:span></text:p>
      <text:p text:style-name="P25"><text:s text:c="2"/><text:span text:style-name="T12">puts </text:span><text:span text:style-name="T16">"Elapsed Time: </text:span><text:span text:style-name="T26">#{diff}</text:span><text:span text:style-name="T16"> ms"</text:span></text:p>
      <text:p text:style-name="P27">end</text:p>
      <text:p text:style-name="P40"><text:span text:style-name="T21"># End of Example</text:span></text:p>
      <text:p text:style-name="P9"><text:soft-page-break/><text:line-break/><text:span text:style-name="T6"><draw:a xlink:type="simple" xlink:href="https://1.bp.blogspot.com/_syI_yyzTPG8/SnDoxnDw0tI/AAAAAAAAAT0/jm1str__new/s1600-h/chart1_scala.5.png"><draw:frame draw:style-name="fr1" draw:name="graphics7" text:anchor-type="as-char" svg:width="4.1665in" svg:height="3.1252in" draw:z-index="3"><draw:image xlink:href="https://1.bp.blogspot.com/_syI_yyzTPG8/SnDoxnDw0tI/AAAAAAAAAT0/jm1str__new/s400/chart1_scala.5.png" xlink:type="simple" xlink:show="embed" xlink:actuate="onLoad"/></draw:frame></draw:a></text:span><text:bookmark text:name="BLOGGER_PHOTO_ID_5364043095194260178"/></text:p>
      <text:p text:style-name="P32">Test <text:s text:c="4"/>PerformanceTime(ms)</text:p>
      <text:p text:style-name="P23">##### <text:s text:c="3"/>########### </text:p>
      <text:p text:style-name="P23">java11 <text:s text:c="2"/>1190.1847739999998 <text:s text:c="13"/></text:p>
      <text:p text:style-name="P23">scala11 <text:s/>1989.283518 <text:s text:c="11"/></text:p>
      <text:p text:style-name="P40">clj11 <text:s text:c="3"/>11852.013362</text:p>
      <text:p text:style-name="P9"><text:line-break/><text:span text:style-name="T6"><draw:a xlink:type="simple" xlink:href="https://4.bp.blogspot.com/_syI_yyzTPG8/SnDpkGP9DHI/AAAAAAAAAT8/5DKCN-6w7dI/s1600-h/line_scala_freq.1.png"><draw:frame draw:style-name="fr1" draw:name="graphics8" text:anchor-type="as-char" svg:width="4.1665in" svg:height="3.1252in" draw:z-index="4"><draw:image xlink:href="https://4.bp.blogspot.com/_syI_yyzTPG8/SnDpkGP9DHI/AAAAAAAAAT8/5DKCN-6w7dI/s400/line_scala_freq.1.png" xlink:type="simple" xlink:show="embed" xlink:actuate="onLoad"/></draw:frame></draw:a></text:span><text:bookmark text:name="BLOGGER_PHOTO_ID_5364043962560351346"/><text:line-break/><text:line-break/><text:span text:style-name="T2">The line graph is a combination of Java, Scala, and Clojure execution times with an increasing number of random elements. Here are the results for the Clojure quick sort:</text:span></text:p>
      <text:p text:style-name="P32">iterat <text:s text:c="2"/>exectime(ms)</text:p>
      <text:p text:style-name="P23">##### <text:s text:c="3"/>#########</text:p>
      <text:p text:style-name="P23">81 <text:s text:c="6"/>8.019583</text:p>
      <text:p text:style-name="P23">243 <text:s text:c="5"/>16.82068</text:p>
      <text:p text:style-name="P23">729 <text:s text:c="5"/>69.767482</text:p>
      <text:p text:style-name="P23">2187 <text:s text:c="4"/>121.894408</text:p>
      <text:p text:style-name="P23"><text:soft-page-break/>6561 <text:s text:c="4"/>370.054832</text:p>
      <text:p text:style-name="P23">19683 <text:s text:c="3"/>1096.553958</text:p>
      <text:p text:style-name="P23">59049 <text:s text:c="3"/>3245.377605</text:p>
      <text:p text:style-name="P40">177147 <text:s text:c="2"/>11852.013362</text:p>
      <text:p text:style-name="P9"><text:line-break/><text:span text:style-name="T1">All Tests</text:span><text:line-break/><text:span text:style-name="T2">I ran 14 different tests, ranging from a simple hello world application to the wider finder test. The figure below depicts some of the results.</text:span><text:line-break/><text:span text:style-name="T6"><draw:a xlink:type="simple" xlink:href="https://4.bp.blogspot.com/_syI_yyzTPG8/SnGAbpuGzbI/AAAAAAAAAVk/vxDjoTxpfCE/s1600-h/chart1_clj.5.png"><draw:frame draw:style-name="fr1" draw:name="graphics9" text:anchor-type="as-char" svg:width="4.1665in" svg:height="3.1252in" draw:z-index="5"><draw:image xlink:href="https://4.bp.blogspot.com/_syI_yyzTPG8/SnGAbpuGzbI/AAAAAAAAAVk/vxDjoTxpfCE/s400/chart1_clj.5.png" xlink:type="simple" xlink:show="embed" xlink:actuate="onLoad"/></draw:frame></draw:a></text:span><text:bookmark text:name="BLOGGER_PHOTO_ID_5364209843719032242"/></text:p>
      <text:p text:style-name="P32">CljTest PerformanceTime(ms)</text:p>
      <text:p text:style-name="P23">##### ########### </text:p>
      <text:p text:style-name="P23">hello1 <text:s/>145.996411 <text:s text:c="3"/>Simple hello world test, more than 10k iterations <text:s text:c="14"/></text:p>
      <text:p text:style-name="P23">build2 <text:s/>3474.550155 <text:s text:c="2"/>Build large and small set of random strings</text:p>
      <text:p text:style-name="P23">str3 495.028198 <text:s text:c="3"/>Various string operations <text:s text:c="10"/></text:p>
      <text:p text:style-name="P23">euler4 <text:s/>341.872834 <text:s text:c="3"/>Euler problem number 1</text:p>
      <text:p text:style-name="P23">euler5 <text:s/>116.512002 <text:s text:c="3"/>Euler problem number 2</text:p>
      <text:p text:style-name="P23">str6 213.379223 <text:s text:c="3"/>Additional string operations</text:p>
      <text:p text:style-name="P23">math7 1212.796289 <text:s text:c="2"/>Misc Math operations, including sqrt and other calls <text:s text:c="11"/></text:p>
      <text:p text:style-name="P23">coll8 <text:s/>16356.185166 <text:s/>Collection operation, simple word frequency test</text:p>
      <text:p text:style-name="P23">frac9 <text:s/>354.23239 <text:s text:c="4"/>Mandelbrot fractal</text:p>
      <text:p text:style-name="P23">sort11 <text:s/>438.477163 <text:s text:c="3"/>Sorting routines, mostly quick sort</text:p>
      <text:p text:style-name="P23">vars12 <text:s/>9542.282043 <text:s text:c="2"/>Large and small object creation</text:p>
      <text:p text:style-name="P40">wide13 <text:s/>907.491465 <text:s text:c="3"/>Wide finder project, 10k and smaller number of lines</text:p>
      <text:p text:style-name="P9"><text:soft-page-break/><text:line-break/><text:span text:style-name="T6"><draw:a xlink:type="simple" xlink:href="https://1.bp.blogspot.com/_syI_yyzTPG8/SnGA-jGXOOI/AAAAAAAAAVs/p-EFGUCU9UU/s1600-h/chart1_java.5.png"><draw:frame draw:style-name="fr1" draw:name="graphics10" text:anchor-type="as-char" svg:width="4.1665in" svg:height="3.1252in" draw:z-index="6"><draw:image xlink:href="https://1.bp.blogspot.com/_syI_yyzTPG8/SnGA-jGXOOI/AAAAAAAAAVs/p-EFGUCU9UU/s400/chart1_java.5.png" xlink:type="simple" xlink:show="embed" xlink:actuate="onLoad"/></draw:frame></draw:a></text:span><text:bookmark text:name="BLOGGER_PHOTO_ID_5364210443237144802"/></text:p>
      <text:p text:style-name="P32">JavaTest <text:s/>PerformanceTime(ms)</text:p>
      <text:p text:style-name="P23">##### ########### </text:p>
      <text:p text:style-name="P23">hello1 <text:s/>27.110056 <text:s text:c="8"/>Simple hello world test, more than 10k iterations <text:s text:c="10"/></text:p>
      <text:p text:style-name="P23">build2 <text:s/>1940.5321219 <text:s text:c="5"/>Build large and small set of random strings <text:s text:c="3"/></text:p>
      <text:p text:style-name="P23">string3 1673.399982 <text:s text:c="6"/>Various string operations <text:s text:c="9"/></text:p>
      <text:p text:style-name="P23">euler4 <text:s/>23.101229 <text:s text:c="8"/>Euler problem number 1 <text:s text:c="10"/></text:p>
      <text:p text:style-name="P23">euler5 1.5945639999999 <text:s text:c="2"/>Euler problem number 2 <text:s text:c="10"/></text:p>
      <text:p text:style-name="P23">str6 436.737084 <text:s text:c="7"/>Additional string operations <text:s text:c="10"/></text:p>
      <text:p text:style-name="P23">math7 131.1656449998 <text:s text:c="3"/>Misc Math operations, including sqrt and other calls <text:s text:c="10"/></text:p>
      <text:p text:style-name="P23">coll8 <text:s/>972.775771 <text:s text:c="7"/>Collection operation, simple word frequency test <text:s text:c="5"/></text:p>
      <text:p text:style-name="P23">frac9 <text:s/>247.63905499998 <text:s text:c="2"/>Mandelbrot fractal <text:s text:c="9"/></text:p>
      <text:p text:style-name="P23">sort11 <text:s/>62.24679 <text:s text:c="9"/>Sorting routines, mostly quick sort <text:s text:c="13"/></text:p>
      <text:p text:style-name="P40">wide13 <text:s/>94.820562 <text:s text:c="8"/>Wide finder project, 10k and smaller number of lines </text:p>
      <text:p text:style-name="P9"><text:line-break/><text:line-break/><text:span text:style-name="T6"><draw:a xlink:type="simple" xlink:href="https://1.bp.blogspot.com/_syI_yyzTPG8/SnGGZ_nGtAI/AAAAAAAAAWE/AQeO-xjPCFQ/s1600-h/chart1_java.5.png"><draw:frame draw:style-name="fr1" draw:name="graphics11" text:anchor-type="as-char" svg:width="4.1665in" svg:height="3.1252in" draw:z-index="7"><draw:image xlink:href="https://1.bp.blogspot.com/_syI_yyzTPG8/SnGGZ_nGtAI/AAAAAAAAAWE/AQeO-xjPCFQ/s400/chart1_java.5.png" xlink:type="simple" xlink:show="embed" xlink:actuate="onLoad"/></draw:frame></draw:a></text:span><text:bookmark text:name="BLOGGER_PHOTO_ID_5364216412305273858"/><text:line-break/><text:soft-page-break/><text:line-break/><text:span text:style-name="T6"><draw:a xlink:type="simple" xlink:href="https://4.bp.blogspot.com/_syI_yyzTPG8/SnGF2MBcLKI/AAAAAAAAAV8/0PwyGzSWAPM/s1600-h/chart1_jruby.5.png"><draw:frame draw:style-name="fr1" draw:name="graphics12" text:anchor-type="as-char" svg:width="4.1665in" svg:height="3.1252in" draw:z-index="8"><draw:image xlink:href="https://4.bp.blogspot.com/_syI_yyzTPG8/SnGF2MBcLKI/AAAAAAAAAV8/0PwyGzSWAPM/s400/chart1_jruby.5.png" xlink:type="simple" xlink:show="embed" xlink:actuate="onLoad"/></draw:frame></draw:a></text:span><text:bookmark text:name="BLOGGER_PHOTO_ID_5364215797161667746"/><text:line-break/><text:line-break/><text:span text:style-name="T1">Source for Results and Code</text:span><text:line-break/><text:line-break/><text:span text:style-name="T2">All of the source is available (common document license/BSD license) through the google-code browsable SVN URL. Download the results, language source code or gnuplot source. Unfortunately, this data is spread out haphazardly throughout the repository.</text:span><text:line-break/><text:line-break/><text:a xlink:type="simple" xlink:href="http://jvmnotebook.googlecode.com/svn/trunk/clojure/perf_memory/docs" text:style-name="Internet_20_link" text:visited-style-name="Visited_20_Internet_20_Link"><text:span text:style-name="T7">JVM Notebook - Test Results, Charts and Gnuplot scripts</text:span></text:a><text:line-break/><text:line-break/><text:a xlink:type="simple" xlink:href="http://jvmnotebook.googlecode.com/svn/trunk/clojure/perf_memory/src" text:style-name="Internet_20_link" text:visited-style-name="Visited_20_Internet_20_Link"><text:span text:style-name="T7">JVM Notebook - Java, Clojure, JRuby, Scala Source</text:span></text:a><text:line-break/><text:line-break/><text:span text:style-name="T1">On Garbage Collection</text:span><text:line-break/><text:line-break/><text:span text:style-name="T10">"If the garbage collector has become a bottleneck, you may wish to customize the generation sizes. Check the verbose garbage collector output, and then explore the sensitivity of your individual performance metric to the garbage collector parameters."</text:span><text:span text:style-name="T3"> </text:span><text:span text:style-name="T2">-- Tuning Garbage Collection [4]</text:span><text:line-break/><text:line-break/><text:span text:style-name="T6"><draw:a xlink:type="simple" xlink:href="https://3.bp.blogspot.com/_syI_yyzTPG8/SnFOYmjtRHI/AAAAAAAAAUE/tb29XHqasSc/s1600-h/fig3.gif"><draw:frame draw:style-name="fr1" draw:name="graphics13" text:anchor-type="as-char" svg:width="4.1665in" svg:height="2.2709in" draw:z-index="9"><draw:image xlink:href="https://3.bp.blogspot.com/_syI_yyzTPG8/SnFOYmjtRHI/AAAAAAAAAUE/tb29XHqasSc/s400/fig3.gif" xlink:type="simple" xlink:show="embed" xlink:actuate="onLoad"/></draw:frame></draw:a></text:span><text:bookmark text:name="BLOGGER_PHOTO_ID_5364154815749112946"/><text:line-break/><text:line-break/><text:span text:style-name="T10">The default arrangement of generations (for all collectors with the exception of the throughput collector) looks something like this.</text:span></text:p>
      <text:p text:style-name="P32"><text:soft-page-break/>Here is some output from the garbage colection report:</text:p>
      <text:p text:style-name="P23">...</text:p>
      <text:p text:style-name="P23">[GC 1277K-&gt;390K(5056K), 0.0006050 secs]</text:p>
      <text:p text:style-name="P23">[GC 1286K-&gt;399K(5056K), 0.0005540 secs]</text:p>
      <text:p text:style-name="P23">[GC 1294K-&gt;407K(5056K), 0.0005580 secs]</text:p>
      <text:p text:style-name="P23">[GC 1303K-&gt;416K(5056K), 0.0009580 secs]</text:p>
      <text:p text:style-name="P23">[GC 1311K-&gt;424K(5056K), 0.0006540 secs]</text:p>
      <text:p text:style-name="P23">[GC 1320K-&gt;431K(5056K), 0.0007520 secs]</text:p>
      <text:p text:style-name="P23">[GC 1327K-&gt;431K(5056K), 0.0012980 secs]</text:p>
      <text:p text:style-name="P23">...</text:p>
      <text:p text:style-name="P40">...</text:p>
      <text:p text:style-name="P9"><text:line-break/><text:span text:style-name="T10">"With the line below, indicate the combined size of live objects before and after garbage collection, respectively. After minor collections the count includes objects that aren't necessarily alive but can't be reclaimed, either because they are directly alive, or because they are within or referenced from the tenured generation. The number in parenthesis"<text:line-break/></text:span><text:line-break/><text:span text:style-name="T10">(776768K)(in the first line)<text:line-break/><text:line-break/>"is the total available space, not counting the space in the permanent generation, which is the total heap minus one of the survivor spaces. The minor collection took about a quarter of a second."</text:span><text:span text:style-name="T3"> </text:span><text:span text:style-name="T2">[5]</text:span><text:line-break/><text:line-break/><text:span text:style-name="T10">The usage of the entire heap was reduced to about 51%<text:line-break/><text:line-break/>196016K-&gt;133633K(261184K)</text:span><text:line-break/><text:line-break/><text:span text:style-name="T2">The output is generated with the 'verbosegc' and other JVM options:</text:span><text:line-break/><text:span text:style-name="T2">(Note: The duplicated 'verbosegc' options gives more information about the garbage collecting)</text:span><text:line-break/><text:line-break/><text:span text:style-name="Strong_20_Emphasis"><text:span text:style-name="T10">java -verbosegc -verbosegc -verbosegc -XX:+PrintGCDetails -XX:+PrintGCTimeStamps CrashJVM -Xms24m -Xmx32m &gt; gc_anal.txt</text:span></text:span><text:line-break/><text:line-break/><text:span text:style-name="T2">There are 1400 data points in the output file and in the image for the Clojure sort example. Each GC line in the gc_anal analysis file contains GC information about a minor garbage collection.</text:span></text:p>
      <text:p text:style-name="P32"><text:span text:style-name="T30">[</text:span>GC [&lt;collector&gt;: &lt;starting occupancy1&gt; -&gt; &lt;ending occupancy1&gt;, &lt;pause time1&gt; secs] </text:p>
      <text:p text:style-name="P43"><text:s text:c="4"/><text:span text:style-name="T12">&lt;starting occupancy3&gt; -&gt; &lt;ending occupancy3&gt;, &lt;pause time3&gt; secs</text:span><text:span text:style-name="T13">]</text:span></text:p>
      <text:p text:style-name="P9"><text:line-break/><text:span text:style-name="T10">"If the incremental collection of the tenured generation cannot be completed before tenured generation is full, a major collection occurs and is indicated in the verbosegc output by the 'MSC' in the output."</text:span></text:p>
      <text:p text:style-name="P32">&lt;starting occupancy1&gt; is the occupancy of the young generation </text:p>
      <text:p text:style-name="P25"><text:s text:c="3"/><text:span text:style-name="T12">before the collection</text:span></text:p>
      <text:p text:style-name="P23">&lt;ending occupancy1&gt; is the occupancy of the young generation </text:p>
      <text:p text:style-name="P25"><text:s text:c="3"/><text:span text:style-name="T12">after the collection</text:span></text:p>
      <text:p text:style-name="P23">&lt;starting occupancy3&gt; is the occupancy of the entire heap </text:p>
      <text:p text:style-name="P25"><text:s text:c="3"/><text:span text:style-name="T12">before the collection</text:span></text:p>
      <text:p text:style-name="P23">&lt;ending occupancy3&gt; is the occupancy of the entire heap </text:p>
      <text:p text:style-name="P43"><text:s text:c="2"/><text:span text:style-name="T12">after the collection</text:span></text:p>
      <text:p text:style-name="P9"><text:line-break/><text:a xlink:type="simple" xlink:href="http://java.sun.com/docs/hotspot/gc1.4.2/example.html" text:style-name="Internet_20_link" text:visited-style-name="Visited_20_Internet_20_Link"><text:span text:style-name="T7">see http://java.sun.com/docs/hotspot/gc1.4.2/example.html</text:span></text:a><text:line-break/><text:line-break/><text:span text:style-name="T10">Our GC chart will only show 'used memory after the minor GC' and the total available memory after.</text:span><text:line-break/><text:line-break/><text:soft-page-break/><text:span text:style-name="T6"><draw:a xlink:type="simple" xlink:href="https://4.bp.blogspot.com/_syI_yyzTPG8/SnFbDmrSQXI/AAAAAAAAAUM/cCi0XVbw9KA/s1600-h/gc_1_11_sort_clj.png"><draw:frame draw:style-name="fr1" draw:name="graphics14" text:anchor-type="as-char" svg:width="4.1665in" svg:height="3.1252in" draw:z-index="10"><draw:image xlink:href="https://4.bp.blogspot.com/_syI_yyzTPG8/SnFbDmrSQXI/AAAAAAAAAUM/cCi0XVbw9KA/s400/gc_1_11_sort_clj.png" xlink:type="simple" xlink:show="embed" xlink:actuate="onLoad"/></draw:frame></draw:a></text:span><text:bookmark text:name="BLOGGER_PHOTO_ID_5364168748654805362"/><text:line-break/><text:line-break/><text:span text:style-name="T2">Here is the gnuplot representation of the used memory and total available after a minor garbage collection. There were 1400 data points in the clojure test. This is after running the quick sort code above.</text:span></text:p>
      <text:p text:style-name="P32">Data Points used in graph:</text:p>
      <text:p text:style-name="P23">used after gc | total after gc</text:p>
      <text:p text:style-name="P23">...</text:p>
      <text:p text:style-name="P23">...</text:p>
      <text:p text:style-name="P23">26605 32576</text:p>
      <text:p text:style-name="P23">26744 32576</text:p>
      <text:p text:style-name="P23">27180 32576</text:p>
      <text:p text:style-name="P23">27190 32576</text:p>
      <text:p text:style-name="P23">27362 32576</text:p>
      <text:p text:style-name="P23">27551 32576</text:p>
      <text:p text:style-name="P23">line: 1421 -- 27684 32576</text:p>
      <text:p text:style-name="P40">line: 1422 -- 27843 32576</text:p>
      <text:p text:style-name="P9"><text:line-break/><text:span text:style-name="T2">The results for the pure Java version are presented below:</text:span><text:line-break/><text:line-break/><text:soft-page-break/><text:span text:style-name="T6"><draw:a xlink:type="simple" xlink:href="https://4.bp.blogspot.com/_syI_yyzTPG8/SnFdHKrIuKI/AAAAAAAAAUU/CnHOssRvwbs/s1600-h/gc_2_java_sort.png"><draw:frame draw:style-name="fr1" draw:name="graphics15" text:anchor-type="as-char" svg:width="4.1665in" svg:height="3.1252in" draw:z-index="11"><draw:image xlink:href="https://4.bp.blogspot.com/_syI_yyzTPG8/SnFdHKrIuKI/AAAAAAAAAUU/CnHOssRvwbs/s400/gc_2_java_sort.png" xlink:type="simple" xlink:show="embed" xlink:actuate="onLoad"/></draw:frame></draw:a></text:span><text:bookmark text:name="BLOGGER_PHOTO_ID_5364171008880720034"/><text:line-break/><text:span text:style-name="T2">Scala results, 250+ minor garbage collections.</text:span><text:line-break/><text:span text:style-name="T6"><draw:a xlink:type="simple" xlink:href="https://4.bp.blogspot.com/_syI_yyzTPG8/SnFe6Tz_LWI/AAAAAAAAAUc/lAd3bYTN-sM/s1600-h/gc_3_11_scala.png"><draw:frame draw:style-name="fr1" draw:name="graphics16" text:anchor-type="as-char" svg:width="4.1665in" svg:height="3.1252in" draw:z-index="12"><draw:image xlink:href="https://4.bp.blogspot.com/_syI_yyzTPG8/SnFe6Tz_LWI/AAAAAAAAAUc/lAd3bYTN-sM/s400/gc_3_11_scala.png" xlink:type="simple" xlink:show="embed" xlink:actuate="onLoad"/></draw:frame></draw:a></text:span><text:bookmark text:name="BLOGGER_PHOTO_ID_5364172987018718562"/><text:line-break/><text:line-break/><text:span text:style-name="T1">Large Objects</text:span><text:line-break/><text:line-break/><text:span text:style-name="T2">The quick sort example is not a good test to really push the garbage collector. Here is another test, one with Clojure and one with Java. I instantiate a large number of large objects and do the same for small objects. The garbage collector is better at handling smaller objects and consequently not as good at handling large objects (using the default GC rules). So, if you are looking at performance issues, you might look at how often large objects are being created and how long you are holding onto those objects. It is better to create many small objects and retain them for a short time than creating a few number large objects and retaining them for a long time. For example, I guess it is better to write short, static, utility methods and only create objects local to that method. "Large objects might be too big for Eden and will go directly to the old generation area; they will take longer to initialize (when setting fields to their default values such as null and zero); and they might cause fragmentation" [6]. A large object is one that the size of the allocation of the large object within a memory heap exceeds a maximum contiguous free space within the Java heap.</text:span><text:line-break/><text:line-break/><text:span text:style-name="T2">I attempted to create a large object that had many fields with lots of String data. Using my approximate sizeof utility method, it looks like it takes 800kb to create this object.</text:span></text:p>
      <text:p text:style-name="P32"><text:soft-page-break/>private Object obj5b = StringUtils.concat(StringUtils.randomString(random, (14 * kb)), </text:p>
      <text:p text:style-name="P43"><text:s text:c="2"/><text:span text:style-name="T12">StringUtils.randomString(random, (14 * kb))); </text:span></text:p>
      <text:p text:style-name="P9"><text:line-break/><text:span text:style-name="T6"><draw:a xlink:type="simple" xlink:href="https://4.bp.blogspot.com/_syI_yyzTPG8/SnFlFsxmj0I/AAAAAAAAAUk/mu0Qefs3RIs/s1600-h/large1.png"><draw:frame draw:style-name="fr1" draw:name="graphics17" text:anchor-type="as-char" svg:width="4.1665in" svg:height="2.75in" draw:z-index="13"><draw:image xlink:href="https://4.bp.blogspot.com/_syI_yyzTPG8/SnFlFsxmj0I/AAAAAAAAAUk/mu0Qefs3RIs/s400/large1.png" xlink:type="simple" xlink:show="embed" xlink:actuate="onLoad"/></draw:frame></draw:a></text:span><text:bookmark text:name="BLOGGER_PHOTO_ID_5364179779767930690"/><text:line-break/><text:line-break/><text:span text:style-name="T2">With this code, there were 4700 minor garbage collections. It was interesting that total available memory never goes over 14mb. Here is the final console system output after running the program. The last line shows the used memory and total available JVM memory.</text:span></text:p>
      <text:p text:style-name="P32">53.236: [GC 53.236: [DefNew: 542K-&gt;28K(576K), 0.0002510 secs] 2155K-&gt;1642K(4448K), 0.0002997 secs]</text:p>
      <text:p text:style-name="P23">53.243: [GC 53.244: [DefNew: 540K-&gt;25K(576K), 0.0002716 secs] 2154K-&gt;1639K(4448K), 0.0003217 secs]</text:p>
      <text:p text:style-name="P23">53.252: [GC 53.252: [DefNew: 537K-&gt;18K(576K), 0.0002698 secs] 2151K-&gt;1631K(4448K), 0.0003206 secs]</text:p>
      <text:p text:style-name="P23">"Elapsed time: 9691.390453 msecs"</text:p>
      <text:p text:style-name="P23">Done</text:p>
      <text:p text:style-name="P23">Performing simple garbage collection cooldown</text:p>
      <text:p text:style-name="P23">(used:2M/2M [4M,31M ])</text:p>
      <text:p text:style-name="P23">(used:2M/2M [4M,31M ])</text:p>
      <text:p text:style-name="P23">Format for the memory usage line (clojure source to create the line):</text:p>
      <text:p text:style-name="P23">(defn *memory-usage* []</text:p>
      <text:p text:style-name="P43"><text:s text:c="2"/><text:span text:style-name="T12">(str "(used:" (*used-memory-m*) "M/" (*free-memory-m*) "M [" (*total-memory-m*) "M," (*max-memory-m*) "M ])"))</text:span></text:p>
      <text:p text:style-name="P9"><text:soft-page-break/><text:line-break/><text:span text:style-name="T6"><draw:a xlink:type="simple" xlink:href="https://4.bp.blogspot.com/_syI_yyzTPG8/SnFpUYLfUNI/AAAAAAAAAU0/mGgB4h9-zMg/s1600-h/gc_5_vars_clj.png"><draw:frame draw:style-name="fr1" draw:name="graphics18" text:anchor-type="as-char" svg:width="4.1665in" svg:height="3.1252in" draw:z-index="14"><draw:image xlink:href="https://4.bp.blogspot.com/_syI_yyzTPG8/SnFpUYLfUNI/AAAAAAAAAU0/mGgB4h9-zMg/s400/gc_5_vars_clj.png" xlink:type="simple" xlink:show="embed" xlink:actuate="onLoad"/></draw:frame></draw:a></text:span><text:bookmark text:name="BLOGGER_PHOTO_ID_5364184429983912146"/><text:line-break/><text:span text:style-name="T2">Shown below is the output for the Java test:</text:span></text:p>
      <text:p text:style-name="P32">...</text:p>
      <text:p text:style-name="P23">87.459: [GC 87.459: [DefNew: 441K-&gt;48K(640K), 0.0002922 secs] 5147K-&gt;4905K(8968K), 0.0003323 secs]</text:p>
      <text:p text:style-name="P23">87.468: [GC 87.468: [DefNew: 624K-&gt;64K(640K), 0.0004192 secs] 5481K-&gt;5217K(8968K), 0.0004631 secs]</text:p>
      <text:p text:style-name="P23">87.470: [GC 87.470: [DefNew: 213K-&gt;51K(640K), 0.0002372 secs] 5367K-&gt;5269K(8968K), 0.0002763 secs]</text:p>
      <text:p text:style-name="P23">87.473: [GC 87.473: [DefNew: 627K-&gt;11K(640K), 0.0003707 secs] 5845K-&gt;5774K(8968K), 0.0004112 secs]</text:p>
      <text:p text:style-name="P23">Elapsed time: 47982.607108 msecs</text:p>
      <text:p text:style-name="P23">(used:5M/3M [8M,31M ])</text:p>
      <text:p text:style-name="P23">(used:5M/3M [8M,31M ])</text:p>
      <text:p text:style-name="P23">(used:5M/3M [8M,31M ])</text:p>
      <text:p text:style-name="P40">Done</text:p>
      <text:p text:style-name="P9"><text:soft-page-break/><text:line-break/><text:span text:style-name="T6"><draw:a xlink:type="simple" xlink:href="https://3.bp.blogspot.com/_syI_yyzTPG8/SnFtdbEWWJI/AAAAAAAAAVM/6XcNvPX-APQ/s1600-h/gc_1_j_vars.png"><draw:frame draw:style-name="fr1" draw:name="graphics19" text:anchor-type="as-char" svg:width="4.1665in" svg:height="3.1252in" draw:z-index="15"><draw:image xlink:href="https://3.bp.blogspot.com/_syI_yyzTPG8/SnFtdbEWWJI/AAAAAAAAAVM/6XcNvPX-APQ/s400/gc_1_j_vars.png" xlink:type="simple" xlink:show="embed" xlink:actuate="onLoad"/></draw:frame></draw:a></text:span><text:bookmark text:name="BLOGGER_PHOTO_ID_5364188983424604306"/><text:line-break/><text:line-break/><text:span text:style-name="T2">So far, we have only shown information on minor garbage collections. Here are the results of the major collects. The major collection are delineated by Tenured.</text:span></text:p>
      <text:p text:style-name="P38">3.657: [GC 3.657: [DefNew: 568K-&gt;63K(576K), 0.0003546 secs]3.658: [Tenured: 7464K-&gt;506K(7508K), 0.0117550 secs] 7934K-&gt;506K(8084K), 0.0122011 secs]</text:p>
      <text:p text:style-name="P9"><text:line-break/><text:span text:style-name="T2">You can see, major garbage collects seem to take more time and there are fewer of them in this result set.</text:span></text:p>
      <text:p text:style-name="P32">...</text:p>
      <text:p text:style-name="P23">1167 4000</text:p>
      <text:p text:style-name="P23">1235 4000</text:p>
      <text:p text:style-name="P23">1193 4000</text:p>
      <text:p text:style-name="P40">line: 156 -- 1260 4000</text:p>
      <text:p text:style-name="P9"><text:line-break/><text:span text:style-name="T6"><draw:a xlink:type="simple" xlink:href="https://2.bp.blogspot.com/_syI_yyzTPG8/SnF0wqZcc8I/AAAAAAAAAVU/1UNgxYxrcvQ/s1600-h/gc_7_full.png"><draw:frame draw:style-name="fr1" draw:name="graphics20" text:anchor-type="as-char" svg:width="4.1665in" svg:height="3.1252in" draw:z-index="16"><draw:image xlink:href="https://2.bp.blogspot.com/_syI_yyzTPG8/SnF0wqZcc8I/AAAAAAAAAVU/1UNgxYxrcvQ/s400/gc_7_full.png" xlink:type="simple" xlink:show="embed" xlink:actuate="onLoad"/></draw:frame></draw:a></text:span><text:bookmark text:name="BLOGGER_PHOTO_ID_5364197010538525634"/><text:line-break/><text:soft-page-break/><text:line-break/><text:span text:style-name="T2">And the Java results. There were 440+ GC collects.</text:span><text:line-break/><text:span text:style-name="T6"><draw:a xlink:type="simple" xlink:href="https://1.bp.blogspot.com/_syI_yyzTPG8/SnF2KEElLmI/AAAAAAAAAVc/12OkmQM2a08/s1600-h/gc_8_full.png"><draw:frame draw:style-name="fr1" draw:name="graphics21" text:anchor-type="as-char" svg:width="4.1665in" svg:height="3.1252in" draw:z-index="17"><draw:image xlink:href="https://1.bp.blogspot.com/_syI_yyzTPG8/SnF2KEElLmI/AAAAAAAAAVc/12OkmQM2a08/s400/gc_8_full.png" xlink:type="simple" xlink:show="embed" xlink:actuate="onLoad"/></draw:frame></draw:a></text:span><text:bookmark text:name="BLOGGER_PHOTO_ID_5364198546438696546"/><text:line-break/><text:line-break/><text:span text:style-name="T1">Additional Tools</text:span><text:line-break/><text:span text:style-name="T6"><draw:a xlink:type="simple" xlink:href="https://3.bp.blogspot.com/_syI_yyzTPG8/SnL4T52TvPI/AAAAAAAAAX8/kgWe7is_zlE/s1600-h/jrat_home.png"><draw:frame draw:style-name="fr1" draw:name="graphics22" text:anchor-type="as-char" svg:width="4.1665in" svg:height="2.3228in" draw:z-index="18"><draw:image xlink:href="https://3.bp.blogspot.com/_syI_yyzTPG8/SnL4T52TvPI/AAAAAAAAAX8/kgWe7is_zlE/s400/jrat_home.png" xlink:type="simple" xlink:show="embed" xlink:actuate="onLoad"/></draw:frame></draw:a></text:span><text:bookmark text:name="BLOGGER_PHOTO_ID_5364623126981491954"/><text:line-break/><text:line-break/><text:span text:style-name="T2">There is no shortage of tools for monitoring JVM performance. Mature, open and proprietary monitoring applications are available. Most of them focus garbage collection, heap memory, cpu monitoring, and method trace calls. The netbeans monitor, Sun's jconsole, jrat, and the Eclipse memory analysis tool are a few that I have used recently.</text:span><text:line-break/><text:line-break/><text:span text:style-name="T1">Looking at the top objects with the test examples</text:span><text:line-break/><text:line-break/><text:span text:style-name="T2">The chart report output from Eclipse's Memory Analysis Tool is depicted below. The overview contains the number of objects, number classes and classloader. The MAT tool also looks at potential memory leaks and the objects that are causing the problem, "biggest consumers" and a heap object histogram. To generate the data, we simply generate a heap dump and open the heap dump file.</text:span><text:line-break/><text:line-break/><text:soft-page-break/><text:span text:style-name="T6"><draw:a xlink:type="simple" xlink:href="https://1.bp.blogspot.com/_syI_yyzTPG8/SnGSDRfIUwI/AAAAAAAAAW0/6GAdFYmlVAM/s1600-h/hist_clj.png"><draw:frame draw:style-name="fr1" draw:name="graphics23" text:anchor-type="as-char" svg:width="2.5728in" svg:height="2.2811in" draw:z-index="19"><draw:image xlink:href="https://1.bp.blogspot.com/_syI_yyzTPG8/SnGSDRfIUwI/AAAAAAAAAW0/6GAdFYmlVAM/s400/hist_clj.png" xlink:type="simple" xlink:show="embed" xlink:actuate="onLoad"/></draw:frame></draw:a></text:span><text:bookmark text:name="BLOGGER_PHOTO_ID_5364229216106205954"/><text:line-break/><text:line-break/><text:span text:style-name="T6"><draw:a xlink:type="simple" xlink:href="https://4.bp.blogspot.com/_syI_yyzTPG8/SnGMK-BhiRI/AAAAAAAAAWM/edmbVU7htug/s1600-h/mat_hist.png"><draw:frame draw:style-name="fr1" draw:name="graphics24" text:anchor-type="as-char" svg:width="4in" svg:height="4.1665in" draw:z-index="20"><draw:image xlink:href="https://4.bp.blogspot.com/_syI_yyzTPG8/SnGMK-BhiRI/AAAAAAAAAWM/edmbVU7htug/s400/mat_hist.png" xlink:type="simple" xlink:show="embed" xlink:actuate="onLoad"/></draw:frame></draw:a></text:span><text:bookmark text:name="BLOGGER_PHOTO_ID_5364222751250942226"/><text:line-break/><text:line-break/><text:span text:style-name="T6"><draw:a xlink:type="simple" xlink:href="https://4.bp.blogspot.com/_syI_yyzTPG8/SnGMtCRwetI/AAAAAAAAAWU/xk5zOS5EtI8/s1600-h/map_big.png"><draw:frame draw:style-name="fr1" draw:name="graphics25" text:anchor-type="as-char" svg:width="4.1665in" svg:height="1.8228in" draw:z-index="21"><draw:image xlink:href="https://4.bp.blogspot.com/_syI_yyzTPG8/SnGMtCRwetI/AAAAAAAAAWU/xk5zOS5EtI8/s400/map_big.png" xlink:type="simple" xlink:show="embed" xlink:actuate="onLoad"/></draw:frame></draw:a></text:span><text:bookmark text:name="BLOGGER_PHOTO_ID_5364223336508324562"/><text:line-break/><text:line-break/><text:span text:style-name="T2">Even with the 'hello world' test, you can see that many objects were created. And no, the Clojure hello world </text:span><text:soft-page-break/><text:span text:style-name="T2">application that I provided is not the typical hello world app. I actually do some basic multiplication calculations over 1,000,000 iterations. Hello world in this case is a misnomer.</text:span><text:line-break/><text:line-break/><text:span text:style-name="T2">Here is comparable Java output. According to the Eclipse mat tool, almost 9000 objects were created.</text:span><text:line-break/><text:span text:style-name="T6"><draw:a xlink:type="simple" xlink:href="https://3.bp.blogspot.com/_syI_yyzTPG8/SnGQVG2jxoI/AAAAAAAAAWk/dT-E3GNOvfQ/s1600-h/objects_java.png"><draw:frame draw:style-name="fr1" draw:name="graphics26" text:anchor-type="as-char" svg:width="2.5937in" svg:height="1.8646in" draw:z-index="22"><draw:image xlink:href="https://3.bp.blogspot.com/_syI_yyzTPG8/SnGQVG2jxoI/AAAAAAAAAWk/dT-E3GNOvfQ/s400/objects_java.png" xlink:type="simple" xlink:show="embed" xlink:actuate="onLoad"/></draw:frame></draw:a></text:span><text:bookmark text:name="BLOGGER_PHOTO_ID_5364227323466073730"/><text:line-break/><text:line-break/><text:span text:style-name="T6"><draw:a xlink:type="simple" xlink:href="https://3.bp.blogspot.com/_syI_yyzTPG8/SnGRNXwqkAI/AAAAAAAAAWs/qdGSFRPiZSo/s1600-h/hist_java.png"><draw:frame draw:style-name="fr1" draw:name="graphics27" text:anchor-type="as-char" svg:width="3.5835in" svg:height="4.1665in" draw:z-index="23"><draw:image xlink:href="https://3.bp.blogspot.com/_syI_yyzTPG8/SnGRNXwqkAI/AAAAAAAAAWs/qdGSFRPiZSo/s400/hist_java.png" xlink:type="simple" xlink:show="embed" xlink:actuate="onLoad"/></draw:frame></draw:a></text:span><text:bookmark text:name="BLOGGER_PHOTO_ID_5364228290077429762"/><text:line-break/><text:span text:style-name="T6"><draw:a xlink:type="simple" xlink:href="https://4.bp.blogspot.com/_syI_yyzTPG8/SnGN4YAD8RI/AAAAAAAAAWc/tKABf2OKwq4/s1600-h/java_big.png"><draw:frame draw:style-name="fr1" draw:name="graphics28" text:anchor-type="as-char" svg:width="4.1665in" svg:height="1.8228in" draw:z-index="24"><draw:image xlink:href="https://4.bp.blogspot.com/_syI_yyzTPG8/SnGN4YAD8RI/AAAAAAAAAWc/tKABf2OKwq4/s400/java_big.png" xlink:type="simple" xlink:show="embed" xlink:actuate="onLoad"/></draw:frame></draw:a></text:span><text:bookmark text:name="BLOGGER_PHOTO_ID_5364224630829871378"/><text:line-break/><text:line-break/><text:span text:style-name="T1">Scala and JRuby Class Histogram Results:</text:span><text:line-break/><text:soft-page-break/><text:line-break/><text:span text:style-name="T6"><draw:a xlink:type="simple" xlink:href="https://4.bp.blogspot.com/_syI_yyzTPG8/SnGgztqmBvI/AAAAAAAAAXE/VBbZw3zH3nU/s1600-h/hist_sca.png"><draw:frame draw:style-name="fr1" draw:name="graphics29" text:anchor-type="as-char" svg:width="3.5937in" svg:height="4.1665in" draw:z-index="25"><draw:image xlink:href="https://4.bp.blogspot.com/_syI_yyzTPG8/SnGgztqmBvI/AAAAAAAAAXE/VBbZw3zH3nU/s400/hist_sca.png" xlink:type="simple" xlink:show="embed" xlink:actuate="onLoad"/></draw:frame></draw:a></text:span><text:bookmark text:name="BLOGGER_PHOTO_ID_5364245441466992370"/><text:line-break/><text:line-break/><text:span text:style-name="T6"><draw:a xlink:type="simple" xlink:href="https://2.bp.blogspot.com/_syI_yyzTPG8/SnGgelLE9iI/AAAAAAAAAW8/rMwHrHmuEKM/s1600-h/hist_jruby.png"><draw:frame draw:style-name="fr1" draw:name="graphics30" text:anchor-type="as-char" svg:width="4.0626in" svg:height="4.1665in" draw:z-index="26"><draw:image xlink:href="https://2.bp.blogspot.com/_syI_yyzTPG8/SnGgelLE9iI/AAAAAAAAAW8/rMwHrHmuEKM/s400/hist_jruby.png" xlink:type="simple" xlink:show="embed" xlink:actuate="onLoad"/></draw:frame></draw:a></text:span><text:bookmark text:name="BLOGGER_PHOTO_ID_5364245078410065442"/><text:line-break/><text:line-break/><text:span text:style-name="T1">Running JRat, Netbeans Profilers</text:span><text:line-break/><text:soft-page-break/><text:line-break/><text:span text:style-name="T2">Running JRat or Netbeans profilers is as simple as running with the appropriate JVM args allowing your application to run and then opening the files output after the program has exited.</text:span><text:line-break/><text:span text:style-name="T6"><draw:a xlink:type="simple" xlink:href="https://3.bp.blogspot.com/_syI_yyzTPG8/SnMMEuPTuhI/AAAAAAAAAYE/HIuj_fpxKO8/s1600-h/jrat_output.png"><draw:frame draw:style-name="fr1" draw:name="graphics31" text:anchor-type="as-char" svg:width="4.1665in" svg:height="2.5311in" draw:z-index="27"><draw:image xlink:href="https://3.bp.blogspot.com/_syI_yyzTPG8/SnMMEuPTuhI/AAAAAAAAAYE/HIuj_fpxKO8/s400/jrat_output.png" xlink:type="simple" xlink:show="embed" xlink:actuate="onLoad"/></draw:frame></draw:a></text:span><text:bookmark text:name="BLOGGER_PHOTO_ID_5364644856399641106"/><text:line-break/><text:span text:style-name="T2">I downloaded the </text:span><text:span text:style-name="T1">shiftone-jrat.jar</text:span><text:span text:style-name="T3"> </text:span><text:span text:style-name="T2">jar file, placed it my current working directory. And then added these args:</text:span><text:line-break/><text:span text:style-name="T6"><draw:a xlink:type="simple" xlink:href="https://2.bp.blogspot.com/_syI_yyzTPG8/SnMMtipKpJI/AAAAAAAAAYM/olfvo7SmxIw/s1600-h/running_args.png"><draw:frame draw:style-name="fr1" draw:name="graphics32" text:anchor-type="as-char" svg:width="4.1665in" svg:height="0.6252in" draw:z-index="28"><draw:image xlink:href="https://2.bp.blogspot.com/_syI_yyzTPG8/SnMMtipKpJI/AAAAAAAAAYM/olfvo7SmxIw/s400/running_args.png" xlink:type="simple" xlink:show="embed" xlink:actuate="onLoad"/></draw:frame></draw:a></text:span><text:bookmark text:name="BLOGGER_PHOTO_ID_5364645557661508754"/><text:line-break/><text:span text:style-name="T2">The screenshot above contains the jrat output after running the Clojure mandelbrot shootout application. I didn't want to analyze the results but there are a couple of stats worth taking a quick look at. The clojure.lang.Numbers.lt method had 87 million exits and a total method time of 142 milliseconds. The Numbers.ops method was called 367 million times.</text:span><text:line-break/><text:line-break/><text:span text:style-name="T2">The netbeans profiler contains similar profiling statistics as the jrat tool but the Netbeans profiler contains live, realtime results and a host of other metrics.</text:span><text:line-break/><text:span text:style-name="T6"><draw:a xlink:type="simple" xlink:href="https://3.bp.blogspot.com/_syI_yyzTPG8/SnMTVrmPJ6I/AAAAAAAAAYU/8C0ep9KGitI/s1600-h/netbeans_profile1.png"><draw:frame draw:style-name="fr1" draw:name="graphics33" text:anchor-type="as-char" svg:width="4.1665in" svg:height="2.7709in" draw:z-index="29"><draw:image xlink:href="https://3.bp.blogspot.com/_syI_yyzTPG8/SnMTVrmPJ6I/AAAAAAAAAYU/8C0ep9KGitI/s400/netbeans_profile1.png" xlink:type="simple" xlink:show="embed" xlink:actuate="onLoad"/></draw:frame></draw:a></text:span><text:bookmark text:name="BLOGGER_PHOTO_ID_5364652844329674658"/><text:line-break/><text:span text:style-name="T10">Additional Tests from Third Party (from AndyF):</text:span><text:line-break/><text:line-break/><text:span text:style-name="T2">Andy, a developer provided great Clojure performance information. I ran some of his</text:span><text:line-break/><text:span text:style-name="T2">Clojure source. Here are the runtime, garbage collection and memory results.</text:span><text:line-break/><text:span text:style-name="T1">Source</text:span><text:line-break/><text:a xlink:type="simple" xlink:href="http://jvmnotebook.googlecode.com/svn/trunk/clojure/perf_memory/src/java/src/org/node/perf/test/andy/" text:style-name="Internet_20_link" text:visited-style-name="Visited_20_Internet_20_Link"><text:span text:style-name="T7">JVM Notebook SVN source (Andy Benchmark) - Java</text:span></text:a><text:line-break/><text:a xlink:type="simple" xlink:href="http://jvmnotebook.googlecode.com/svn/trunk/clojure/perf_memory/src/clj/org/perf/andy/" text:style-name="Internet_20_link" text:visited-style-name="Visited_20_Internet_20_Link"><text:span text:style-name="T7">JVM<text:line-break/>Notebook SVN source (Andy Benchmark) - Clojure</text:span></text:a><text:line-break/><text:soft-page-break/><text:line-break/><text:a xlink:type="simple" xlink:href="http://github.com/jafingerhut/clojure-benchmarks/" text:style-name="Internet_20_link" text:visited-style-name="Visited_20_Internet_20_Link"><text:span text:style-name="T7">Original Source</text:span></text:a><text:line-break/><text:line-break/><text:a xlink:type="simple" xlink:href="http://github.com/jafingerhut/clojure-benchmarks/blob/20d21bc169d52ca52d6a8281536838662c54e854/RESULTS" text:style-name="Internet_20_link" text:visited-style-name="Visited_20_Internet_20_Link"><text:span text:style-name="T7">Updated Benchmark Results (the rcomp test shows 1:15 performance speed for Clojure)</text:span></text:a><text:line-break/><text:line-break/><text:span text:style-name="T2">I ran two types of shootout like tests, the threaded, non-threaded Mandelbrot test in Java and Clojure. Performance for these were similar to the all of the tests that we have run up to this point. The mandelbrot code seemed to perform slower than the 1:10 (java:clojure) speed ratio that we encountered. For example, the Java threaded code ran at </text:span><text:span text:style-name="T1">'1700.062' ms</text:span><text:span text:style-name="T2">. The Clojure version ran at </text:span><text:span text:style-name="T1">50998.30 ms.</text:span><text:line-break/><text:span text:style-name="T6"><draw:a xlink:type="simple" xlink:href="https://2.bp.blogspot.com/_syI_yyzTPG8/SnIxuI85gxI/AAAAAAAAAXc/JYOvIgBOuFg/s1600-h/andy_mandel.1.png"><draw:frame draw:style-name="fr1" draw:name="graphics34" text:anchor-type="as-char" svg:width="4.1665in" svg:height="3.1252in" draw:z-index="30"><draw:image xlink:href="https://2.bp.blogspot.com/_syI_yyzTPG8/SnIxuI85gxI/AAAAAAAAAXc/JYOvIgBOuFg/s400/andy_mandel.1.png" xlink:type="simple" xlink:show="embed" xlink:actuate="onLoad"/></draw:frame></draw:a></text:span><text:bookmark text:name="BLOGGER_PHOTO_ID_5364404774898336530"/></text:p>
      <text:p text:style-name="P32">MandelSiz| exectime.java(ms) exectime.clojure(ms)</text:p>
      <text:p text:style-name="P23">##### <text:s text:c="3"/>######### <text:s text:c="10"/>#####</text:p>
      <text:p text:style-name="P23">100 <text:s text:c="5"/>11.515956 <text:s text:c="10"/>90.97791</text:p>
      <text:p text:style-name="P23">200 <text:s text:c="5"/>22.154556 <text:s text:c="10"/>263.893038</text:p>
      <text:p text:style-name="P23">300 <text:s text:c="5"/>42.036901 <text:s text:c="10"/>610.872097</text:p>
      <text:p text:style-name="P23">400 <text:s text:c="5"/>70.4424729 <text:s text:c="9"/>982.452582</text:p>
      <text:p text:style-name="P23">500 <text:s text:c="5"/>105.705857 <text:s text:c="9"/>1495.433005</text:p>
      <text:p text:style-name="P23">600 <text:s text:c="5"/>151.296857 <text:s text:c="9"/>2091.412938</text:p>
      <text:p text:style-name="P23">700 <text:s text:c="5"/>201.6435589 <text:s text:c="8"/>2843.495665</text:p>
      <text:p text:style-name="P23">800 <text:s text:c="5"/>260.195961 <text:s text:c="9"/>3650.13744</text:p>
      <text:p text:style-name="P23">1000 <text:s text:c="4"/>407.073079 <text:s text:c="9"/>5680.39932</text:p>
      <text:p text:style-name="P23">1200 <text:s text:c="4"/>577.353532 <text:s text:c="9"/>8208.967304</text:p>
      <text:p text:style-name="P23">1400 <text:s text:c="4"/>785.8052849 <text:s text:c="8"/>11126.994209</text:p>
      <text:p text:style-name="P23">2000 <text:s text:c="4"/>1593.239278 <text:s text:c="8"/>22588.712673</text:p>
      <text:p text:style-name="P23">2500 <text:s text:c="4"/>2487.326002 <text:s text:c="8"/>35210.526506</text:p>
      <text:p text:style-name="P40">3000 <text:s text:c="4"/>3576.071694 <text:s text:c="8"/>50998.301209</text:p>
      <text:p text:style-name="P9"><text:soft-page-break/><text:line-break/><text:span text:style-name="T6"><draw:a xlink:type="simple" xlink:href="https://4.bp.blogspot.com/_syI_yyzTPG8/SnI2twCQh_I/AAAAAAAAAXk/AXJbWmr-JJA/s1600-h/gc_1_mandel.png"><draw:frame draw:style-name="fr1" draw:name="graphics35" text:anchor-type="as-char" svg:width="4.1665in" svg:height="3.1252in" draw:z-index="31"><draw:image xlink:href="https://4.bp.blogspot.com/_syI_yyzTPG8/SnI2twCQh_I/AAAAAAAAAXk/AXJbWmr-JJA/s400/gc_1_mandel.png" xlink:type="simple" xlink:show="embed" xlink:actuate="onLoad"/></draw:frame></draw:a></text:span><text:bookmark text:name="BLOGGER_PHOTO_ID_5364410265768069106"/><text:line-break/><text:span text:style-name="T2">The chart above contain the garbage collection results after running the Clojure mandelbrot shootout test.</text:span><text:line-break/><text:span text:style-name="T6"><draw:a xlink:type="simple" xlink:href="https://1.bp.blogspot.com/_syI_yyzTPG8/SnI4lhK-gQI/AAAAAAAAAXs/jr-7ziYpTf0/s1600-h/overview_mandel9.png"><draw:frame draw:style-name="fr1" draw:name="graphics36" text:anchor-type="as-char" svg:width="2.5in" svg:height="2.1874in" draw:z-index="32"><draw:image xlink:href="https://1.bp.blogspot.com/_syI_yyzTPG8/SnI4lhK-gQI/AAAAAAAAAXs/jr-7ziYpTf0/s400/overview_mandel9.png" xlink:type="simple" xlink:show="embed" xlink:actuate="onLoad"/></draw:frame></draw:a></text:span><text:bookmark text:name="BLOGGER_PHOTO_ID_5364412323362406658"/><text:span text:style-name="T6"><draw:a xlink:type="simple" xlink:href="https://2.bp.blogspot.com/_syI_yyzTPG8/SnI4w71W91I/AAAAAAAAAX0/iF-6aRIX088/s1600-h/hist_mandel_2.png"><draw:frame draw:style-name="fr1" draw:name="graphics37" text:anchor-type="as-char" svg:width="4.0417in" svg:height="4.1665in" draw:z-index="33"><draw:image xlink:href="https://2.bp.blogspot.com/_syI_yyzTPG8/SnI4w71W91I/AAAAAAAAAX0/iF-6aRIX088/s400/hist_mandel_2.png" xlink:type="simple" xlink:show="embed" xlink:actuate="onLoad"/></draw:frame></draw:a></text:span><text:bookmark text:name="BLOGGER_PHOTO_ID_5364412519498053458"/><text:line-break/><text:span text:style-name="T2">The following test results are taken verbatim from the clojure-benchmark result set:</text:span></text:p>
      <text:p text:style-name="P32">Additional Results straight from the shootout source (by AndyF):</text:p>
      <text:p text:style-name="P23">See:</text:p>
      <text:p text:style-name="P23">http://github.com/jafingerhut/clojure-benchmarks/</text:p>
      <text:p text:style-name="P23">------------------------------------------------</text:p>
      <text:p text:style-name="P23">Times are real / user / sys on iMac</text:p>
      <text:p text:style-name="P23">------------------------------------------------</text:p>
      <text:p text:style-name="P25"><text:s text:c="8"/><text:span text:style-name="T12">| <text:s/>sbcl <text:s/>| <text:s/>perl <text:s/>| <text:s text:c="2"/>ghc <text:s/>| <text:s/>java <text:s/>| <text:s text:c="2"/>clj</text:span></text:p>
      <text:p text:style-name="P23">------------------------------------------------</text:p>
      <text:p text:style-name="P25"><text:soft-page-break/><text:s text:c="11"/><text:span text:style-name="T12">noT <text:s text:c="5"/>noT <text:s text:c="11"/>| <text:s/>noT</text:span></text:p>
      <text:p text:style-name="P23">long test on iMac:</text:p>
      <text:p text:style-name="P23">rcomp <text:s text:c="2"/>| <text:s text:c="2"/>8.3 <text:s/>| <text:s/>11.9 <text:s/>| <text:s text:c="7"/>| <text:s text:c="2"/>8.5 <text:s/>| no implementation yet</text:p>
      <text:p text:style-name="P25"><text:s text:c="8"/><text:span text:style-name="T12">| <text:s text:c="2"/>4.8 <text:s/>| <text:s text:c="2"/>7.9 <text:s/>| <text:s text:c="7"/>| <text:s text:c="2"/>3.6 <text:s/>|</text:span></text:p>
      <text:p text:style-name="P25"><text:s text:c="8"/><text:span text:style-name="T12">| <text:s text:c="2"/>2.1 <text:s/>| <text:s text:c="2"/>2.3 <text:s/>| <text:s text:c="7"/>| <text:s text:c="2"/>1.4 <text:s/>|</text:span></text:p>
      <text:p text:style-name="P23">long test on iMac:</text:p>
      <text:p text:style-name="P23">mand- <text:s text:c="2"/>| wrong <text:s/>| out of | <text:s/>32.7 <text:s/>| <text:s/>28.6 <text:s/>| 340.4</text:p>
      <text:p text:style-name="P23">elbrot <text:s/>| output | mem <text:s text:c="3"/>| <text:s/>59.3 <text:s/>| <text:s/>54.4 <text:s/>| 350.5</text:p>
      <text:p text:style-name="P25"><text:s text:c="8"/><text:span text:style-name="T12">| <text:s text:c="7"/>| (?) <text:s text:c="3"/>| <text:s text:c="2"/>0.8 <text:s/>| <text:s text:c="2"/>0.4 <text:s/>| <text:s text:c="2"/>4.7</text:span></text:p>
      <text:p text:style-name="P25"><text:s text:c="11"/><text:span text:style-name="T12">noT <text:s text:c="5"/>noT <text:s text:c="11"/>| <text:s text:c="3"/>T</text:span></text:p>
      <text:p text:style-name="P23">long test on iMac:</text:p>
      <text:p text:style-name="P23">k-nuc- <text:s/>| 190.9 <text:s/>| 306.0 <text:s/>| <text:s/>90.5 <text:s/>| <text:s/>52.4 <text:s/>| 1677.6 (27m 57.6s)</text:p>
      <text:p text:style-name="P23">leotide | 187.9 <text:s/>| 302.7 <text:s/>| 130.8 <text:s/>| <text:s/>89.6 <text:s/>| 2245.1 (37m 25.1s)</text:p>
      <text:p text:style-name="P25"><text:s text:c="8"/><text:span text:style-name="T12">| <text:s text:c="2"/>2.4 <text:s/>| <text:s text:c="2"/>1.9 <text:s/>| <text:s text:c="2"/>4.6 <text:s/>| <text:s text:c="2"/>1.8 <text:s/>| <text:s text:c="2"/>24.2 ( <text:s text:c="3"/>24.2s)</text:span></text:p>
      <text:p text:style-name="P23">Result: Replacing dna-char-to-code-val with a macro did</text:p>
      <text:p text:style-name="P23">not speed things up, and may have slowed them down:</text:p>
      <text:p text:style-name="P25"><text:s text:c="44"/><text:span text:style-name="T12">| 1800.0 (30m <text:s/>0.0s)</text:span></text:p>
      <text:p text:style-name="P25"><text:s text:c="44"/><text:span text:style-name="T12">| 2317.0 (38m 37.0s)</text:span></text:p>
      <text:p text:style-name="P25"><text:s text:c="44"/><text:span text:style-name="T12">| <text:s text:c="2"/>30.6 ( <text:s text:c="3"/>30.6s)</text:span></text:p>
      <text:p text:style-name="P23">------------------------------------------------</text:p>
      <text:p text:style-name="P23">k-nucleotide long test on benchmark shootout machine:</text:p>
      <text:p text:style-name="P25"><text:s text:c="8"/><text:span text:style-name="T12">| 164.9 <text:s/>| 249.8 <text:s/>| <text:s/>52.0 <text:s/>| <text:s/>20.6 <text:s/>|</text:span></text:p>
      <text:p text:style-name="P25"><text:s text:c="8"/><text:span text:style-name="T12">| 164.9 <text:s/>| 246.7 <text:s/>| 112.5 <text:s/>| <text:s/>58.8 <text:s/>|</text:span></text:p>
      <text:p text:style-name="P25"><text:s text:c="8"/><text:span text:style-name="T12">| <text:s text:c="4"/>? <text:s/>| <text:s text:c="4"/>? <text:s/>| <text:s text:c="4"/>? <text:s/>| <text:s text:c="4"/>? <text:s/>|</text:span></text:p>
      <text:p text:style-name="P23">------------------------------------------------</text:p>
      <text:p text:style-name="P23">k-nucleotide medium test on iMac:</text:p>
      <text:p text:style-name="P25"><text:s text:c="8"/><text:span text:style-name="T12">| <text:s text:c="2"/>8.6 <text:s/>| <text:s/>12.7 <text:s/>| <text:s text:c="2"/>3.9 <text:s/>| <text:s text:c="2"/>3.9 <text:s/>| <text:s text:c="2"/>64.2 / 69.6 / 69.1 / 67.1</text:span></text:p>
      <text:p text:style-name="P25"><text:s text:c="8"/><text:span text:style-name="T12">| <text:s text:c="2"/>7.9 <text:s/>| <text:s/>12.5 <text:s/>| <text:s text:c="2"/>5.4 <text:s/>| <text:s text:c="2"/>5.7 <text:s/>| <text:s text:c="2"/>98.4 / 92.9 / 93.1 / 88.1</text:span></text:p>
      <text:p text:style-name="P25"><text:s text:c="8"/><text:span text:style-name="T12">| <text:s text:c="2"/>0.6 <text:s/>| <text:s text:c="2"/>0.1 <text:s/>| <text:s text:c="2"/>0.3 <text:s/>| <text:s text:c="2"/>0.2 <text:s/>| <text:s text:c="3"/>1.5 / <text:s/>1.6 / <text:s/>1.6 / <text:s/>1.7</text:span></text:p>
      <text:p text:style-name="P23">k-nucleotide medium test, all clj, modified-pmap with specified number</text:p>
      <text:p text:style-name="P23">of parallel threads, on iMac:</text:p>
      <text:p text:style-name="P25"><text:s text:c="8"/><text:span text:style-name="T12">| <text:s text:c="2"/>1 <text:s text:c="3"/>| <text:s text:c="2"/>2 <text:s text:c="3"/>| <text:s text:c="2"/>3 <text:s text:c="3"/>| <text:s text:c="2"/>4 <text:s text:c="3"/>| <text:s text:c="2"/>5 <text:s text:c="3"/>| <text:s text:c="2"/>6 <text:s text:c="3"/>|</text:span></text:p>
      <text:p text:style-name="P25"><text:s text:c="8"/><text:span text:style-name="T12">| <text:s/>74.9 <text:s/>| <text:s/>70.7 <text:s/>| <text:s/>77.2 <text:s/>| <text:s/>76.8 <text:s/>| <text:s/>82.5 <text:s/>| <text:s/>77.8 <text:s/>|</text:span></text:p>
      <text:p text:style-name="P25"><text:s text:c="8"/><text:span text:style-name="T12">| 125.9 <text:s/>| 122.1 <text:s/>| 134.6 <text:s/>| 134.0 <text:s/>| 143.4 <text:s/>| 134.0 <text:s/>|</text:span></text:p>
      <text:p text:style-name="P25"><text:s text:c="8"/><text:span text:style-name="T12">| <text:s text:c="2"/>2.5 <text:s/>| <text:s text:c="2"/>2.8 <text:s/>| <text:s text:c="2"/>2.8 <text:s/>| <text:s text:c="2"/>2.3 <text:s/>| <text:s text:c="2"/>3.1 <text:s/>| <text:s text:c="2"/>2.3 <text:s/>|</text:span></text:p>
      <text:p text:style-name="P23">------------------------------------------------</text:p>
      <text:p text:style-name="P23">Hardware and software used</text:p>
      <text:p text:style-name="P23">iMac with Intel Core 2 Duo, 2.16 GHz, 2 GB RAM, Mac OS X 10.5.7</text:p>
      <text:p text:style-name="P23">% java -version</text:p>
      <text:p text:style-name="P23">java version "1.6.0_13"</text:p>
      <text:p text:style-name="P23">Java(TM) SE Runtime Environment (build 1.6.0_13-b03-211)</text:p>
      <text:p text:style-name="P23">Java HotSpot(TM) 64-Bit Server VM (build 11.3-b02-83, mixed mode)</text:p>
      <text:p text:style-name="P23">% javac -version</text:p>
      <text:p text:style-name="P23">javac 1.6.0_13</text:p>
      <text:p text:style-name="P23">user&gt; (clojure-version)</text:p>
      <text:p text:style-name="P23">"1.1.0-alpha-SNAPSHOT"</text:p>
      <text:p text:style-name="P23">End of Andy's Configuration:</text:p>
      <text:p text:style-name="P23">------------------------------------------------</text:p>
      <text:p text:style-name="P23">The following benchmark information were provided</text:p>
      <text:p text:style-name="P23">by Andy from his website. <text:s text:c="2"/>Visit:</text:p>
      <text:p text:style-name="P23">http://github.com/jafingerhut/clojure-benchmarks/</text:p>
      <text:p text:style-name="P23">Some additional google clojure threads:</text:p>
      <text:p text:style-name="P40">http://groups.google.com/group/clojure/browse_thread/thread/e4299911f4ae8167</text:p>
      <text:p text:style-name="P9"><text:line-break/><text:line-break/><text:span text:style-name="T1">Testing Environment</text:span><text:line-break/><text:line-break/><text:span text:style-name="T2">For this document, all of the tests were run with Java 5. (Java(TM) 2 Runtime Environment, Standard Edition </text:span><text:soft-page-break/><text:span text:style-name="T2">(build 1.5.0_11-b03)). Some tests were run with both the </text:span><text:span text:style-name="T1">-client</text:span><text:span text:style-name="T3"> </text:span><text:span text:style-name="T2">and </text:span><text:span text:style-name="T1">-server</text:span><text:span text:style-name="T3"> </text:span><text:span text:style-name="T2">options. The majority of tests were run with the -client option. Headius describes the -server option, "The -server option turns on the optimizing JIT along with a few other "server-class" settings.". Updates to the this document will include tests with Java 6.</text:span><text:line-break/><text:line-break/><text:span text:style-name="T1">Operating System and Hardware Environment:</text:span></text:p>
      <text:list xml:id="list5481437350480806161" text:style-name="L1">
        <text:list-item>
          <text:p text:style-name="P14"><text:span text:style-name="T27">Java: </text:span>Java(TM) 2 Runtime Environment, Standard Edition (build 1.5.0_11-b03)</text:p>
        </text:list-item>
        <text:list-item>
          <text:p text:style-name="P14"><text:span text:style-name="T27">Windows:</text:span> Windows XP Professional Service Pack 2</text:p>
        </text:list-item>
        <text:list-item>
          <text:p text:style-name="P18"><text:span text:style-name="T27">Hardware:</text:span> Intel Core 2 CPU 6300 - 1.86ghZ, 3.49 GB of RAM</text:p>
        </text:list-item>
      </text:list>
      <text:p text:style-name="P9"><text:line-break/><text:span text:style-name="T1">Virtual Machine Languages:</text:span><text:line-break/><text:line-break/><text:span text:style-name="T2">The focus of these tests are mostly to look at Clojure and how it compares to pure Java code. Clojure is included in all of the tests. There are only two tests for Scala.</text:span></text:p>
      <text:list xml:id="list6638872600743847597" text:style-name="L2">
        <text:list-item>
          <text:p text:style-name="P15">Clojure: 1.0.0/ 2009-05-04</text:p>
        </text:list-item>
        <text:list-item>
          <text:p text:style-name="P15">JRuby: 1.3.1 / 2009-06-15; 44 days ago</text:p>
        </text:list-item>
        <text:list-item>
          <text:p text:style-name="P19">Scala: 2.7.5/ 2009-06-03; 50 days ago</text:p>
        </text:list-item>
      </text:list>
      <text:p text:style-name="P9"><text:line-break/><text:span text:style-name="T1">Resources</text:span><text:line-break/><text:span text:style-name="T2">[1] - measure quote - </text:span><text:a xlink:type="simple" xlink:href="http://www.javaperformancetuning.com/news/newtips087.shtml" text:style-name="Internet_20_link" text:visited-style-name="Visited_20_Internet_20_Link"><text:span text:style-name="T7">http://www.javaperformancetuning.com/news/newtips087.shtml</text:span></text:a><text:span text:style-name="T3"> </text:span><text:span text:style-name="T2">- quote from the java performance tips. I have not found the original source of this quote.</text:span><text:line-break/><text:span text:style-name="T2">[2] - Rick Ross quote - </text:span><text:a xlink:type="simple" xlink:href="http://blog.objectmentor.com/articles/2009/01/15/adopting-new-jvm-languages-in-the-enterprise" text:style-name="Internet_20_link" text:visited-style-name="Visited_20_Internet_20_Link"><text:span text:style-name="T7">Farewell to the J in JVM</text:span></text:a><text:line-break/><text:span text:style-name="T2">[3] - Zed Shaw on Statistics - </text:span><text:a xlink:type="simple" xlink:href="http://zedshaw.com/essays/programmer_stats.html" text:style-name="Internet_20_link" text:visited-style-name="Visited_20_Internet_20_Link"><text:span text:style-name="T7">http://zedshaw.com/essays/programmer_stats.html</text:span></text:a><text:line-break/><text:span text:style-name="T2">[4] - Clojure Home - </text:span><text:a xlink:type="simple" xlink:href="http://clojure.org/" text:style-name="Internet_20_link" text:visited-style-name="Visited_20_Internet_20_Link"><text:span text:style-name="T7">http://clojure.org/</text:span></text:a><text:line-break/><text:span text:style-name="T2">[5] - Tuning Garbage Collection - </text:span><text:a xlink:type="simple" xlink:href="http://java.sun.com/docs/hotspot/gc5.0/gc_tuning_5.html" text:style-name="Internet_20_link" text:visited-style-name="Visited_20_Internet_20_Link"><text:span text:style-name="T7">http://java.sun.com/docs/hotspot/gc5.0/gc_tuning_5.html</text:span></text:a><text:line-break/><text:span text:style-name="T2">[6] - On large vs small - </text:span><text:a xlink:type="simple" xlink:href="http://chaoticjava.com/posts/gc-tips-and-memory-leaks/" text:style-name="Internet_20_link" text:visited-style-name="Visited_20_Internet_20_Link"><text:span text:style-name="T7">http://chaoticjava.com/posts/gc-tips-and-memory-leaks/</text:span></text:a><text:line-break/><text:span text:style-name="T2">[7] - Scala's, static typing - </text:span><text:a xlink:type="simple" xlink:href="http://en.wikipedia.org/wiki/Scala_(programming_language)#Static_typing" text:style-name="Internet_20_link" text:visited-style-name="Visited_20_Internet_20_Link"><text:span text:style-name="T7">http://en.wikipedia.org/wiki/Scala_(programming_language)#Static_typing</text:span></text:a><text:line-break/><text:span text:style-name="T2">[8] - </text:span><text:a xlink:type="simple" xlink:href="http://creativekarma.com/ee.php/weblog/comments/static_typing_and_scala/" text:style-name="Internet_20_link" text:visited-style-name="Visited_20_Internet_20_Link"><text:span text:style-name="T7">http://creativekarma.com/ee.php/weblog/comments/static_typing_and_scala/</text:span></text:a><text:line-break/><text:span text:style-name="T2">--------</text:span><text:line-break/><text:span text:style-name="T1">Additional Links</text:span><text:line-break/><text:line-break/><text:a xlink:type="simple" xlink:href="http://clj-me.blogspot.com/2008/06/widefinder-2-in-clojure-naive-port-from.html" text:style-name="Internet_20_link" text:visited-style-name="Visited_20_Internet_20_Link"><text:span text:style-name="T7">http://clj-me.blogspot.com/2008/06/widefinder-2-in-clojure-naive-port-from.html</text:span></text:a><text:line-break/><text:a xlink:type="simple" xlink:href="http://onjava.com/pub/a/onjava/2001/05/30/optimization.html" text:style-name="Internet_20_link" text:visited-style-name="Visited_20_Internet_20_Link"><text:span text:style-name="T7">http://onjava.com/pub/a/onjava/2001/05/30/optimization.html</text:span></text:a><text:line-break/><text:a xlink:type="simple" xlink:href="http://onjava.com/onjava/2001/05/30/examples/Test.java" text:style-name="Internet_20_link" text:visited-style-name="Visited_20_Internet_20_Link"><text:span text:style-name="T7">http://onjava.com/onjava/2001/05/30/examples/Test.java</text:span></text:a><text:line-break/><text:a xlink:type="simple" xlink:href="http://www.javaperformancetuning.com/news/newtips087.shtml" text:style-name="Internet_20_link" text:visited-style-name="Visited_20_Internet_20_Link"><text:span text:style-name="T7">http://www.javaperformancetuning.com/news/newtips087.shtml</text:span></text:a><text:line-break/><text:a xlink:type="simple" xlink:href="http://blog.headius.com/2009/01/my-favorite-hotspot-jvm-flags.html" text:style-name="Internet_20_link" text:visited-style-name="Visited_20_Internet_20_Link"><text:span text:style-name="T7">http://blog.headius.com/2009/01/my-favorite-hotspot-jvm-flags.html</text:span></text:a><text:line-break/><text:line-break/><text:a xlink:type="simple" xlink:href="http://jrat.sourceforge.net/" text:style-name="Internet_20_link" text:visited-style-name="Visited_20_Internet_20_Link"><text:span text:style-name="T7">http://jrat.sourceforge.net/</text:span></text:a><text:line-break/><text:a xlink:type="simple" xlink:href="http://www.netbeans.org/features/java/profiler.html" text:style-name="Internet_20_link" text:visited-style-name="Visited_20_Internet_20_Link"><text:span text:style-name="T7">http://www.netbeans.org/features/java/profiler.html</text:span></text:a><text:line-break/><text:span text:style-name="T2">--------</text:span><text:line-break/><text:span text:style-name="T1">Download or Browse All Source:</text:span><text:line-break/><text:a xlink:type="simple" xlink:href="http://jvmnotebook.googlecode.com/svn/trunk/clojure/perf_memory/docs" text:style-name="Internet_20_link" text:visited-style-name="Visited_20_Internet_20_Link"><text:span text:style-name="T7">JVM Notebook - Test Results, Charts and Gnuplot scripts</text:span></text:a><text:line-break/><text:a xlink:type="simple" xlink:href="http://jvmnotebook.googlecode.com/svn/trunk/clojure/perf_memory/src" text:style-name="Internet_20_link" text:visited-style-name="Visited_20_Internet_20_Link"><text:span text:style-name="T7">JVM Notebook - Java, Clojure, JRuby, Scala Source</text:span></text:a><text:line-break/><text:line-break/><text:a xlink:type="simple" xlink:href="http://jvmnotebook.googlecode.com/files/jvm_perf_memory_tests.zip" text:style-name="Internet_20_link" text:visited-style-name="Visited_20_Internet_20_Link"><text:span text:style-name="T7">*Download All Source as Archived File*</text:span></text:a><text:line-break/><text:line-break/><text:a xlink:type="simple" xlink:href="http://jvmnotebook.googlecode.com/files/clojure_jvm_performance.pdf" text:style-name="Internet_20_link" text:visited-style-name="Visited_20_Internet_20_Link"><text:span text:style-name="T7">Partial PDF version of this document</text:span></text:a><text:line-break/><text:a xlink:type="simple" xlink:href="http://jvmnotebook.googlecode.com/svn/trunk/book/articles/perf2/" text:style-name="Internet_20_link" text:visited-style-name="Visited_20_Internet_20_Link"><text:span text:style-name="T7">Tex source for this document</text:span></text:a><text:line-break/><text:span text:style-name="T2">--------</text:span><text:line-break/><text:span text:style-name="Strong_20_Emphasis"><text:span text:style-name="T1">Addendum (gnuplot and regex)</text:span></text:span><text:line-break/><text:line-break/><text:span text:style-name="T2">I always feel that charts and graph are great visuals for displaying simple or complex concepts. I only know the surface level details of gnuplot, but here are some notes on creating the images above. I used a simple python </text:span><text:soft-page-break/><text:span text:style-name="T2">script to analyze the GC statements generated by the JVM verbosegc output and then created a tabulated data file that can used with gnuplot.</text:span><text:line-break/><text:span text:style-name="T6"><draw:a xlink:type="simple" xlink:href="https://2.bp.blogspot.com/_syI_yyzTPG8/SVD97Z5q3qI/AAAAAAAAAOg/D503o_uOw7E/s1600-h/image_gnu_output.png"><draw:frame draw:style-name="fr1" draw:name="graphics38" text:anchor-type="as-char" svg:width="4.1665in" svg:height="2.1043in" draw:z-index="34"><draw:image xlink:href="https://2.bp.blogspot.com/_syI_yyzTPG8/SVD97Z5q3qI/AAAAAAAAAOg/D503o_uOw7E/s400/image_gnu_output.png" xlink:type="simple" xlink:show="embed" xlink:actuate="onLoad"/></draw:frame></draw:a></text:span><text:bookmark text:name="BLOGGER_PHOTO_ID_5283001559912472226"/><text:line-break/><text:line-break/><text:span text:style-name="T2">I typically will create a shell script to set all the gnuplot commands and then launch the application:</text:span></text:p>
      <text:p text:style-name="P32"><text:span text:style-name="T21">#!/bin/</text:span><text:span text:style-name="T17">sh</text:span></text:p>
      <text:p text:style-name="P23"><text:span text:style-name="T21"># Also see:</text:span></text:p>
      <text:p text:style-name="P23"><text:span text:style-name="T21"># http://www.duke.edu/~hpgavin/gnuplot.html</text:span></text:p>
      <text:p text:style-name="P30">#</text:p>
      <text:p text:style-name="P23"><text:span text:style-name="T21"># Use 'eog' eye of gnome to view the images</text:span></text:p>
      <text:p text:style-name="P23"><text:span text:style-name="T25">OUTPUT_IMG_FILE</text:span>=image_gc_analysis.png</text:p>
      <text:p text:style-name="P23"><text:span text:style-name="T25">INPUT_PLOT_FILE</text:span>=image_gc_analysis.txt</text:p>
      <text:p text:style-name="P23"><text:span text:style-name="T21"># Output these commands to a temp file and then run gnu plot </text:span></text:p>
      <text:p text:style-name="P23"><text:span text:style-name="T28">echo</text:span> <text:span text:style-name="T15">"set terminal png</text:span></text:p>
      <text:p text:style-name="P29">set output '${OUTPUT_IMG_FILE}'</text:p>
      <text:p text:style-name="P29">set title 'GC results'</text:p>
      <text:p text:style-name="P29">set size 1,1</text:p>
      <text:p text:style-name="P29">set key left top</text:p>
      <text:p text:style-name="P29">set autoscale</text:p>
      <text:p text:style-name="P29">set xlabel 'gc_iter'</text:p>
      <text:p text:style-name="P29">set ylabel 'gc_main_paus_time'</text:p>
      <text:p text:style-name="P29">plot '${INPUT_PLOT_FILE}' using 1:6 title 'GC Results'</text:p>
      <text:p text:style-name="P23"><text:span text:style-name="T15">"</text:span> &gt; gnuplot_tmp_cmd.tmp </text:p>
      <text:p text:style-name="P23"><text:span text:style-name="T21"># Run the gnu plot command</text:span></text:p>
      <text:p text:style-name="P23">gnuplot gnuplot_tmp_cmd.tmp &gt; /dev/null</text:p>
      <text:p text:style-name="P23"><text:span text:style-name="T21"># For future reference, add a command and title to compare results </text:span></text:p>
      <text:p text:style-name="P23"><text:span text:style-name="T21"># E.g.</text:span></text:p>
      <text:p text:style-name="P40"><text:span text:style-name="T21"># '/tmp/data2' using 10 with lines title 'Benchmark 2', </text:span></text:p>
      <text:p text:style-name="P9"><text:span text:style-name="Strong_20_Emphasis"><text:span text:style-name="T1">On Regex</text:span></text:span><text:line-break/><text:span text:style-name="T2">In the gc_parse.py python application, I used a couple of lines of regex to find the GC patterns generated by the verbose gc JVM output.</text:span></text:p>
      <text:p text:style-name="P32"><text:span text:style-name="T17">def</text:span> <text:span text:style-name="T19">get_gc_stats</text:span>(line): <text:s text:c="7"/></text:p>
      <text:p text:style-name="P25"><text:s text:c="8"/><text:span text:style-name="T22"># Example Output java 1.5:</text:span></text:p>
      <text:p text:style-name="P25"><text:s text:c="8"/><text:span text:style-name="T22"># 20.049: [GC 20.049: [DefNew: 1941K-&gt;137K(1576K), 0.0014153 secs] 11194K-&gt;11117K(1984K), 0.0014628 secs]</text:span></text:p>
      <text:p text:style-name="P25"><text:s text:c="8"/><text:span text:style-name="T22"># Example Output java 1.6:</text:span></text:p>
      <text:p text:style-name="P25"><text:s text:c="8"/><text:span text:style-name="T22"># 20.049: [GC 28.200: [DefNew: 1921K-&gt;137K(1984K), 0.0006890 secs] 23030K-&gt;21247K(27320K), 0.0007550 secs] [Times: user=0.00 sys=0.00, real=0.00 secs]</text:span></text:p>
      <text:p text:style-name="P25"><text:s text:c="8"/></text:p>
      <text:p text:style-name="P25"><text:s text:c="8"/><text:span text:style-name="T22"># Group1 = First Iter Value</text:span></text:p>
      <text:p text:style-name="P25"><text:s text:c="8"/><text:span text:style-name="T22"># Group2 = Second 'GC' Iter value</text:span></text:p>
      <text:p text:style-name="P25"><text:s text:c="8"/><text:span text:style-name="T12">regex_begin_iter = </text:span><text:span text:style-name="T16">'^(\S*):\s*\[GC\s*(\S*):\s*'</text:span></text:p>
      <text:p text:style-name="P25"><text:s text:c="8"/><text:span text:style-name="T22"># Group 3 = Young Gen Start Occupancy</text:span></text:p>
      <text:p text:style-name="P25"><text:s text:c="8"/><text:span text:style-name="T22"># Group 5 = Young Gen End Occupancy</text:span></text:p>
      <text:p text:style-name="P25"><text:soft-page-break/><text:s text:c="8"/><text:span text:style-name="T12">regex_def_new <text:s text:c="3"/>= </text:span><text:span text:style-name="T16">'\[DefNew:\s*(\S*)(K|M)\-\&gt;(\S*)(K|M)\((.*)$'</text:span></text:p>
      <text:p text:style-name="P25"><text:s text:c="8"/><text:span text:style-name="T12">regex_full_str <text:s text:c="2"/>= </text:span><text:span text:style-name="T16">'%s%s'</text:span><text:span text:style-name="T12"> % (regex_begin_iter, regex_def_new)</text:span></text:p>
      <text:p text:style-name="P25"><text:s text:c="8"/><text:span text:style-name="T12">pattr = re.compile(regex_full_str)</text:span></text:p>
      <text:p text:style-name="P25"><text:s text:c="8"/><text:span text:style-name="T22"># Group 1 = Main Start Occupancy</text:span></text:p>
      <text:p text:style-name="P25"><text:s text:c="8"/><text:span text:style-name="T22"># Group 2 = Main End Occupancy</text:span></text:p>
      <text:p text:style-name="P25"><text:s text:c="8"/><text:span text:style-name="T12">pattr_sub = re.compile(</text:span><text:span text:style-name="T16">'^(.*) (\S*)(K|M)\-\&gt;(\S*)(K|M)\((.*)$'</text:span><text:span text:style-name="T12">)</text:span></text:p>
      <text:p text:style-name="P25"><text:s text:c="8"/><text:span text:style-name="T12">...</text:span></text:p>
      <text:p text:style-name="P43"><text:s text:c="8"/><text:span text:style-name="T12">...</text:span></text:p>
      <text:p text:style-name="Text_20_body"><text:line-break/></text:p>
      <text:p text:style-name="P3">Java and Unit Testing</text:p>
      <text:p text:style-name="P2"/>
      <text:p text:style-name="P2"><text:span text:style-name="T9"><text:tab/>I have read and I am reading about four or five posts a day about unit testing. It really has been a long time obsession for me. I have moved past the technical and practical considerations on unit testing frameworks and done with the debates with "should you use Junit or Mockito or Karma?" I am more interested in the psychology of unit testing, who does it, likes it, hates it? It really is one of those easy to learn, hard to master concepts. For example, many many may play chess when they are young and can end up being horribly chess players most of their life, I am part of that majority. Unfortunately, I have never played chess and sat down for hours and tried to master it. I never see the common patterns or have a developed end game. I mostly just play with a knowledge of the basic rules. Following good unit testing practices within your software development shop is a lot like playing chess. It is easy to learn and difficult master. Actually, there are a lot of big differences, chess is a game, chess is not coding, and people take their software development very seriously. So if you don't master unit testing, but are able to complete your job tasks, some might argue that is an acceptable risk in the world of software development. And why master chess or master unit testing? If developers are fine without unit testing, then why even suggest it. Some developers just don't want to invest the energy to master the practice. And in some development shops, there is no hard requirement to do so.</text:span><text:line-break/><text:span text:style-name="T9"><text:line-break/>I am not going to convince you to write unit tests with this one post, I will leave that up to software guru Martin Fowler and the people at ThoughtWorks who have written large tomes on the subject. But I will present my thoughts on why some developers won't write unit tests but why they should. Those developers and architects that do advocate unit testing generally fall into that category where they have written just enough unit tests to find it useful and they generally love the practice, they also encourage others to follow along. I am sort of in that camp, I have almost become religious about it. I can't imagine my real code without unit tests and I just feel guilty by only testing through manual functional testing.</text:span><text:line-break/><text:span text:style-name="T9"><text:line-break/>Jeff Atwood of Coding Horror wrote a short blog post on the topic, "I Pity the Fool Who Doesn't Write Unit Tests". Here is the one blurb that stuck out for me, "Even if you only agree with a quarter of the items on that list-- and I'd say at least half of them are true in my experience-- that is a huge step forward for software developers". And this one, "It's more fun to code with them than without". That is the essence of this unit testing religion, we can't force it on developers and we can't force developers to write unit tests only a certain way. I and many others don't believe in the practice of 100% coverage. You will rarely get there anyway, depending on the project or company. Some will argue that you shouldn't break the rule on non-determinism and this is a big one. Basically, the unit test should return the same output every time you run the test. You should avoid breaking this rule for unit tests but you can still write and add automated integration tests to your suite and not waste time, combine a collection of unit tests and integration tests. A simple integration test might test connecting to your REST microservice and validating the HTTP status code. At that point, your test moves into the </text:span><text:soft-page-break/><text:span text:style-name="T9">integration testing category. If you connect to the database, run a particular SQL statement and validate data model returned from the SQL invocation, then your test is basically integration. Both scenarios are not units are non-deterministic but I would still consider them to be useful. Also, as a start for new developers getting familiar with unit testing, writing integration tests may be more familiar to them than decomposing or refactoring their code for a real unit test. There is a benefit in database or HTTP integration tests, you can add them to a test suite and run them in a automated form after a code change and after a build. Even bad tests can be useful.</text:span></text:p>
      <text:p text:style-name="P6">Misko Hevery is creator of one of the most popular JavaScript frameworks to emerge in the last couple of years. It is a Google project that he started working as an Agile Coach. As he puts it, he wants to maintain the high level of automated testing culture at Google. Most of his published articles are not about AngularJs but on the benefits of automated testing. I can only imagine that he developed the MVC JavaScript framework because the old crop of frameworks were a pain to work with for developers. They were not testable.</text:p>
      <text:p text:style-name="P5">I have given my advocacy speech on unit testing, but how do I use it, what practices do I follow?</text:p>
      <text:list xml:id="list1555748355700792732" text:style-name="L3">
        <text:list-item>
          <text:p text:style-name="P17">For every piece of new code, I formulate a unit test case. New code could include my model structure or interface into my Java services. This is critical, unit testing encourages you to write testable early code. Meaning, I try to use interfaces and abstract classes which allow me to inject mock objects early in the development process.</text:p>
        </text:list-item>
        <text:list-item>
          <text:p text:style-name="P17">For local development, I can build, write code, write and update my unit tests and then run the automated suite of tests. The key part is re-running the test suite. Normally I want my unit tests to pass, if they don't pass then I can look at my code and refactor. Also, the code I write today, I can run a year from now, I should expect the same result.</text:p>
        </text:list-item>
        <text:list-item>
          <text:p text:style-name="P17">As you are writing your unit tests. Have fun, this is not production code, the unit tests don't run in production, you can test input as little or as much as possible.</text:p>
        </text:list-item>
        <text:list-item>
          <text:p text:style-name="P17">I try to avoid unit tests around code that doesn't do anything. Write unit tests around your modules that have some kind of behavior. We shouldn't write model POJO code with setters and getters, but there is no reason to test a setter method. It is more fun to code around the real functionality.</text:p>
        </text:list-item>
        <text:list-item>
          <text:p text:style-name="P17">Writing unit tests also encourages the developer to write testable code</text:p>
        </text:list-item>
        <text:list-item>
          <text:p text:style-name="P17"><text:soft-page-break/>Write Java code that doesn't use static methods or variables. Imagine that, try writing code that doesn't make use of the static keyword. Why would you do this? Static, class level routines are procedural and inherently hard to test. You can override their functionality, they are completely class level.</text:p>
        </text:list-item>
        <text:list-item>
          <text:p text:style-name="P17">Writing unit tests encourages refactoring. Some refactoring may include the use of OOP techniques. Use interfaces and abstract classes.</text:p>
        </text:list-item>
        <text:list-item>
          <text:p text:style-name="P17">Use a DI/Dependency Injection framework like AngularJS (yea I called AngularJS DI), Spring or Guice. DI frameworks encourages the container to create new objects for you. Managing objects on your own and using the 'new' operator encourages untestable code.</text:p>
        </text:list-item>
      </text:list>
      <text:p text:style-name="P11">In Summary, see what Jeff Atwood, Martin Fowler and Misko Hevery have said about Unit Testing. And we pity the fool that don't do it.</text:p>
      <text:p text:style-name="P2"/>
      <text:p text:style-name="P2"/>
      <text:p text:style-name="Standard"/>
      <text:p text:style-name="P3">Math</text:p>
      <text:p text:style-name="Standard"/>
      <text:p text:style-name="P3">Wolfram Cellular Automata</text:p>
      <text:p text:style-name="Standard"/>
      <text:p text:style-name="P4"><text:span text:style-name="T1">Overview - Playing the Game Of Life</text:span><text:line-break/><text:line-break/><text:span text:style-name="T2">When most computer users upload a profile image from their desktop to Facebook's website they don't stop to think about the simple binary math rules that are fundamental to most digital devices. We realize that 4 gigabytes of RAM is more memory than 512 megabytes but we don't visualize the logic chips that are involved in an </text:span><text:span text:style-name="T1">xor $0x100, eax</text:span><text:span text:style-name="T3"> </text:span><text:span text:style-name="T2">operation for a 32-bit CISC processor. Software developers have to consider memory management or how a computer's operating system loads their programs into memory. They don't normally consider VHDL logic circuit designs, the data paths, arithmetic logic units or the millions of transistors that make up a modern CPU. Those low-level details have been intentionally hidden from the user application developer. The modern CPU may have changed dramatically over the last decade but at the heart of early digital computing were simple Boolean operations. These simple rules were combined together and logic replicated to load programs into memory and then execute. The rules that control most digital devices are based on elementary Boolean rules. Cellular automata has a similar bottom-up approach, rules consist of simple programs (as Stephen Wolfram calls them) that apply to a set of cells on a grid.</text:span><text:line-break/><text:soft-page-break/><text:span text:style-name="T6"><draw:a xlink:type="simple" xlink:href="https://3.bp.blogspot.com/_syI_yyzTPG8/TS0KJBfXFiI/AAAAAAAAAfc/_ViKvRZaOl8/s1600/spi_vhdl_example_output.png"><draw:frame draw:style-name="fr1" draw:name="graphics39" text:anchor-type="as-char" svg:width="4.1665in" svg:height="2.1043in" draw:z-index="44"><draw:image xlink:href="https://3.bp.blogspot.com/_syI_yyzTPG8/TS0KJBfXFiI/AAAAAAAAAfc/_ViKvRZaOl8/s400/spi_vhdl_example_output.png" xlink:type="simple" xlink:show="embed" xlink:actuate="onLoad"/></draw:frame></draw:a></text:span><text:bookmark text:name="BLOGGER_PHOTO_ID_5561112265007502882"/><text:line-break/><text:line-break/><text:span text:style-name="T2">Conway's Game of Life cellular automaton is one of the most prominent examples of cellular automata theory. The one dimensional program consists of a cell grid typically with several dozen or more rows and similar number of columns. Each cell on the grid has an on or off Boolean state. Every cell on the grid survives or dies to the next generation depending on the game of life rules. If there are too many neighbors surrounding a cell then the cell dies due to overcrowding. If there is only one neighbor cell, the base cell dies due to under-population. Activity on a particular cell is not interesting but when you run the entire system for many generations, a group of patterns begin to form.</text:span><text:line-break/><text:line-break/><text:span text:style-name="T1">More on Conway's Game of Life</text:span><text:line-break/><text:line-break/><text:span text:style-name="T6"><draw:a xlink:type="simple" xlink:href="https://3.bp.blogspot.com/_syI_yyzTPG8/TSvw3gvLd-I/AAAAAAAAAes/4MitZvmuaL8/s1600/game_of_life_image1.png"><draw:frame draw:style-name="fr1" draw:name="graphics40" text:anchor-type="as-char" svg:width="4.1665in" svg:height="2.552in" draw:z-index="45"><draw:image xlink:href="https://3.bp.blogspot.com/_syI_yyzTPG8/TSvw3gvLd-I/AAAAAAAAAes/4MitZvmuaL8/s400/game_of_life_image1.png" xlink:type="simple" xlink:show="embed" xlink:actuate="onLoad"/></draw:frame></draw:a></text:span><text:bookmark text:name="BLOGGER_PHOTO_ID_5560803001390299106"/><text:line-break/></text:p>
      <text:p text:style-name="P7">Figure: Game of Life Output</text:p>
      <text:p text:style-name="P4"><text:line-break/><text:span text:style-name="T2">You may notice some common patterns in the figure. After so many iterations through the game of life rules, only a few cells tend to stay alive. We started with a large random number of alive cells and over time those cells died off. In a controlled environment you may begin with carefully placed live cells and monitor the patterns that emerge to model some other natural phenomena.</text:span><text:line-break/><text:soft-page-break/><text:span text:style-name="T6"><draw:a xlink:type="simple" xlink:href="https://4.bp.blogspot.com/_syI_yyzTPG8/TSvx4MjmQCI/AAAAAAAAAe0/bcDZeff1N6Y/s1600/game_of_life_rules.png"><draw:frame draw:style-name="fr1" draw:name="graphics41" text:anchor-type="as-char" svg:width="4.1146in" svg:height="3.0728in" draw:z-index="38"><draw:image xlink:href="https://4.bp.blogspot.com/_syI_yyzTPG8/TSvx4MjmQCI/AAAAAAAAAe0/bcDZeff1N6Y/s400/game_of_life_rules.png" xlink:type="simple" xlink:show="embed" xlink:actuate="onLoad"/></draw:frame></draw:a></text:span><text:bookmark text:name="BLOGGER_PHOTO_ID_5560804112664510498"/><text:line-break/></text:p>
      <text:p text:style-name="P7">Figure: Common Game of Life Surviving and Oscillating Patterns</text:p>
      <text:p text:style-name="P4"><text:line-break/><text:line-break/><text:span text:style-name="T1">A New Kind of Science</text:span><text:line-break/><text:line-break/><text:span text:style-name="T2">The name Stephan Wolfram has been mentioned several times in this post. He is the founder of Wolfram|Research, his company is known for the popular Mathematica software suite and Wolfram|Alpha knowledge engine. He did not initially discover cellular automata but recently he has been a prominent figure in its advocacy. He spent 10 years working on his book, A New Kind of Science. In the 1300 page tome, he discusses how cellular automata can be applied to every field of science from biology to physics. NKA is a detailed study of cellular automata programs.</text:span><text:line-break/><text:line-break/><text:span text:style-name="T1">Basic Cellular Automata</text:span><text:line-break/><text:line-break/><text:span text:style-name="T6"><draw:a xlink:type="simple" xlink:href="https://2.bp.blogspot.com/_syI_yyzTPG8/TSv5J-_9lNI/AAAAAAAAAfM/DKgwmLwnQOA/s1600/ElementaryCA30Rules_750.gif"><draw:frame draw:style-name="fr1" draw:name="graphics42" text:anchor-type="as-char" svg:width="4.1665in" svg:height="0.5937in" draw:z-index="39"><draw:image xlink:href="https://2.bp.blogspot.com/_syI_yyzTPG8/TSv5J-_9lNI/AAAAAAAAAfM/DKgwmLwnQOA/s400/ElementaryCA30Rules_750.gif" xlink:type="simple" xlink:show="embed" xlink:actuate="onLoad"/></draw:frame></draw:a></text:span><text:bookmark text:name="BLOGGER_PHOTO_ID_5560812114844423378"/><text:line-break/></text:p>
      <text:p text:style-name="P7">Figure: Wolfram's Elementary CA Rule 30. Look at 3 bit input and 1 bit output.</text:p>
      <text:p text:style-name="P4"><text:line-break/><text:line-break/><text:span text:style-name="T2">The diagram above depicts the rule 30 program (or rule 30 elementary cellular automaton). There are 8 input states (2 ^ 3) and an output state of one or zero. If you look at the diagram from left to right. The first sequence of blocks on the left depict an input state of { 1 1 1 } with an output of 0. Given input of cells { 1 1 1}, the output will be set to 0. Subsequently, the next set of blocks consist of an input state of { 1 1 0 } with an output of 0.</text:span><text:line-break/><text:line-break/><text:span text:style-name="T2">Here is python pseudo code for processing rule30 input:</text:span></text:p>
      <text:p text:style-name="P35">def rule30(inputCell_0, inputCell_1, inputCell_1): {</text:p>
      <text:p text:style-name="P25"><text:s text:c="2"/><text:span text:style-name="T14">if inputCell_0 == 1 and inputCell_1 == 1 and inputCell_2 == 1</text:span></text:p>
      <text:p text:style-name="P25"><text:s text:c="4"/><text:span text:style-name="T14">return 0:</text:span></text:p>
      <text:p text:style-name="P25"><text:s text:c="2"/><text:span text:style-name="T14">else if inputCell_0 == 1 and inputCell_1 == 1 and inputCell_2 == 0:</text:span></text:p>
      <text:p text:style-name="P25"><text:soft-page-break/><text:s text:c="4"/><text:span text:style-name="T14">return 0:</text:span></text:p>
      <text:p text:style-name="P25"><text:s text:c="2"/><text:span text:style-name="T14">...</text:span></text:p>
      <text:p text:style-name="P26">}</text:p>
      <text:p text:style-name="P26">grid = new Grid(100, 100)</text:p>
      <text:p text:style-name="P26">grid[row0, col50] = 1 # Enable first cell on row zero</text:p>
      <text:p text:style-name="P26">for j until 100:</text:p>
      <text:p text:style-name="P25"><text:s text:c="2"/><text:span text:style-name="T14">for i until 100:</text:span></text:p>
      <text:p text:style-name="P43"><text:s text:c="4"/><text:span text:style-name="T14">valsForNextRow[i] = rule30(inputLastRow[i - 1], inputLastRow[i], inputLastRow[i + 1])</text:span></text:p>
      <text:p text:style-name="Text_20_body"/>
      <text:p text:style-name="P35">Example of first three cases using a boolean notation:</text:p>
      <text:p text:style-name="P26">{ 1 1 1 } -&gt; 0</text:p>
      <text:p text:style-name="P26">{ 1 1 0 } -&gt; 0</text:p>
      <text:p text:style-name="P26">{ 1 0 1 } -&gt; 0</text:p>
      <text:p text:style-name="P26">...</text:p>
      <text:p text:style-name="P26">Example of first few cases with Scala programming language:</text:p>
      <text:p text:style-name="P31"/>
      <text:p text:style-name="P26">class CellularAutomataRule extends Rule {</text:p>
      <text:p text:style-name="P25"><text:s/><text:span text:style-name="T14">def rule(inputState:(Int, Int, Int)) : Rules.Output = </text:span></text:p>
      <text:p text:style-name="P25"><text:s text:c="3"/><text:span text:style-name="T14">inputState match {</text:span></text:p>
      <text:p text:style-name="P25"><text:s text:c="2"/><text:span text:style-name="T14">case (1, 1, 1) =&gt; 0</text:span></text:p>
      <text:p text:style-name="P25"><text:s text:c="2"/><text:span text:style-name="T14">case (1, 1, 0) =&gt; 0</text:span></text:p>
      <text:p text:style-name="P25"><text:s text:c="16"/><text:span text:style-name="T14">case (1, 0, 1) =&gt; 0</text:span></text:p>
      <text:p text:style-name="P25"><text:s text:c="16"/><text:span text:style-name="T14">case (1, 0, 0) =&gt; 1</text:span></text:p>
      <text:p text:style-name="P25"><text:s text:c="16"/><text:span text:style-name="T14">... <text:s text:c="15"/></text:span></text:p>
      <text:p text:style-name="P25"><text:s/><text:span text:style-name="T14">}</text:span></text:p>
      <text:p text:style-name="P44">} // End of Rule</text:p>
      <text:p text:style-name="Text_20_body"><text:line-break/></text:p>
      <text:p text:style-name="P10">Figure: Scala Example with pattern matching</text:p>
      <text:p text:style-name="P9"><text:line-break/><text:line-break/><text:span text:style-name="T6"><draw:a xlink:type="simple" xlink:href="https://2.bp.blogspot.com/_syI_yyzTPG8/TSz_BBVz7GI/AAAAAAAAAfU/ZMZmUPpCeio/s1600/input_rules_2.png"><draw:frame draw:style-name="fr1" draw:name="graphics43" text:anchor-type="as-char" svg:width="3.1252in" svg:height="1.75in" draw:z-index="40"><draw:image xlink:href="https://2.bp.blogspot.com/_syI_yyzTPG8/TSz_BBVz7GI/AAAAAAAAAfU/ZMZmUPpCeio/s400/input_rules_2.png" xlink:type="simple" xlink:show="embed" xlink:actuate="onLoad"/></draw:frame></draw:a></text:span><text:bookmark text:name="BLOGGER_PHOTO_ID_5561100032900590690"/><text:line-break/></text:p>
      <text:p text:style-name="P10">Figure: Elementary Automata Grid after several iterations, look at image from top to bottom</text:p>
      <text:p text:style-name="P9"><text:line-break/><text:line-break/><text:span text:style-name="T1">Cellular Automata and Squaring Application</text:span><text:line-break/><text:line-break/><text:span text:style-name="T1">How do you square two numbers?</text:span><text:line-break/><text:line-break/><text:span text:style-name="T2">With most popular programming languages you could use infix notation providing an input parameter on the left </text:span><text:soft-page-break/><text:span text:style-name="T2">and an input parameter on the right side of some arithmetic function. With Java, you might write the following code:</text:span></text:p>
      <text:p text:style-name="P32">int x = 4 * 4;</text:p>
      <text:p text:style-name="P40">Output : 16</text:p>
      <text:p text:style-name="P9"><text:line-break/><text:span text:style-name="T2">The above snippet is valid code used to multiply four times four with a result of sixteen but it does not say much about the native implementation of the multiplication operator. There are many layers involved with that particular function but they aren't visible to the developer. Is the function implemented and optimized by the compiler or implemented by the runtime environment? It is possible that the operating system may cache the result or build an implementation for the arithmetic operation. Ultimately for most basic integer multiplication or addition, those operations are performed at the hardware level. So how then does the hardware do it?</text:span><text:line-break/><text:line-break/><text:span text:style-name="T2">In the figure depicted below is an AND gate and truth table, the gate takes two Boolean input values and returns the output AND operation. If one is entered in input A and zero is entered into input B, then the output C returned by the AND gate is one. An arithmetic logic unit may perform basic Boolean operations or possibly some form of basic arithmetic. An ALU may consist of AND, XOR and other similar simple gates combined to ultimately perform basic arithmetic, increment, decrement or jump operations. (Most of my comments focus on older generation basic circuits, modern circuit design may not use such techniques or basic components)</text:span><text:line-break/><text:line-break/><text:span text:style-name="T6"><draw:a xlink:type="simple" xlink:href="https://1.bp.blogspot.com/_syI_yyzTPG8/TSvgqJWDstI/AAAAAAAAAeM/VjJaQXtTq8I/s1600/and_gate_example.JPG"><draw:frame draw:style-name="fr1" draw:name="graphics44" text:anchor-type="as-char" svg:width="2.5626in" svg:height="1.198in" draw:z-index="41"><draw:image xlink:href="https://1.bp.blogspot.com/_syI_yyzTPG8/TSvgqJWDstI/AAAAAAAAAeM/VjJaQXtTq8I/s320/and_gate_example.JPG" xlink:type="simple" xlink:show="embed" xlink:actuate="onLoad"/></draw:frame></draw:a></text:span><text:bookmark text:name="BLOGGER_PHOTO_ID_5560785179586573010"/><text:line-break/></text:p>
      <text:p text:style-name="P10">Figure: Boolean AND Gate, InputA, B and Output</text:p>
      <text:p text:style-name="P9"><text:line-break/><text:line-break/><text:span text:style-name="T2">If you start from that basic piece of Java code 4 * 4, there are many levels of software and hardware layers that are involved to implement that operation and then return a result.</text:span><text:line-break/><text:line-break/><text:span text:style-name="T2">I wanted to present basic Boolean arithmetic so that you can see how basic rules can lead to more complex patterns and behavior. One two input AND gate will generate a Boolean result. Several million logic circuits may be used to build a complete CPU. You may already be familiar with the Conway's game of life, an initial grid is created with a random number of initial live cells. We can use a simple cellular automata program to square two integers use the rules described in Wolfram's A New Kind of Science. After so many iterations, a common pattern will emerge and that pattern holds the result of N * N. In our squaring example we started with the input number of enabled cells (N = 4) and after so many iterations a pattern emerged that contained the squaring of the input. In many of Wolfram's Elementary rules, a binary sequence is used for input and output. With the general CA squaring rule, an input and output number ranging from 0 to 7 are defined for each cell.</text:span><text:line-break/><text:line-break/><text:span text:style-name="T1">Squaring Rule</text:span><text:line-break/><text:soft-page-break/><text:span text:style-name="T6"><draw:a xlink:type="simple" xlink:href="https://2.bp.blogspot.com/_syI_yyzTPG8/TSvoIPYQXWI/AAAAAAAAAec/rs5HE89DPY0/s1600/cellular_squaring_automata.png"><draw:frame draw:style-name="fr1" draw:name="graphics45" text:anchor-type="as-char" svg:width="2.2917in" svg:height="3.3335in" draw:z-index="42"><draw:image xlink:href="https://2.bp.blogspot.com/_syI_yyzTPG8/TSvoIPYQXWI/AAAAAAAAAec/rs5HE89DPY0/s320/cellular_squaring_automata.png" xlink:type="simple" xlink:show="embed" xlink:actuate="onLoad"/></draw:frame></draw:a></text:span><text:bookmark text:name="BLOGGER_PHOTO_ID_5560793393183874402"/><text:line-break/></text:p>
      <text:p text:style-name="P10">Figure: Applet Visual Output Grid for Squaring Cellular Automata</text:p>
      <text:p text:style-name="Text_20_body"/>
      <text:p text:style-name="P35">CellularAutomaton[{ </text:p>
      <text:p text:style-name="P25"><text:s/><text:span text:style-name="T14">{ 0, Blank[], 3} -&gt; 0, </text:span></text:p>
      <text:p text:style-name="P25"><text:s/><text:span text:style-name="T14">{ Blank[], 2, 3} -&gt; 3, </text:span></text:p>
      <text:p text:style-name="P25"><text:s/><text:span text:style-name="T14">{ 1, 1, 3 } <text:s text:c="2"/>-&gt; 4, </text:span></text:p>
      <text:p text:style-name="P25"><text:s/><text:span text:style-name="T14">{ Blank[], 1, 4} -&gt; 4, </text:span></text:p>
      <text:p text:style-name="P25"><text:s/><text:span text:style-name="T14">{ Alternatives[1, 2], 3, Blank[]} -&gt; 5, </text:span></text:p>
      <text:p text:style-name="P25"><text:s/><text:span text:style-name="T14">{ Pattern[$`p, Alternatives[0, 1]], 4, Blank[]} -&gt; 7 - $`p,</text:span></text:p>
      <text:p text:style-name="P25"><text:s/><text:span text:style-name="T14">{ 7, 2, 6} -&gt; 3, </text:span></text:p>
      <text:p text:style-name="P25"><text:s/><text:span text:style-name="T14">{ 7, Blank[], Blank[]} -&gt; 7, <text:s/></text:span></text:p>
      <text:p text:style-name="P25"><text:s/><text:span text:style-name="T14">{ Blank[], 7, Pattern[$`p, Alternatives[1, 2]]} -&gt; $`p,</text:span></text:p>
      <text:p text:style-name="P25"><text:s/><text:span text:style-name="T14">{ Blank[], Pattern[$`p, Alternatives[5, 6]], Blank[]} -&gt; 7 - $`p, <text:s/></text:span></text:p>
      <text:p text:style-name="P25"><text:s/><text:span text:style-name="T14">{ Alternatives[5, 6], Pattern[$`p, Alternatives[1, 2]], Blank[]} -&gt; 7 - $`p,</text:span></text:p>
      <text:p text:style-name="P25"><text:s/><text:span text:style-name="T14">{ Alternatives[5, 6], 0, 0} -&gt; 1, </text:span></text:p>
      <text:p text:style-name="P25"><text:s/><text:span text:style-name="T14">{ Blank[], Pattern[$`p, Alternatives[1, 2]], Blank[]} -&gt; $`p,</text:span></text:p>
      <text:p text:style-name="P25"><text:s/><text:span text:style-name="T14">{ Blank[], <text:s/>Blank[], Blank[]} -&gt; 0}, {</text:span></text:p>
      <text:p text:style-name="P25"><text:s/><text:span text:style-name="T14">...</text:span></text:p>
      <text:p text:style-name="P25"><text:s/><text:span text:style-name="T14">Append[Table[1, {$CellContext`n$$}], 3], 0}, </text:span></text:p>
      <text:p text:style-name="P25"><text:s/><text:span text:style-name="T14">Table -&gt; Expression to N</text:span></text:p>
      <text:p text:style-name="P43"><text:s/><text:span text:style-name="T14">Append -&gt; Table to 3</text:span></text:p>
      <text:p text:style-name="Text_20_body"><text:line-break/></text:p>
      <text:p text:style-name="P10">Figure: Notebook Source File For Mathematica, General CA Rule for Squaring Automaton</text:p>
      <text:p text:style-name="P9"><text:line-break/><text:line-break/><text:span text:style-name="T2">The general rules for the squaring automaton are similar to the rules that were mentioned for the elementary rule30 program. Integer values (range 0 - 7) are used instead of binary inputs and outputs. The initial row and initial number of cells are represented by the input parameter (N = 4 in our example).</text:span></text:p>
      <text:p text:style-name="P39">Example Row: 0 0 0 0 0 3 3 3 3 1 0 0 0 0 </text:p>
      <text:p text:style-name="P9"><text:soft-page-break/><text:line-break/><text:span text:style-name="T2">Besides the first row, the initial grid contains all zeros. On the next sequence, the CA rule for squaring is run against each cell on the second row. On the sequence after that, the CA rule is run against the third row and so on until the last row in the grid has been reached. With a 100 x 100 grid, the output pattern will emerge before row 100 is reached.</text:span></text:p>
      <text:p text:style-name="P35">class SquaringRule extends Rules.GeneralRule {</text:p>
      <text:p text:style-name="P25"><text:s/><text:span text:style-name="T14">def ruleId() = 132</text:span></text:p>
      <text:p text:style-name="P25"><text:s/><text:span text:style-name="T14">def rule(inputState:Rules.RuleInput) : Rules.Output = </text:span></text:p>
      <text:p text:style-name="P25"><text:s text:c="3"/><text:span text:style-name="T14">inputState match {</text:span></text:p>
      <text:p text:style-name="P25"><text:s text:c="2"/><text:span text:style-name="T14">case (0, _, 3) =&gt; 0</text:span></text:p>
      <text:p text:style-name="P25"><text:s text:c="2"/><text:span text:style-name="T14">case (_, 2, 3) =&gt; 3</text:span></text:p>
      <text:p text:style-name="P25"><text:s text:c="2"/><text:span text:style-name="T14">case (1, 1, 3) =&gt; 4</text:span></text:p>
      <text:p text:style-name="P25"><text:s text:c="2"/><text:span text:style-name="T14">case (_, 1, 4) =&gt; 4</text:span></text:p>
      <text:p text:style-name="P25"><text:s text:c="2"/><text:span text:style-name="T14">case (1 | 2, 3, _) =&gt; 5</text:span></text:p>
      <text:p text:style-name="P25"><text:s text:c="2"/><text:span text:style-name="T14">case (0 | 1, 4, _) =&gt; 7 - inputState._1</text:span></text:p>
      <text:p text:style-name="P25"><text:s text:c="2"/><text:span text:style-name="T14">case (7, 2, 6) =&gt; 3</text:span></text:p>
      <text:p text:style-name="P25"><text:s text:c="2"/><text:span text:style-name="T14">case (7, _, _) =&gt; 7 <text:s text:c="10"/></text:span></text:p>
      <text:p text:style-name="P25"><text:s text:c="2"/><text:span text:style-name="T14">case (_, 7, 1 | 2) =&gt; inputState._3</text:span></text:p>
      <text:p text:style-name="P25"><text:s text:c="2"/><text:span text:style-name="T14">case (_, 5 | 6, _) =&gt; 7 - inputState._2</text:span></text:p>
      <text:p text:style-name="P25"><text:s text:c="2"/><text:span text:style-name="T14">case (5 | 6, 1 | 2, _) =&gt; 7 - inputState._2</text:span></text:p>
      <text:p text:style-name="P25"><text:s text:c="2"/><text:span text:style-name="T14">case (5 | 6, 0, 0) =&gt; 1</text:span></text:p>
      <text:p text:style-name="P25"><text:s text:c="2"/><text:span text:style-name="T14">case (_, 1 | 2, _) =&gt; inputState._2</text:span></text:p>
      <text:p text:style-name="P25"><text:s text:c="2"/><text:span text:style-name="T14">case _ <text:s text:c="2"/>=&gt; 0 <text:s text:c="11"/></text:span></text:p>
      <text:p text:style-name="P25"><text:s/><text:span text:style-name="T14">}</text:span></text:p>
      <text:p text:style-name="P44">} // End of Rule</text:p>
      <text:p text:style-name="Text_20_body"><text:line-break/></text:p>
      <text:p text:style-name="P10">Figure: Scala Source for Squaring Rule uses Pattern Matching</text:p>
      <text:p text:style-name="P9"><text:line-break/><text:line-break/><text:span text:style-name="T1">Applied Cellular Automata</text:span><text:line-break/><text:line-break/><text:span text:style-name="T2">Cellular automata is often used with data compression, cryptography, artificial intelligence, urban planning, financial market modeling, music generation, and 3D terrain generation. If you are a software engineer, you may have to step back and consider how cellular automata patterns emerge and understand the nature of the dynamic system before looking for a typical software library. CA is not normally seen in everyday applications. Consider this when you look at some random pattern, don't think of the phenomenon as a random sequence of events that cannot be replicated, think of the event in terms of a cellular automaton. Try to imagine the rules that could model that natural behavior. Modeling seemingly random patterns is an area where cellular automata is being widely used. Urban planning departments are integrating geographic information systems (GIS) with cellular automata in an attempt to predict growth in an area of a city.</text:span><text:line-break/><text:line-break/><text:span text:style-name="T1">Summary</text:span><text:line-break/><text:line-break/><text:span text:style-name="T2">The simple squaring example mentioned in this post merely gives you an overview of a basic cellular automata system. Scientists, biologists, computer scientists and software engineers want to find better ways to observe relationships and patterns that occur in our world. Review Stephen Wolfram's A New Kind of Science to give you an idea for what is possible with seemingly simple rules.</text:span><text:line-break/><text:line-break/><text:span text:style-name="T1">Source Code and Applet</text:span><text:line-break/><text:line-break/><text:span text:style-name="T2">1. </text:span><text:a xlink:type="simple" xlink:href="http://code.google.com/p/doingitwrongnotebook/wiki/CelluarAutomataSquaringApplet" text:style-name="Internet_20_link" text:visited-style-name="Visited_20_Internet_20_Link"><text:span text:style-name="T7">doingitwrongnotebook/wiki/CelluarAutomataSquaringApplet</text:span></text:a><text:line-break/><text:span text:style-name="T2">2. </text:span><text:a xlink:type="simple" xlink:href="http://doingitwrongnotebook.googlecode.com/svn/trunk/doingitwrong_phase2/scala2/GameOfLife/src/main/java/org/berlin/automata/squaring/" text:style-name="Internet_20_link" text:visited-style-name="Visited_20_Internet_20_Link"><text:span text:style-name="T7">SVN source repository directory</text:span></text:a><text:line-break/><text:span text:style-name="T2">3. </text:span><text:a xlink:type="simple" xlink:href="http://code.google.com/p/ainotebook/wiki/CelluarAutomataApplet" text:style-name="Internet_20_link" text:visited-style-name="Visited_20_Internet_20_Link"><text:span text:style-name="T7">CelluarAutomataApplet - Test of Elementary Rules</text:span></text:a><text:line-break/><text:span text:style-name="T2">4. </text:span><text:a xlink:type="simple" xlink:href="http://code.google.com/p/doingitwrongnotebook/wiki/GameOfLifeAppletScala" text:style-name="Internet_20_link" text:visited-style-name="Visited_20_Internet_20_Link"><text:span text:style-name="T7">Game of Life Applet</text:span></text:a><text:line-break/><text:soft-page-break/><text:span text:style-name="T2">5. </text:span><text:a xlink:type="simple" xlink:href="http://ainotebook.googlecode.com/files/automata_scala1.zip" text:style-name="Internet_20_link" text:visited-style-name="Visited_20_Internet_20_Link"><text:span text:style-name="T7">Full Download Applet Examples (keywords: Scala, Rule30, Rule190, GameOfLife, Wolfram Squaring Rule)</text:span></text:a><text:line-break/><text:line-break/><text:span text:style-name="T6"><draw:a xlink:type="simple" xlink:href="https://3.bp.blogspot.com/_syI_yyzTPG8/TSv4cdz4MmI/AAAAAAAAAfE/xz7w05JbENU/s1600/cellular_squaring_automata3.png"><draw:frame draw:style-name="fr1" draw:name="graphics46" text:anchor-type="as-char" svg:width="2.6563in" svg:height="4.1665in" draw:z-index="43"><draw:image xlink:href="https://3.bp.blogspot.com/_syI_yyzTPG8/TSv4cdz4MmI/AAAAAAAAAfE/xz7w05JbENU/s400/cellular_squaring_automata3.png" xlink:type="simple" xlink:show="embed" xlink:actuate="onLoad"/></draw:frame></draw:a></text:span><text:bookmark text:name="BLOGGER_PHOTO_ID_5560811332841255522"/></text:p>
      <text:p text:style-name="P10">Figure: Squaring Cellular Automaton Output, Input = 4 (top of grid), Output = 16 (pattern towards the bottom)</text:p>
      <text:p text:style-name="P21"/>
      <text:p text:style-name="P21"/>
      <text:p text:style-name="P22">Simple Lisp</text:p>
      <text:p text:style-name="P21"/>
      <text:p text:style-name="P21"/>
      <text:p text:style-name="P8"><text:span text:style-name="T1">Overview</text:span><text:line-break/><text:span text:style-name="T2">I have never had much affinity for writing (in natural language); I have grown up and enjoy programming and that is what I continue to do 20 years later. But I really wanted to get this blog entry out and it helped me rethink and reframe how I look at a particular piece of code. So I am going to move in all different directions starting with one of the most elementary data structures in Computer Science, the linked list. Instead of thinking of Lisp code (for now anyway) as a "listing" of elements. Think of Lisp code as a </text:span><text:span text:style-name="T1">linked list</text:span><text:span text:style-name="T3"> </text:span><text:span text:style-name="T2">of elements.</text:span></text:p>
      <text:list xml:id="list3406725507220168865" text:style-name="L4">
        <text:list-item>
          <text:p text:style-name="P16">How do you implement a linked list in C (or Java or Fortran)?</text:p>
        </text:list-item>
        <text:list-item>
          <text:p text:style-name="P16">How would you print all of the elements of the linked list?</text:p>
        </text:list-item>
        <text:list-item>
          <text:p text:style-name="P20">How would you sum all of the elements?</text:p>
        </text:list-item>
      </text:list>
      <text:p text:style-name="P9"><text:span text:style-name="T10">After thinking about the last numeric operation? Can you think of possible ways to implement various List operations, Lisp operations like </text:span><text:span text:style-name="T11">'map'</text:span><text:span text:style-name="T10">?</text:span><text:line-break/><text:line-break/><text:span text:style-name="T1">The Linked List</text:span><text:line-break/><text:line-break/><text:span text:style-name="T2">Why are linked lists important to Lisp? "The name Lisp derives from "List Processing Language". Linked lists are one of Lisp languages' major data structures"</text:span><text:line-break/><text:line-break/><text:span text:style-name="T2">In a Java/C/C++ or other procedural language program, the linked list is normally composed of two fields, the data itself (composed of any Object type) and a "pointer" or reference to the next element A list that is linked. In </text:span><text:soft-page-break/><text:span text:style-name="T2">the Java code snippet below, data refers to the element at the current node in the list. The Node object "next" is a reference to the next node in the list chain.</text:span></text:p>
      <text:p text:style-name="P32"><text:span text:style-name="T17">package</text:span> org.bot.jscheme.<text:span text:style-name="T31">linkedlist</text:span>;</text:p>
      <text:p text:style-name="P29">/**</text:p>
      <text:p text:style-name="P28"><text:s/><text:span text:style-name="T12">* A Node has two fields, data and next (or car and cdr).</text:span></text:p>
      <text:p text:style-name="P28"><text:s/><text:span text:style-name="T12">* This forms the basis of a simple, singly-linked list structure </text:span></text:p>
      <text:p text:style-name="P28"><text:s/><text:span text:style-name="T12">* whose contents can be manipulated with cons, car, and cdr. </text:span></text:p>
      <text:p text:style-name="P28"><text:s/><text:span text:style-name="T12">*/</text:span></text:p>
      <text:p text:style-name="P23"><text:span text:style-name="T17">public</text:span> <text:span text:style-name="T17">class</text:span> <text:span text:style-name="T23">Node</text:span> {</text:p>
      <text:p text:style-name="P25"><text:s text:c="4"/><text:span text:style-name="T16">/**</text:span></text:p>
      <text:p text:style-name="P28"><text:s text:c="5"/><text:span text:style-name="T12">* The first element of the pair.</text:span></text:p>
      <text:p text:style-name="P28"><text:s text:c="5"/><text:span text:style-name="T12">*/</text:span></text:p>
      <text:p text:style-name="P25"><text:s text:c="4"/><text:span text:style-name="T18">public</text:span><text:span text:style-name="T12"> </text:span><text:span text:style-name="T24">Object</text:span><text:span text:style-name="T12"> </text:span><text:span text:style-name="T26">data</text:span><text:span text:style-name="T12">;</text:span></text:p>
      <text:p text:style-name="P25"><text:s text:c="4"/><text:span text:style-name="T16">/**</text:span></text:p>
      <text:p text:style-name="P28"><text:s text:c="5"/><text:span text:style-name="T12">* <text:s/>The other element of the pair.</text:span></text:p>
      <text:p text:style-name="P28"><text:s text:c="5"/><text:span text:style-name="T12">*/</text:span></text:p>
      <text:p text:style-name="P25"><text:s text:c="4"/><text:span text:style-name="T18">public</text:span><text:span text:style-name="T12"> </text:span><text:span text:style-name="T24">Node</text:span><text:span text:style-name="T12"> </text:span><text:span text:style-name="T26">next</text:span><text:span text:style-name="T12">;</text:span></text:p>
      <text:p text:style-name="P25"><text:s text:c="4"/><text:span text:style-name="T16">/** Build a pair from two components. * */</text:span></text:p>
      <text:p text:style-name="P25"><text:s text:c="4"/><text:span text:style-name="T18">public</text:span><text:span text:style-name="T12"> Node(</text:span><text:span text:style-name="T24">Object</text:span><text:span text:style-name="T12"> </text:span><text:span text:style-name="T26">data</text:span><text:span text:style-name="T12">, </text:span><text:span text:style-name="T24">Node</text:span><text:span text:style-name="T12"> </text:span><text:span text:style-name="T26">next</text:span><text:span text:style-name="T12">) {</text:span></text:p>
      <text:p text:style-name="P25"><text:s text:c="8"/><text:span text:style-name="T18">this</text:span><text:span text:style-name="T12">.data = data;</text:span></text:p>
      <text:p text:style-name="P25"><text:s text:c="8"/><text:span text:style-name="T18">this</text:span><text:span text:style-name="T12">.next = next;</text:span></text:p>
      <text:p text:style-name="P25"><text:s text:c="4"/><text:span text:style-name="T12">}</text:span></text:p>
      <text:p text:style-name="P25"><text:s text:c="4"/><text:span text:style-name="T16">/**</text:span></text:p>
      <text:p text:style-name="P28"><text:s text:c="5"/><text:span text:style-name="T12">* Return a String representation of the pair.</text:span></text:p>
      <text:p text:style-name="P28"><text:s text:c="5"/><text:span text:style-name="T12">*/</text:span></text:p>
      <text:p text:style-name="P25"><text:s text:c="4"/><text:span text:style-name="T18">public</text:span><text:span text:style-name="T12"> </text:span><text:span text:style-name="T24">String</text:span><text:span text:style-name="T12"> </text:span><text:span text:style-name="T20">toString</text:span><text:span text:style-name="T12">() {</text:span></text:p>
      <text:p text:style-name="P25"><text:s text:c="8"/><text:span text:style-name="T18">return</text:span><text:span text:style-name="T12"> </text:span><text:span text:style-name="T16">""</text:span><text:span text:style-name="T12"> + data;</text:span></text:p>
      <text:p text:style-name="P25"><text:s text:c="4"/><text:span text:style-name="T12">}</text:span></text:p>
      <text:p text:style-name="P40">}</text:p>
      <text:p text:style-name="P9"><text:line-break/><text:span text:style-name="T2">The linked list Java class is also as simple as the Node class. There is one field "head" which is a Node type. The head is the first Node in the list chain. The insert at head operation inserts a newly created Node object. It replaces the head Node with the new node and the head's next node becomes the previous node. For example, the code below contains a complete implementation.</text:span></text:p>
      <text:p text:style-name="P32"><text:span text:style-name="T17">package</text:span> org.bot.jscheme.<text:span text:style-name="T31">linkedlist</text:span>;</text:p>
      <text:p text:style-name="P23"><text:span text:style-name="T17">public</text:span> <text:span text:style-name="T17">class</text:span> <text:span text:style-name="T23">LinkedList</text:span> {</text:p>
      <text:p text:style-name="P25"><text:s text:c="4"/><text:span text:style-name="T16">/**</text:span></text:p>
      <text:p text:style-name="P28"><text:s text:c="5"/><text:span text:style-name="T12">* Head element in linked list.</text:span></text:p>
      <text:p text:style-name="P28"><text:s text:c="5"/><text:span text:style-name="T12">*/</text:span></text:p>
      <text:p text:style-name="P25"><text:s text:c="4"/><text:span text:style-name="T18">public</text:span><text:span text:style-name="T12"> </text:span><text:span text:style-name="T24">Node</text:span><text:span text:style-name="T12"> </text:span><text:span text:style-name="T26">head</text:span><text:span text:style-name="T12">;</text:span></text:p>
      <text:p text:style-name="P25"><text:s text:c="4"/><text:span text:style-name="T18">private</text:span><text:span text:style-name="T12"> LinkedList() { }</text:span></text:p>
      <text:p text:style-name="P25"><text:s text:c="4"/></text:p>
      <text:p text:style-name="P25"><text:s text:c="4"/><text:span text:style-name="T18">public</text:span><text:span text:style-name="T12"> LinkedList(</text:span><text:span text:style-name="T24">Node</text:span><text:span text:style-name="T12"> </text:span><text:span text:style-name="T26">head</text:span><text:span text:style-name="T12">) {</text:span></text:p>
      <text:p text:style-name="P25"><text:s text:c="8"/><text:span text:style-name="T18">this</text:span><text:span text:style-name="T12">.head = head;</text:span></text:p>
      <text:p text:style-name="P25"><text:s text:c="4"/><text:span text:style-name="T12">}</text:span></text:p>
      <text:p text:style-name="P25"><text:s text:c="4"/><text:span text:style-name="T18">public</text:span><text:span text:style-name="T12"> LinkedList(</text:span><text:span text:style-name="T24">String</text:span><text:span text:style-name="T12"> </text:span><text:span text:style-name="T26">data</text:span><text:span text:style-name="T12">) {</text:span></text:p>
      <text:p text:style-name="P25"><text:s text:c="8"/><text:span text:style-name="T18">this</text:span><text:span text:style-name="T12">.head = </text:span><text:span text:style-name="T18">new</text:span><text:span text:style-name="T12"> </text:span><text:span text:style-name="T24">Node</text:span><text:span text:style-name="T12">(data, null);</text:span></text:p>
      <text:p text:style-name="P25"><text:s text:c="4"/><text:span text:style-name="T12">} <text:s text:c="2"/></text:span></text:p>
      <text:p text:style-name="P25"><text:s text:c="4"/><text:span text:style-name="T16">/**</text:span></text:p>
      <text:p text:style-name="P28"><text:s text:c="5"/><text:span text:style-name="T12">* Add a new node and replace the "root" node with the new one.</text:span></text:p>
      <text:p text:style-name="P28"><text:s text:c="5"/><text:span text:style-name="T12">* </text:span></text:p>
      <text:p text:style-name="P25"><text:span text:style-name="T15"><text:s text:c="5"/></text:span><text:span text:style-name="T16">* </text:span><text:span text:style-name="T32">@param</text:span><text:span text:style-name="T16"> node</text:span></text:p>
      <text:p text:style-name="P25"><text:span text:style-name="T15"><text:s text:c="5"/></text:span><text:span text:style-name="T16">* </text:span><text:span text:style-name="T32">@return</text:span></text:p>
      <text:p text:style-name="P28"><text:s text:c="5"/><text:span text:style-name="T12">*/</text:span></text:p>
      <text:p text:style-name="P25"><text:s text:c="4"/><text:span text:style-name="T18">public</text:span><text:span text:style-name="T12"> </text:span><text:span text:style-name="T24">LinkedList</text:span><text:span text:style-name="T12"> </text:span><text:span text:style-name="T20">insertHead</text:span><text:span text:style-name="T12">(</text:span><text:span text:style-name="T18">final</text:span><text:span text:style-name="T12"> </text:span><text:span text:style-name="T24">Node</text:span><text:span text:style-name="T12"> </text:span><text:span text:style-name="T26">node</text:span><text:span text:style-name="T12">) {</text:span></text:p>
      <text:p text:style-name="P25"><text:s text:c="8"/><text:span text:style-name="T12">node.setNext(head);</text:span></text:p>
      <text:p text:style-name="P25"><text:s text:c="8"/><text:span text:style-name="T12">head = node; <text:s text:c="7"/></text:span></text:p>
      <text:p text:style-name="P25"><text:soft-page-break/><text:s text:c="8"/><text:span text:style-name="T18">return</text:span><text:span text:style-name="T12"> </text:span><text:span text:style-name="T18">this</text:span><text:span text:style-name="T12">;</text:span></text:p>
      <text:p text:style-name="P25"><text:s text:c="4"/><text:span text:style-name="T12">} <text:s text:c="2"/></text:span></text:p>
      <text:p text:style-name="P25"><text:s text:c="4"/><text:span text:style-name="T18">public</text:span><text:span text:style-name="T12"> </text:span><text:span text:style-name="T24">void</text:span><text:span text:style-name="T12"> </text:span><text:span text:style-name="T20">insertTail</text:span><text:span text:style-name="T12">(</text:span><text:span text:style-name="T18">final</text:span><text:span text:style-name="T12"> </text:span><text:span text:style-name="T24">Node</text:span><text:span text:style-name="T12"> </text:span><text:span text:style-name="T26">node</text:span><text:span text:style-name="T12">) {</text:span></text:p>
      <text:p text:style-name="P25"><text:s text:c="8"/><text:span text:style-name="T18">if</text:span><text:span text:style-name="T12"> (head == null) {</text:span></text:p>
      <text:p text:style-name="P25"><text:s text:c="12"/><text:span text:style-name="T12">head = node;</text:span></text:p>
      <text:p text:style-name="P25"><text:s text:c="8"/><text:span text:style-name="T12">} </text:span><text:span text:style-name="T18">else</text:span><text:span text:style-name="T12"> {</text:span></text:p>
      <text:p text:style-name="P25"><text:s text:c="12"/><text:span text:style-name="T24">Node</text:span><text:span text:style-name="T12"> </text:span><text:span text:style-name="T26">p</text:span><text:span text:style-name="T12">, </text:span><text:span text:style-name="T26">q</text:span><text:span text:style-name="T12">;</text:span></text:p>
      <text:p text:style-name="P25"><text:s text:c="12"/><text:span text:style-name="T22">// Traverse to the end of the list</text:span></text:p>
      <text:p text:style-name="P25"><text:s text:c="12"/><text:span text:style-name="T18">for</text:span><text:span text:style-name="T12"> (p = head; (q = p.getNext()) != null; p = q) {</text:span></text:p>
      <text:p text:style-name="P25"><text:s text:c="16"/><text:span text:style-name="T12">;</text:span></text:p>
      <text:p text:style-name="P25"><text:s text:c="12"/><text:span text:style-name="T12">} <text:s text:c="14"/></text:span></text:p>
      <text:p text:style-name="P25"><text:s text:c="12"/><text:span text:style-name="T12">p.setNext(node);</text:span></text:p>
      <text:p text:style-name="P25"><text:s text:c="8"/><text:span text:style-name="T12">}</text:span></text:p>
      <text:p text:style-name="P25"><text:s text:c="4"/><text:span text:style-name="T12">}</text:span></text:p>
      <text:p text:style-name="P40">}</text:p>
      <text:p text:style-name="P9"><text:line-break/><text:span text:style-name="T2">The </text:span><text:span text:style-name="T1">insertTail</text:span><text:span text:style-name="T3"> </text:span><text:span text:style-name="T2">operation is more inline with the lisp </text:span><text:span text:style-name="T1">"cons"</text:span><text:span text:style-name="T3"> </text:span><text:span text:style-name="T2">constructor operation. Traverse to the last Node in the list chain and set the next node reference to the new Node we want to add to the end of the chain.</text:span><text:line-break/><text:line-break/><text:span text:style-name="T2">If we needed to print the data at each element in the Node, we create a reference to the head node and then iterate to each subsequent </text:span><text:span text:style-name="T1">"next" Node</text:span><text:span text:style-name="T3"> </text:span><text:span text:style-name="T2">until the end Node contains a null reference.</text:span></text:p>
      <text:p text:style-name="P32"><text:span text:style-name="T17">public</text:span> <text:span text:style-name="T23">String</text:span> <text:span text:style-name="T19">traverse</text:span>() {</text:p>
      <text:p text:style-name="P25"><text:s text:c="8"/><text:span text:style-name="T22">// Append the contents to a string</text:span></text:p>
      <text:p text:style-name="P25"><text:s text:c="8"/><text:span text:style-name="T24">StringBuffer</text:span><text:span text:style-name="T12"> </text:span><text:span text:style-name="T26">buf</text:span><text:span text:style-name="T12"> = </text:span><text:span text:style-name="T18">new</text:span><text:span text:style-name="T12"> </text:span><text:span text:style-name="T24">StringBuffer</text:span><text:span text:style-name="T12">();</text:span></text:p>
      <text:p text:style-name="P25"><text:s text:c="8"/><text:span text:style-name="T12">buf.append(</text:span><text:span text:style-name="T16">"("</text:span><text:span text:style-name="T12">); <text:s text:c="3"/></text:span></text:p>
      <text:p text:style-name="P25"><text:s text:c="8"/><text:span text:style-name="T12">buf.append(</text:span><text:span text:style-name="T18">this</text:span><text:span text:style-name="T12">.getHead());</text:span></text:p>
      <text:p text:style-name="P25"><text:s text:c="8"/><text:span text:style-name="T18">for</text:span><text:span text:style-name="T12"> (</text:span><text:span text:style-name="T24">Node</text:span><text:span text:style-name="T12"> </text:span><text:span text:style-name="T26">node</text:span><text:span text:style-name="T12"> = </text:span><text:span text:style-name="T18">this</text:span><text:span text:style-name="T12">.getHead().getNext(); node != null; node = node.getNext()) {</text:span></text:p>
      <text:p text:style-name="P25"><text:s text:c="12"/><text:span text:style-name="T12">buf.append(</text:span><text:span text:style-name="T16">' '</text:span><text:span text:style-name="T12">);</text:span></text:p>
      <text:p text:style-name="P25"><text:s text:c="12"/><text:span text:style-name="T12">buf.append(node.getData()); <text:s text:c="8"/></text:span></text:p>
      <text:p text:style-name="P25"><text:s text:c="8"/><text:span text:style-name="T12">} <text:s text:c="7"/></text:span></text:p>
      <text:p text:style-name="P25"><text:s text:c="8"/><text:span text:style-name="T12">buf.append(</text:span><text:span text:style-name="T16">")"</text:span><text:span text:style-name="T12">);</text:span></text:p>
      <text:p text:style-name="P25"><text:s text:c="8"/><text:span text:style-name="T18">return</text:span><text:span text:style-name="T12"> buf.toString();</text:span></text:p>
      <text:p text:style-name="P43"><text:s text:c="4"/><text:span text:style-name="T12">}</text:span></text:p>
      <text:p text:style-name="P9"><text:line-break/><text:line-break/><text:span text:style-name="T2">Once we start getting into the Lisp functionality we will cover the List operations in more detail but here is another traversal example that is similar to the Lisp </text:span><text:span text:style-name="T1">lisp Pair to string</text:span><text:span text:style-name="T3"> </text:span><text:span text:style-name="T2">methods. The other difference between the Lisp implementation and this code are the member names.</text:span></text:p>
      <text:p text:style-name="P32"><text:span text:style-name="T17">public</text:span> <text:span text:style-name="T23">String</text:span> <text:span text:style-name="T19">stringifyNode</text:span>(<text:span text:style-name="T23">StringBuffer</text:span> <text:span text:style-name="T25">buf</text:span>) {</text:p>
      <text:p text:style-name="P25"><text:s text:c="8"/><text:span text:style-name="T12">buf.append(</text:span><text:span text:style-name="T16">'('</text:span><text:span text:style-name="T12">);</text:span></text:p>
      <text:p text:style-name="P25"><text:s text:c="8"/><text:span text:style-name="T12">buf.append(data);</text:span></text:p>
      <text:p text:style-name="P25"><text:s text:c="8"/><text:span text:style-name="T24">Object</text:span><text:span text:style-name="T12"> </text:span><text:span text:style-name="T26">tail</text:span><text:span text:style-name="T12"> = </text:span><text:span text:style-name="T18">this</text:span><text:span text:style-name="T12">.getNext();</text:span></text:p>
      <text:p text:style-name="P25"><text:s text:c="8"/><text:span text:style-name="T18">while</text:span><text:span text:style-name="T12"> (tail </text:span><text:span text:style-name="T18">instanceof</text:span><text:span text:style-name="T12"> Node) {</text:span></text:p>
      <text:p text:style-name="P25"><text:s text:c="12"/><text:span text:style-name="T12">buf.append(</text:span><text:span text:style-name="T16">' '</text:span><text:span text:style-name="T12">);</text:span></text:p>
      <text:p text:style-name="P25"><text:s text:c="12"/><text:span text:style-name="T12">buf.append(((</text:span><text:span text:style-name="T24">Node</text:span><text:span text:style-name="T12">) tail).getData());</text:span></text:p>
      <text:p text:style-name="P25"><text:s text:c="12"/><text:span text:style-name="T12">tail = ((</text:span><text:span text:style-name="T24">Node</text:span><text:span text:style-name="T12">) tail).getNext();</text:span></text:p>
      <text:p text:style-name="P25"><text:s text:c="8"/><text:span text:style-name="T12">}</text:span></text:p>
      <text:p text:style-name="P25"><text:s text:c="8"/><text:span text:style-name="T18">if</text:span><text:span text:style-name="T12"> (tail != null) {</text:span></text:p>
      <text:p text:style-name="P25"><text:s text:c="12"/><text:span text:style-name="T12">buf.append(</text:span><text:span text:style-name="T16">" . "</text:span><text:span text:style-name="T12">);</text:span></text:p>
      <text:p text:style-name="P25"><text:s text:c="12"/><text:span text:style-name="T12">((</text:span><text:span text:style-name="T24">Node</text:span><text:span text:style-name="T12">) tail).stringifyNode(buf);</text:span></text:p>
      <text:p text:style-name="P25"><text:s text:c="8"/><text:span text:style-name="T12">}</text:span></text:p>
      <text:p text:style-name="P25"><text:s text:c="8"/><text:span text:style-name="T12">buf.append(</text:span><text:span text:style-name="T16">')'</text:span><text:span text:style-name="T12">);</text:span></text:p>
      <text:p text:style-name="P25"><text:s text:c="8"/><text:span text:style-name="T18">return</text:span><text:span text:style-name="T12"> buf.toString();</text:span></text:p>
      <text:p text:style-name="P43"><text:soft-page-break/><text:s text:c="4"/><text:span text:style-name="T12">}</text:span></text:p>
      <text:p text:style-name="P12"><text:line-break/><text:span text:style-name="T6"><draw:a xlink:type="simple" xlink:href="http://bp0.blogger.com/_syI_yyzTPG8/SH5u-w55kSI/AAAAAAAAAHU/rQysWvtmOQQ/s1600-h/Singly-linked-list.png"><draw:frame draw:style-name="fr1" draw:name="graphics47" text:anchor-type="as-char" svg:width="0.7862in" svg:height="0.3929in" draw:z-index="46"><draw:image xlink:href="http://bp0.blogger.com/_syI_yyzTPG8/SH5u-w55kSI/AAAAAAAAAHU/rQysWvtmOQQ/s0-d/Singly-linked-list.png" xlink:type="simple" xlink:show="embed" xlink:actuate="onLoad"/></draw:frame></draw:a></text:span><text:bookmark text:name="BLOGGER_PHOTO_ID_5223734642355048738"/></text:p>
      <text:p text:style-name="P13">Figure: singly-linked list containing two values: the value of the current node and a link to the next node</text:p>
      <text:p text:style-name="P9"><text:line-break/><text:line-break/><text:span text:style-name="T1">Linked List Test Case</text:span><text:line-break/><text:line-break/><text:span text:style-name="T2">Here are a set of tests for our Linked List. The </text:span><text:span text:style-name="T1">toString</text:span><text:span text:style-name="T3"> </text:span><text:span text:style-name="T2">method for our LinkedList returns a String composed of a Lisp symbolic expression </text:span><text:span text:style-name="T10">left parenthesis, list arguments and a right parenthesis</text:span><text:span text:style-name="T2">.</text:span></text:p>
      <text:p text:style-name="P34"><text:s text:c="4"/><text:span text:style-name="T18">public</text:span><text:span text:style-name="T12"> </text:span><text:span text:style-name="T18">static</text:span><text:span text:style-name="T12"> </text:span><text:span text:style-name="T24">void</text:span><text:span text:style-name="T12"> </text:span><text:span text:style-name="T20">main</text:span><text:span text:style-name="T12">(</text:span><text:span text:style-name="T24">String</text:span><text:span text:style-name="T12"> [] </text:span><text:span text:style-name="T26">args</text:span><text:span text:style-name="T12">) {</text:span></text:p>
      <text:p text:style-name="P25"><text:s text:c="8"/><text:span text:style-name="T12">System.out.println(</text:span><text:span text:style-name="T16">"Running linked list test"</text:span><text:span text:style-name="T12">);</text:span></text:p>
      <text:p text:style-name="P25"><text:s text:c="8"/></text:p>
      <text:p text:style-name="P25"><text:s text:c="8"/><text:span text:style-name="T18">final</text:span><text:span text:style-name="T12"> </text:span><text:span text:style-name="T24">LinkedList</text:span><text:span text:style-name="T12"> </text:span><text:span text:style-name="T26">list</text:span><text:span text:style-name="T12"> = </text:span><text:span text:style-name="T18">new</text:span><text:span text:style-name="T12"> </text:span><text:span text:style-name="T24">LinkedList</text:span><text:span text:style-name="T12">(</text:span><text:span text:style-name="T16">"+"</text:span><text:span text:style-name="T12">);</text:span></text:p>
      <text:p text:style-name="P25"><text:s text:c="8"/><text:span text:style-name="T12">list.assertEquals(</text:span><text:span text:style-name="T16">""</text:span><text:span text:style-name="T12"> + list, </text:span><text:span text:style-name="T16">"(+)"</text:span><text:span text:style-name="T12">);</text:span></text:p>
      <text:p text:style-name="P25"><text:s text:c="8"/></text:p>
      <text:p text:style-name="P25"><text:s text:c="8"/><text:span text:style-name="T22">// Start off backwards; insert using insertHead.</text:span></text:p>
      <text:p text:style-name="P25"><text:s text:c="8"/><text:span text:style-name="T12">list.insertHead(</text:span><text:span text:style-name="T18">new</text:span><text:span text:style-name="T12"> </text:span><text:span text:style-name="T24">Node</text:span><text:span text:style-name="T12">(</text:span><text:span text:style-name="T16">"1"</text:span><text:span text:style-name="T12">, null)); <text:s text:c="6"/></text:span></text:p>
      <text:p text:style-name="P25"><text:s text:c="8"/><text:span text:style-name="T12">list.insertHead(</text:span><text:span text:style-name="T18">new</text:span><text:span text:style-name="T12"> </text:span><text:span text:style-name="T24">Node</text:span><text:span text:style-name="T12">(</text:span><text:span text:style-name="T16">"2"</text:span><text:span text:style-name="T12">, null));</text:span></text:p>
      <text:p text:style-name="P25"><text:s text:c="8"/><text:span text:style-name="T12">list.insertHead(</text:span><text:span text:style-name="T18">new</text:span><text:span text:style-name="T12"> </text:span><text:span text:style-name="T24">Node</text:span><text:span text:style-name="T12">(</text:span><text:span text:style-name="T16">"3"</text:span><text:span text:style-name="T12">, null));</text:span></text:p>
      <text:p text:style-name="P25"><text:s text:c="8"/><text:span text:style-name="T12">list.assertEquals(</text:span><text:span text:style-name="T16">""</text:span><text:span text:style-name="T12"> + list, </text:span><text:span text:style-name="T16">"(3 2 1 +)"</text:span><text:span text:style-name="T12">);</text:span></text:p>
      <text:p text:style-name="P25"><text:s text:c="8"/><text:span text:style-name="T12">list.testStatus();</text:span></text:p>
      <text:p text:style-name="P25"><text:s text:c="8"/><text:span text:style-name="T12">list.assertEquals(</text:span></text:p>
      <text:p text:style-name="P25"><text:s text:c="16"/><text:span text:style-name="T16">"(3 2 1 +)"</text:span><text:span text:style-name="T12">,</text:span></text:p>
      <text:p text:style-name="P25"><text:s text:c="16"/><text:span text:style-name="T12">list.getHead().stringifyNode());</text:span></text:p>
      <text:p text:style-name="P25"><text:s text:c="8"/></text:p>
      <text:p text:style-name="P25"><text:s text:c="8"/><text:span text:style-name="T18">final</text:span><text:span text:style-name="T12"> </text:span><text:span text:style-name="T24">Node</text:span><text:span text:style-name="T12"> </text:span><text:span text:style-name="T26">node</text:span><text:span text:style-name="T12"> = </text:span><text:span text:style-name="T18">new</text:span><text:span text:style-name="T12"> </text:span><text:span text:style-name="T24">Node</text:span><text:span text:style-name="T12">(</text:span><text:span text:style-name="T16">"+"</text:span><text:span text:style-name="T12">, </text:span><text:span text:style-name="T18">new</text:span><text:span text:style-name="T12"> </text:span><text:span text:style-name="T24">Node</text:span><text:span text:style-name="T12">(</text:span><text:span text:style-name="T16">"1"</text:span><text:span text:style-name="T12">, null));</text:span></text:p>
      <text:p text:style-name="P25"><text:s text:c="8"/><text:span text:style-name="T12">list.assertEquals(</text:span></text:p>
      <text:p text:style-name="P25"><text:s text:c="16"/><text:span text:style-name="T16">"(+ 1)"</text:span><text:span text:style-name="T12">,</text:span></text:p>
      <text:p text:style-name="P25"><text:s text:c="16"/><text:span text:style-name="T12">node.stringifyNode());</text:span></text:p>
      <text:p text:style-name="P25"><text:s text:c="8"/></text:p>
      <text:p text:style-name="P25"><text:s text:c="8"/><text:span text:style-name="T18">final</text:span><text:span text:style-name="T12"> </text:span><text:span text:style-name="T24">Node</text:span><text:span text:style-name="T12"> </text:span><text:span text:style-name="T26">node2</text:span><text:span text:style-name="T12"> = </text:span><text:span text:style-name="T18">new</text:span><text:span text:style-name="T12"> </text:span><text:span text:style-name="T24">Node</text:span><text:span text:style-name="T12">(</text:span><text:span text:style-name="T16">"+"</text:span><text:span text:style-name="T12">, </text:span><text:span text:style-name="T18">new</text:span><text:span text:style-name="T12"> </text:span><text:span text:style-name="T24">Node</text:span><text:span text:style-name="T12">(</text:span><text:span text:style-name="T16">"1"</text:span><text:span text:style-name="T12">, </text:span><text:span text:style-name="T18">new</text:span><text:span text:style-name="T12"> </text:span><text:span text:style-name="T24">Node</text:span><text:span text:style-name="T12">(</text:span><text:span text:style-name="T16">"2"</text:span><text:span text:style-name="T12">, null)));</text:span></text:p>
      <text:p text:style-name="P25"><text:s text:c="8"/><text:span text:style-name="T12">list.assertEquals(</text:span></text:p>
      <text:p text:style-name="P25"><text:s text:c="16"/><text:span text:style-name="T16">"(+ 1 2)"</text:span><text:span text:style-name="T12">,</text:span></text:p>
      <text:p text:style-name="P25"><text:s text:c="16"/><text:span text:style-name="T12">node2.stringifyNode());</text:span></text:p>
      <text:p text:style-name="P25"><text:s text:c="8"/></text:p>
      <text:p text:style-name="P25"><text:s text:c="8"/><text:span text:style-name="T18">final</text:span><text:span text:style-name="T12"> </text:span><text:span text:style-name="T24">Node</text:span><text:span text:style-name="T12"> </text:span><text:span text:style-name="T26">node3</text:span><text:span text:style-name="T12"> = </text:span><text:span text:style-name="T18">new</text:span><text:span text:style-name="T12"> </text:span><text:span text:style-name="T24">Node</text:span><text:span text:style-name="T12">(</text:span><text:span text:style-name="T16">"+"</text:span><text:span text:style-name="T12">, </text:span><text:span text:style-name="T18">new</text:span><text:span text:style-name="T12"> </text:span><text:span text:style-name="T24">Node</text:span><text:span text:style-name="T12">(</text:span><text:span text:style-name="T16">"1"</text:span><text:span text:style-name="T12">, </text:span><text:span text:style-name="T18">new</text:span><text:span text:style-name="T12"> </text:span><text:span text:style-name="T24">Node</text:span><text:span text:style-name="T12">(</text:span><text:span text:style-name="T16">"2"</text:span><text:span text:style-name="T12">, null)));</text:span></text:p>
      <text:p text:style-name="P25"><text:s text:c="8"/><text:span text:style-name="T18">final</text:span><text:span text:style-name="T12"> </text:span><text:span text:style-name="T24">LinkedList</text:span><text:span text:style-name="T12"> </text:span><text:span text:style-name="T26">list2</text:span><text:span text:style-name="T12"> = </text:span><text:span text:style-name="T18">new</text:span><text:span text:style-name="T12"> </text:span><text:span text:style-name="T24">LinkedList</text:span><text:span text:style-name="T12">(node3);</text:span></text:p>
      <text:p text:style-name="P25"><text:s text:c="8"/><text:span text:style-name="T12">list.assertEquals(</text:span></text:p>
      <text:p text:style-name="P25"><text:s text:c="16"/><text:span text:style-name="T16">"(+ 1 2)"</text:span><text:span text:style-name="T12">,</text:span></text:p>
      <text:p text:style-name="P25"><text:s text:c="16"/><text:span text:style-name="T12">list2.getHead().stringifyNode());</text:span></text:p>
      <text:p text:style-name="P25"><text:s text:c="8"/><text:span text:style-name="T12">list.assertEquals(</text:span></text:p>
      <text:p text:style-name="P25"><text:s text:c="16"/><text:span text:style-name="T16">"(+ 1 2)"</text:span><text:span text:style-name="T12">, </text:span><text:span text:style-name="T16">""</text:span><text:span text:style-name="T12"> + list2); <text:s text:c="12"/></text:span></text:p>
      <text:p text:style-name="P25"><text:s text:c="24"/></text:p>
      <text:p text:style-name="P25"><text:s text:c="8"/><text:span text:style-name="T18">final</text:span><text:span text:style-name="T12"> </text:span><text:span text:style-name="T24">LinkedList</text:span><text:span text:style-name="T12"> </text:span><text:span text:style-name="T26">list3</text:span><text:span text:style-name="T12"> = </text:span><text:span text:style-name="T18">new</text:span><text:span text:style-name="T12"> </text:span><text:span text:style-name="T24">LinkedList</text:span><text:span text:style-name="T12">(</text:span><text:span text:style-name="T16">"+"</text:span><text:span text:style-name="T12">);</text:span></text:p>
      <text:p text:style-name="P25"><text:s text:c="8"/><text:span text:style-name="T12">list3.assertEquals(</text:span><text:span text:style-name="T16">""</text:span><text:span text:style-name="T12"> + list3, </text:span><text:span text:style-name="T16">"(+)"</text:span><text:span text:style-name="T12">);</text:span></text:p>
      <text:p text:style-name="P25"><text:s text:c="8"/><text:span text:style-name="T12">list3.insertTail(</text:span><text:span text:style-name="T18">new</text:span><text:span text:style-name="T12"> </text:span><text:span text:style-name="T24">Node</text:span><text:span text:style-name="T12">(</text:span><text:span text:style-name="T16">"1"</text:span><text:span text:style-name="T12">, null)); <text:s text:c="5"/></text:span></text:p>
      <text:p text:style-name="P25"><text:s text:c="8"/><text:span text:style-name="T12">list3.insertTail(</text:span><text:span text:style-name="T18">new</text:span><text:span text:style-name="T12"> </text:span><text:span text:style-name="T24">Node</text:span><text:span text:style-name="T12">(</text:span><text:span text:style-name="T16">"2"</text:span><text:span text:style-name="T12">, null));</text:span></text:p>
      <text:p text:style-name="P25"><text:s text:c="8"/><text:span text:style-name="T12">list3.insertTail(</text:span><text:span text:style-name="T18">new</text:span><text:span text:style-name="T12"> </text:span><text:span text:style-name="T24">Node</text:span><text:span text:style-name="T12">(</text:span><text:span text:style-name="T16">"3"</text:span><text:span text:style-name="T12">, null));</text:span></text:p>
      <text:p text:style-name="P25"><text:s text:c="8"/><text:span text:style-name="T12">list.assertEquals(</text:span><text:span text:style-name="T16">""</text:span><text:span text:style-name="T12"> + list3, </text:span><text:span text:style-name="T16">"(+ 1 2 3)"</text:span><text:span text:style-name="T12">); <text:s text:c="4"/></text:span></text:p>
      <text:p text:style-name="P25"><text:s text:c="8"/><text:span text:style-name="T12">list.testStatus();</text:span></text:p>
      <text:p text:style-name="P25"><text:s text:c="16"/></text:p>
      <text:p text:style-name="P25"><text:s text:c="8"/><text:span text:style-name="T18">final</text:span><text:span text:style-name="T12"> </text:span><text:span text:style-name="T24">LinkedList</text:span><text:span text:style-name="T12"> </text:span><text:span text:style-name="T26">list4</text:span><text:span text:style-name="T12"> = </text:span><text:span text:style-name="T18">new</text:span><text:span text:style-name="T12"> </text:span><text:span text:style-name="T24">LinkedList</text:span><text:span text:style-name="T12">(</text:span><text:span text:style-name="T16">"1"</text:span><text:span text:style-name="T12">); <text:s text:c="6"/></text:span></text:p>
      <text:p text:style-name="P25"><text:soft-page-break/><text:s text:c="8"/><text:span text:style-name="T12">list4.insertTail(</text:span><text:span text:style-name="T18">new</text:span><text:span text:style-name="T12"> </text:span><text:span text:style-name="T24">Node</text:span><text:span text:style-name="T12">(</text:span><text:span text:style-name="T16">"2"</text:span><text:span text:style-name="T12">, null)); <text:s text:c="5"/></text:span></text:p>
      <text:p text:style-name="P25"><text:s text:c="8"/><text:span text:style-name="T12">list4.insertTail(</text:span><text:span text:style-name="T18">new</text:span><text:span text:style-name="T12"> </text:span><text:span text:style-name="T24">Node</text:span><text:span text:style-name="T12">(</text:span><text:span text:style-name="T16">"3"</text:span><text:span text:style-name="T12">, null));</text:span></text:p>
      <text:p text:style-name="P25"><text:s text:c="8"/><text:span text:style-name="T12">list4.insertTail(</text:span><text:span text:style-name="T18">new</text:span><text:span text:style-name="T12"> </text:span><text:span text:style-name="T24">Node</text:span><text:span text:style-name="T12">(</text:span><text:span text:style-name="T16">"4"</text:span><text:span text:style-name="T12">, null));</text:span></text:p>
      <text:p text:style-name="P25"><text:s text:c="8"/><text:span text:style-name="T12">list.assertEquals(</text:span><text:span text:style-name="T16">""</text:span><text:span text:style-name="T12"> + list4, </text:span><text:span text:style-name="T16">"(1 2 3 4)"</text:span><text:span text:style-name="T12">);</text:span></text:p>
      <text:p text:style-name="P25"><text:s text:c="8"/><text:span text:style-name="T12">list.assertEquals(</text:span><text:span text:style-name="T16">""</text:span><text:span text:style-name="T12"> + list4.numCompute(</text:span><text:span text:style-name="T16">'+'</text:span><text:span text:style-name="T12">), </text:span><text:span text:style-name="T16">"10.0"</text:span><text:span text:style-name="T12">);</text:span></text:p>
      <text:p text:style-name="P25"><text:s text:c="8"/><text:span text:style-name="T12">list.assertEquals(</text:span><text:span text:style-name="T16">""</text:span><text:span text:style-name="T12"> + list4.numCompute(</text:span><text:span text:style-name="T16">'*'</text:span><text:span text:style-name="T12">), </text:span><text:span text:style-name="T16">"24.0"</text:span><text:span text:style-name="T12">);</text:span></text:p>
      <text:p text:style-name="P43"><text:s text:c="4"/><text:span text:style-name="T12">}</text:span></text:p>
      <text:p text:style-name="P9"><text:line-break/><text:line-break/><text:span text:style-name="T1">Ding, Ding, Ding, *DING*</text:span><text:line-break/><text:line-break/><text:span text:style-name="T2">You may have noticed that I left out some implementation details on some of the methods used in the test case. They aren't totally relevant, use the source download at the bottom of the page to get all of the source. </text:span><text:span text:style-name="T1">NumCompute</text:span><text:span text:style-name="T3"> </text:span><text:span text:style-name="T2">is a relevant method and leads us into our Lisp implementation in Java. Essentially, the </text:span><text:span text:style-name="T1">numCompute</text:span><text:span text:style-name="T3"> </text:span><text:span text:style-name="T2">method is a traversal method to sum all of the Nodes in the list chain. This is kind of important, Lisp is a List processing language. Our traversal method is an operation on a singly linked list. I hope the light-bulb is going off for you.</text:span><text:line-break/><text:line-break/><text:span text:style-name="T6"><draw:a xlink:type="simple" xlink:href="http://bp3.blogger.com/_syI_yyzTPG8/SH501UN-2KI/AAAAAAAAAHc/QOGc-JTHP7I/s1600-h/Incandescent_light_bulb.png"><draw:frame draw:style-name="fr1" draw:name="graphics48" text:anchor-type="as-char" svg:width="0.7862in" svg:height="0.3929in" draw:z-index="47"><draw:image xlink:href="http://bp3.blogger.com/_syI_yyzTPG8/SH501UN-2KI/AAAAAAAAAHc/QOGc-JTHP7I/s0-d/Incandescent_light_bulb.png" xlink:type="simple" xlink:show="embed" xlink:actuate="onLoad"/></draw:frame></draw:a></text:span><text:bookmark text:name="BLOGGER_PHOTO_ID_5223741077105596578"/></text:p>
      <text:p text:style-name="P34"><text:s text:c="4"/><text:span text:style-name="T16">/**</text:span></text:p>
      <text:p text:style-name="P28"><text:s text:c="5"/><text:span text:style-name="T12">* Perform an arithmetic operation on the List.</text:span></text:p>
      <text:p text:style-name="P25"><text:span text:style-name="T15"><text:s text:c="5"/></text:span><text:span text:style-name="T16">* </text:span><text:span text:style-name="T32">@param</text:span><text:span text:style-name="T16"> operation</text:span></text:p>
      <text:p text:style-name="P25"><text:span text:style-name="T15"><text:s text:c="5"/></text:span><text:span text:style-name="T16">* </text:span><text:span text:style-name="T32">@return</text:span></text:p>
      <text:p text:style-name="P28"><text:s text:c="5"/><text:span text:style-name="T12">*/</text:span></text:p>
      <text:p text:style-name="P25"><text:s text:c="4"/><text:span text:style-name="T18">public</text:span><text:span text:style-name="T12"> </text:span><text:span text:style-name="T24">double</text:span><text:span text:style-name="T12"> </text:span><text:span text:style-name="T20">numCompute</text:span><text:span text:style-name="T12">(</text:span><text:span text:style-name="T18">final</text:span><text:span text:style-name="T12"> </text:span><text:span text:style-name="T24">char</text:span><text:span text:style-name="T12"> </text:span><text:span text:style-name="T26">operation</text:span><text:span text:style-name="T12">) {</text:span></text:p>
      <text:p text:style-name="P25"><text:s text:c="8"/><text:span text:style-name="T24">double</text:span><text:span text:style-name="T12"> </text:span><text:span text:style-name="T26">result</text:span><text:span text:style-name="T12"> = 0.0;</text:span></text:p>
      <text:p text:style-name="P25"><text:s text:c="8"/><text:span text:style-name="T18">if</text:span><text:span text:style-name="T12"> (operation == </text:span><text:span text:style-name="T16">'+'</text:span><text:span text:style-name="T12"> || operation == </text:span><text:span text:style-name="T16">'-'</text:span><text:span text:style-name="T12">) {</text:span></text:p>
      <text:p text:style-name="P25"><text:s text:c="12"/><text:span text:style-name="T12">result = 0.0;</text:span></text:p>
      <text:p text:style-name="P25"><text:s text:c="8"/><text:span text:style-name="T12">} </text:span><text:span text:style-name="T18">else</text:span><text:span text:style-name="T12"> </text:span><text:span text:style-name="T18">if</text:span><text:span text:style-name="T12"> (operation == </text:span><text:span text:style-name="T16">'*'</text:span><text:span text:style-name="T12"> || operation == </text:span><text:span text:style-name="T16">'/'</text:span><text:span text:style-name="T12">) {</text:span></text:p>
      <text:p text:style-name="P25"><text:s text:c="12"/><text:span text:style-name="T12">result = 1.0;</text:span></text:p>
      <text:p text:style-name="P25"><text:s text:c="8"/><text:span text:style-name="T12">} </text:span><text:span text:style-name="T18">else</text:span><text:span text:style-name="T12"> {</text:span></text:p>
      <text:p text:style-name="P25"><text:s text:c="12"/><text:span text:style-name="T18">throw</text:span><text:span text:style-name="T12"> </text:span><text:span text:style-name="T18">new</text:span><text:span text:style-name="T12"> </text:span><text:span text:style-name="T24">RuntimeException</text:span><text:span text:style-name="T12">(</text:span><text:span text:style-name="T16">"Invalid Operation: try +, -, *, /"</text:span><text:span text:style-name="T12">);</text:span></text:p>
      <text:p text:style-name="P25"><text:s text:c="8"/><text:span text:style-name="T12">}</text:span></text:p>
      <text:p text:style-name="P25"><text:s text:c="8"/><text:span text:style-name="T18">for</text:span><text:span text:style-name="T12"> (</text:span><text:span text:style-name="T24">Node</text:span><text:span text:style-name="T12"> </text:span><text:span text:style-name="T26">node</text:span><text:span text:style-name="T12"> = </text:span><text:span text:style-name="T18">this</text:span><text:span text:style-name="T12">.getHead(); node != null; node = node.getNext()) {</text:span></text:p>
      <text:p text:style-name="P25"><text:s text:c="12"/><text:span text:style-name="T24">Double</text:span><text:span text:style-name="T12"> </text:span><text:span text:style-name="T26">d</text:span><text:span text:style-name="T12"> = </text:span><text:span text:style-name="T18">new</text:span><text:span text:style-name="T12"> </text:span><text:span text:style-name="T24">Double</text:span><text:span text:style-name="T12">((</text:span><text:span text:style-name="T24">String</text:span><text:span text:style-name="T12">) node.getData());</text:span></text:p>
      <text:p text:style-name="P25"><text:s text:c="12"/><text:span text:style-name="T24">double</text:span><text:span text:style-name="T12"> </text:span><text:span text:style-name="T26">x</text:span><text:span text:style-name="T12"> = d.doubleValue();</text:span></text:p>
      <text:p text:style-name="P25"><text:s text:c="12"/><text:span text:style-name="T18">switch</text:span><text:span text:style-name="T12"> (operation) { <text:s text:c="11"/></text:span></text:p>
      <text:p text:style-name="P25"><text:s text:c="12"/><text:span text:style-name="T18">case</text:span><text:span text:style-name="T12"> </text:span><text:span text:style-name="T16">'+'</text:span><text:span text:style-name="T12">:</text:span></text:p>
      <text:p text:style-name="P25"><text:s text:c="16"/><text:span text:style-name="T12">result += x;</text:span></text:p>
      <text:p text:style-name="P25"><text:s text:c="16"/><text:span text:style-name="T18">break</text:span><text:span text:style-name="T12">;</text:span></text:p>
      <text:p text:style-name="P25"><text:s text:c="12"/><text:span text:style-name="T18">case</text:span><text:span text:style-name="T12"> </text:span><text:span text:style-name="T16">'-'</text:span><text:span text:style-name="T12">:</text:span></text:p>
      <text:p text:style-name="P25"><text:s text:c="16"/><text:span text:style-name="T12">result -= x;</text:span></text:p>
      <text:p text:style-name="P25"><text:s text:c="16"/><text:span text:style-name="T18">break</text:span><text:span text:style-name="T12">;</text:span></text:p>
      <text:p text:style-name="P25"><text:s text:c="12"/><text:span text:style-name="T18">case</text:span><text:span text:style-name="T12"> </text:span><text:span text:style-name="T16">'*'</text:span><text:span text:style-name="T12">:</text:span></text:p>
      <text:p text:style-name="P25"><text:s text:c="16"/><text:span text:style-name="T12">result *= x;</text:span></text:p>
      <text:p text:style-name="P25"><text:s text:c="16"/><text:span text:style-name="T18">break</text:span><text:span text:style-name="T12">;</text:span></text:p>
      <text:p text:style-name="P25"><text:s text:c="12"/><text:span text:style-name="T18">case</text:span><text:span text:style-name="T12"> </text:span><text:span text:style-name="T16">'/'</text:span><text:span text:style-name="T12">:</text:span></text:p>
      <text:p text:style-name="P25"><text:s text:c="16"/><text:span text:style-name="T12">result /= x;</text:span></text:p>
      <text:p text:style-name="P25"><text:s text:c="16"/><text:span text:style-name="T18">break</text:span><text:span text:style-name="T12">;</text:span></text:p>
      <text:p text:style-name="P25"><text:s text:c="12"/><text:span text:style-name="T18">default</text:span><text:span text:style-name="T12">:</text:span></text:p>
      <text:p text:style-name="P25"><text:s text:c="16"/><text:span text:style-name="T18">throw</text:span><text:span text:style-name="T12"> </text:span><text:span text:style-name="T18">new</text:span><text:span text:style-name="T12"> </text:span><text:span text:style-name="T24">RuntimeException</text:span><text:span text:style-name="T12">(</text:span><text:span text:style-name="T16">"Invalid Operation: try +, -, *, /"</text:span><text:span text:style-name="T12">); <text:s text:c="15"/></text:span></text:p>
      <text:p text:style-name="P25"><text:s text:c="12"/><text:span text:style-name="T12">}</text:span></text:p>
      <text:p text:style-name="P25"><text:s text:c="8"/><text:span text:style-name="T12">} <text:s text:c="14"/></text:span></text:p>
      <text:p text:style-name="P25"><text:s text:c="8"/><text:span text:style-name="T18">return</text:span><text:span text:style-name="T12"> result;</text:span></text:p>
      <text:p text:style-name="P25"><text:soft-page-break/><text:s text:c="4"/><text:span text:style-name="T12">}</text:span></text:p>
      <text:p text:style-name="P43"><text:s text:c="4"/></text:p>
      <text:p text:style-name="P12"><text:line-break/><text:span text:style-name="T6"><draw:a xlink:type="simple" xlink:href="http://bp2.blogger.com/_syI_yyzTPG8/SH52suOszgI/AAAAAAAAAHk/IWStWTBZQ-E/s1600-h/lisp_simple_add.png"><draw:frame draw:style-name="fr1" draw:name="graphics49" text:anchor-type="as-char" svg:width="0.7862in" svg:height="0.3929in" draw:z-index="48"><draw:image xlink:href="http://bp2.blogger.com/_syI_yyzTPG8/SH52suOszgI/AAAAAAAAAHk/IWStWTBZQ-E/s0-d/lisp_simple_add.png" xlink:type="simple" xlink:show="embed" xlink:actuate="onLoad"/></draw:frame></draw:a></text:span><text:bookmark text:name="BLOGGER_PHOTO_ID_5223743128492363266"/></text:p>
      <text:p text:style-name="P13">Figure: SBCL prompt with the Lisp call (+ 1 2 3 5 5 6 7 9 10)</text:p>
      <text:p text:style-name="Text_20_body"/>
      <text:p text:style-name="P37"><text:span text:style-name="Source_20_Text"><text:span text:style-name="T4">The lisp code:</text:span></text:span></text:p>
      <text:p text:style-name="P45"><text:span text:style-name="Source_20_Text"><text:span text:style-name="T5">(+ 1 2 3 4)</text:span></text:span></text:p>
      <text:p text:style-name="P9"><text:line-break/><text:span text:style-name="T2">Is essentially a representation of the following Java code:</text:span></text:p>
      <text:p text:style-name="P32"><text:span text:style-name="T17">final</text:span> <text:span text:style-name="T23">LinkedList</text:span> <text:span text:style-name="T25">list4</text:span> = <text:span text:style-name="T17">new</text:span> <text:span text:style-name="T23">LinkedList</text:span>(<text:span text:style-name="T15">"1"</text:span>); <text:s text:c="6"/></text:p>
      <text:p text:style-name="P23">list4.insertTail(<text:span text:style-name="T17">new</text:span> <text:span text:style-name="T23">Node</text:span>(<text:span text:style-name="T15">"2"</text:span>, null)); <text:s text:c="5"/></text:p>
      <text:p text:style-name="P23">list4.insertTail(<text:span text:style-name="T17">new</text:span> <text:span text:style-name="T23">Node</text:span>(<text:span text:style-name="T15">"3"</text:span>, null));</text:p>
      <text:p text:style-name="P23">list4.insertTail(<text:span text:style-name="T17">new</text:span> <text:span text:style-name="T23">Node</text:span>(<text:span text:style-name="T15">"4"</text:span>, null));</text:p>
      <text:p text:style-name="P40">list4.numCompute(<text:span text:style-name="T15">'+'</text:span>)</text:p>
      <text:p text:style-name="P12"><text:line-break/><text:span text:style-name="T1">On Lisp</text:span><text:line-break/><text:span text:style-name="T6"><draw:a xlink:type="simple" xlink:href="http://bp3.blogger.com/_syI_yyzTPG8/SH55Ro-dd0I/AAAAAAAAAHs/_v4QNjH7EGA/s1600-h/john-mccarthy-poster1.jpg"><draw:frame draw:style-name="fr1" draw:name="graphics50" text:anchor-type="as-char" svg:width="0.7862in" svg:height="0.3929in" draw:z-index="49"><draw:image xlink:href="http://bp3.blogger.com/_syI_yyzTPG8/SH55Ro-dd0I/AAAAAAAAAHs/_v4QNjH7EGA/s0-d/john-mccarthy-poster1.jpg" xlink:type="simple" xlink:show="embed" xlink:actuate="onLoad"/></draw:frame></draw:a></text:span><text:bookmark text:name="BLOGGER_PHOTO_ID_5223745961760487234"/><text:line-break/><text:span text:style-name="T10">"On LISP's approximate 21st anniversary, no doubt something could be said about coming of age, but it seems doubtful that the normal life expectancy of a programming language is three score and ten. In fact, LISP seems to be the second oldest surviving programming language after Fortran, so maybe we should plan on holding one of these newspaper interviews in which grandpa is asked to what he attributes having lived to 100." -- John McCarthy<text:line-break/></text:span><text:line-break/><text:span text:style-name="T2">I don't want to delve too much into Lisp history or even the pros and cons; essentially Lisp has a rich history and is a very simple, powerful language. Lisp programs are represented by symbolic expressions as a simple linked list structure that is stored memory. We can determine the lisp function by the first ATOM in a list and perform that operation on the rest of the arguments. </text:span><text:span text:style-name="T10">And there are a small set of selector and constructor operations expressed as functions (car, cdr and cons)</text:span><text:span text:style-name="T2">.</text:span><text:line-break/><text:line-break/><text:span text:style-name="T1">Lisp in Java, Mini JScheme</text:span><text:line-break/><text:line-break/><text:span text:style-name="T6"><draw:a xlink:type="simple" xlink:href="http://bp3.blogger.com/_syI_yyzTPG8/SH5__LQ78AI/AAAAAAAAAH0/9zyM3OUUAPU/s1600-h/27898850-M-1.jpg"><draw:frame draw:style-name="fr1" draw:name="graphics51" text:anchor-type="as-char" svg:width="0.7862in" svg:height="0.3929in" draw:z-index="50"><draw:image xlink:href="http://bp3.blogger.com/_syI_yyzTPG8/SH5__LQ78AI/AAAAAAAAAH0/9zyM3OUUAPU/s0-d/27898850-M-1.jpg" xlink:type="simple" xlink:show="embed" xlink:actuate="onLoad"/></draw:frame></draw:a></text:span><text:bookmark text:name="BLOGGER_PHOTO_ID_5223753341128667138"/></text:p>
      <text:p text:style-name="P13">Figure: Picture of Peter Norvig, inventor of JScheme</text:p>
      <text:p text:style-name="P9"><text:line-break/><text:line-break/><text:span text:style-name="T2">Peter Norvig created JScheme, a Lisp Scheme dialect written in Java. It was created in 1998 and it has since been forked, extended and used quite extensively in other modern projects for the web and elsewhere. I mention JScheme because the code I am about present is all based on the JScheme interpreter. The code is copyrighted to Peter Norvig (including the picture of him above), I have only made modifications to make our Lisp even lighter than it was originally. Norvig's most recent implementation of JScheme contains 1905 lines of Java code. My implementation contains 905 lines wrapped in additional Javadoc comments.</text:span><text:line-break/><text:span text:style-name="T6"><draw:a xlink:type="simple" xlink:href="http://bp3.blogger.com/_syI_yyzTPG8/SH6EI-_ojeI/AAAAAAAAAH8/-g3_3T0FVB0/s1600-h/classes_lisp.png"><draw:frame draw:style-name="fr1" draw:name="graphics52" text:anchor-type="as-char" svg:width="0.7862in" svg:height="0.3929in" draw:z-index="51"><draw:image xlink:href="http://bp3.blogger.com/_syI_yyzTPG8/SH6EI-_ojeI/AAAAAAAAAH8/-g3_3T0FVB0/s0-d/classes_lisp.png" xlink:type="simple" xlink:show="embed" xlink:actuate="onLoad"/></draw:frame></draw:a></text:span><text:bookmark text:name="BLOGGER_PHOTO_ID_5223757907680071138"/><text:line-break/><text:soft-page-break/><text:line-break/><text:span text:style-name="T2">There are eight classes in this smaller implementation. The core classes are shown in the UML class diagram. The </text:span><text:span text:style-name="T1">InputReader</text:span><text:span text:style-name="T3"> </text:span><text:span text:style-name="T2">is the most interesting class; if you are interested in learning about basic character/token parsing routines, you should look at this code. The read method is the first core method invoked. It is needed to read each character from the InputStream (E.g. an implementation of a FileInputStream) and return the tokens to the eval method.</text:span></text:p>
      <text:p text:style-name="P34"><text:s text:c="4"/><text:span text:style-name="T18">public</text:span><text:span text:style-name="T12"> </text:span><text:span text:style-name="T24">Object</text:span><text:span text:style-name="T12"> </text:span><text:span text:style-name="T20">read</text:span><text:span text:style-name="T12">() {</text:span></text:p>
      <text:p text:style-name="P25"><text:s text:c="8"/><text:span text:style-name="T18">try</text:span><text:span text:style-name="T12"> {</text:span></text:p>
      <text:p text:style-name="P25"><text:s text:c="12"/><text:span text:style-name="T24">Object</text:span><text:span text:style-name="T12"> </text:span><text:span text:style-name="T26">token</text:span><text:span text:style-name="T12"> = nextToken();</text:span></text:p>
      <text:p text:style-name="P25"><text:s text:c="12"/><text:span text:style-name="T18">if</text:span><text:span text:style-name="T12"> (token == </text:span><text:span text:style-name="T16">"("</text:span><text:span text:style-name="T12">) {</text:span></text:p>
      <text:p text:style-name="P25"><text:s text:c="16"/><text:span text:style-name="T18">return</text:span><text:span text:style-name="T12"> readTail();</text:span></text:p>
      <text:p text:style-name="P25"><text:s text:c="12"/><text:span text:style-name="T12">} </text:span><text:span text:style-name="T18">else</text:span><text:span text:style-name="T12"> </text:span><text:span text:style-name="T18">if</text:span><text:span text:style-name="T12"> (token == </text:span><text:span text:style-name="T16">")"</text:span><text:span text:style-name="T12">) {</text:span></text:p>
      <text:p text:style-name="P25"><text:s text:c="16"/><text:span text:style-name="T12">System.out.println(</text:span><text:span text:style-name="T16">"WARN: Extra ')' ignored."</text:span><text:span text:style-name="T12">);</text:span></text:p>
      <text:p text:style-name="P25"><text:s text:c="16"/><text:span text:style-name="T18">return</text:span><text:span text:style-name="T12"> read();</text:span></text:p>
      <text:p text:style-name="P25"><text:s text:c="12"/><text:span text:style-name="T12">} </text:span><text:span text:style-name="T18">else</text:span><text:span text:style-name="T12"> {</text:span></text:p>
      <text:p text:style-name="P25"><text:s text:c="16"/><text:span text:style-name="T18">return</text:span><text:span text:style-name="T12"> token;</text:span></text:p>
      <text:p text:style-name="P25"><text:s text:c="12"/><text:span text:style-name="T12">} </text:span><text:span text:style-name="T22">// End of the if - else</text:span></text:p>
      <text:p text:style-name="P25"><text:s text:c="8"/><text:span text:style-name="T12">} </text:span><text:span text:style-name="T18">catch</text:span><text:span text:style-name="T12"> (</text:span><text:span text:style-name="T24">IOException</text:span><text:span text:style-name="T12"> </text:span><text:span text:style-name="T26">e</text:span><text:span text:style-name="T12">) {</text:span></text:p>
      <text:p text:style-name="P25"><text:s text:c="12"/><text:span text:style-name="T12">System.out.println(</text:span><text:span text:style-name="T16">"WARN: On input, exception: "</text:span><text:span text:style-name="T12"> + e);</text:span></text:p>
      <text:p text:style-name="P25"><text:s text:c="12"/><text:span text:style-name="T18">return</text:span><text:span text:style-name="T12"> EOF;</text:span></text:p>
      <text:p text:style-name="P25"><text:s text:c="8"/><text:span text:style-name="T12">} </text:span><text:span text:style-name="T22">// End try - catch</text:span></text:p>
      <text:p text:style-name="P25"><text:s text:c="4"/><text:span text:style-name="T12">}</text:span></text:p>
      <text:p text:style-name="P25"><text:s text:c="4"/><text:span text:style-name="T18">private</text:span><text:span text:style-name="T12"> </text:span><text:span text:style-name="T24">Object</text:span><text:span text:style-name="T12"> </text:span><text:span text:style-name="T20">readTail</text:span><text:span text:style-name="T12">() </text:span><text:span text:style-name="T18">throws</text:span><text:span text:style-name="T12"> </text:span><text:span text:style-name="T24">IOException</text:span><text:span text:style-name="T12"> {</text:span></text:p>
      <text:p text:style-name="P25"><text:s text:c="8"/><text:span text:style-name="T24">Object</text:span><text:span text:style-name="T12"> </text:span><text:span text:style-name="T26">token</text:span><text:span text:style-name="T12"> = nextToken();</text:span></text:p>
      <text:p text:style-name="P25"><text:s text:c="8"/><text:span text:style-name="T12">System.out.println(</text:span><text:span text:style-name="T16">"trace: readTail(): "</text:span><text:span text:style-name="T12"> + token);</text:span></text:p>
      <text:p text:style-name="P25"><text:s text:c="8"/><text:span text:style-name="T18">if</text:span><text:span text:style-name="T12"> (token == EOF) {</text:span></text:p>
      <text:p text:style-name="P25"><text:s text:c="12"/><text:span text:style-name="T18">final</text:span><text:span text:style-name="T12"> </text:span><text:span text:style-name="T24">String</text:span><text:span text:style-name="T12"> </text:span><text:span text:style-name="T26">msg</text:span><text:span text:style-name="T12"> = </text:span><text:span text:style-name="T16">"ERROR: readTail() - EOF during read."</text:span><text:span text:style-name="T12">;</text:span></text:p>
      <text:p text:style-name="P25"><text:s text:c="12"/><text:span text:style-name="T12">System.err.println(msg);</text:span></text:p>
      <text:p text:style-name="P25"><text:s text:c="12"/><text:span text:style-name="T18">throw</text:span><text:span text:style-name="T12"> (</text:span><text:span text:style-name="T18">new</text:span><text:span text:style-name="T12"> </text:span><text:span text:style-name="T24">RuntimeException</text:span><text:span text:style-name="T12">(msg));</text:span></text:p>
      <text:p text:style-name="P25"><text:s text:c="8"/><text:span text:style-name="T12">} </text:span><text:span text:style-name="T18">else</text:span><text:span text:style-name="T12"> </text:span><text:span text:style-name="T18">if</text:span><text:span text:style-name="T12"> (token == </text:span><text:span text:style-name="T16">")"</text:span><text:span text:style-name="T12">) {</text:span></text:p>
      <text:p text:style-name="P25"><text:s text:c="12"/><text:span text:style-name="T18">return</text:span><text:span text:style-name="T12"> null;</text:span></text:p>
      <text:p text:style-name="P25"><text:s text:c="8"/><text:span text:style-name="T12">} </text:span><text:span text:style-name="T18">else</text:span><text:span text:style-name="T12"> </text:span><text:span text:style-name="T18">if</text:span><text:span text:style-name="T12"> (token == </text:span><text:span text:style-name="T16">"."</text:span><text:span text:style-name="T12">) {</text:span></text:p>
      <text:p text:style-name="P25"><text:s text:c="12"/><text:span text:style-name="T24">Object</text:span><text:span text:style-name="T12"> </text:span><text:span text:style-name="T26">result</text:span><text:span text:style-name="T12"> = read();</text:span></text:p>
      <text:p text:style-name="P25"><text:s text:c="12"/><text:span text:style-name="T12">token = nextToken();</text:span></text:p>
      <text:p text:style-name="P25"><text:s text:c="12"/><text:span text:style-name="T18">if</text:span><text:span text:style-name="T12"> (token != </text:span><text:span text:style-name="T16">")"</text:span><text:span text:style-name="T12">) {</text:span></text:p>
      <text:p text:style-name="P25"><text:s text:c="16"/><text:span text:style-name="T12">System.out.println(</text:span><text:span text:style-name="T16">"WARN: Missing ')'? Received "</text:span><text:span text:style-name="T12"> + token + </text:span><text:span text:style-name="T16">" after ."</text:span><text:span text:style-name="T12">);</text:span></text:p>
      <text:p text:style-name="P25"><text:s text:c="12"/><text:span text:style-name="T12">}</text:span></text:p>
      <text:p text:style-name="P25"><text:s text:c="12"/><text:span text:style-name="T18">return</text:span><text:span text:style-name="T12"> result;</text:span></text:p>
      <text:p text:style-name="P25"><text:s text:c="8"/><text:span text:style-name="T12">} </text:span><text:span text:style-name="T18">else</text:span><text:span text:style-name="T12"> {</text:span></text:p>
      <text:p text:style-name="P25"><text:s text:c="12"/><text:span text:style-name="T12">tokenStack.push(token);</text:span></text:p>
      <text:p text:style-name="P25"><text:s text:c="12"/><text:span text:style-name="T18">return</text:span><text:span text:style-name="T12"> SchemeUtil.cons(read(), readTail());</text:span></text:p>
      <text:p text:style-name="P25"><text:s text:c="8"/><text:span text:style-name="T12">}</text:span></text:p>
      <text:p text:style-name="P25"><text:s text:c="4"/><text:span text:style-name="T12">}</text:span></text:p>
      <text:p text:style-name="P25"><text:s text:c="4"/><text:span text:style-name="T18">private</text:span><text:span text:style-name="T12"> </text:span><text:span text:style-name="T24">Object</text:span><text:span text:style-name="T12"> </text:span><text:span text:style-name="T20">nextToken</text:span><text:span text:style-name="T12">() </text:span><text:span text:style-name="T18">throws</text:span><text:span text:style-name="T12"> </text:span><text:span text:style-name="T24">IOException</text:span><text:span text:style-name="T12"> {</text:span></text:p>
      <text:p text:style-name="P25"><text:s text:c="8"/><text:span text:style-name="T24">int</text:span><text:span text:style-name="T12"> </text:span><text:span text:style-name="T26">ch</text:span><text:span text:style-name="T12">;</text:span></text:p>
      <text:p text:style-name="P25"><text:s text:c="8"/><text:span text:style-name="T22">// See if we should re-use a pushed char or token</text:span></text:p>
      <text:p text:style-name="P25"><text:s text:c="8"/><text:span text:style-name="T22">// Task 1: Pop the token and character stacks</text:span></text:p>
      <text:p text:style-name="P25"><text:s text:c="8"/><text:span text:style-name="T18">if</text:span><text:span text:style-name="T12"> (!</text:span><text:span text:style-name="T18">this</text:span><text:span text:style-name="T12">.tokenStack.empty() &amp;&amp; (</text:span><text:span text:style-name="T18">this</text:span><text:span text:style-name="T12">.tokenStack.peek() != null)) {</text:span></text:p>
      <text:p text:style-name="P25"><text:s text:c="12"/><text:span text:style-name="T18">return</text:span><text:span text:style-name="T12"> </text:span><text:span text:style-name="T18">this</text:span><text:span text:style-name="T12">.tokenStack.pop();</text:span></text:p>
      <text:p text:style-name="P25"><text:s text:c="8"/><text:span text:style-name="T12">} </text:span><text:span text:style-name="T18">else</text:span><text:span text:style-name="T12"> </text:span><text:span text:style-name="T18">if</text:span><text:span text:style-name="T12"> (!</text:span><text:span text:style-name="T18">this</text:span><text:span text:style-name="T12">.charStack.empty() &amp;&amp; (</text:span><text:span text:style-name="T18">this</text:span><text:span text:style-name="T12">.charStack.peek() != null)) {</text:span></text:p>
      <text:p text:style-name="P25"><text:s text:c="12"/><text:span text:style-name="T12">ch = ((</text:span><text:span text:style-name="T24">Character</text:span><text:span text:style-name="T12">) </text:span><text:span text:style-name="T18">this</text:span><text:span text:style-name="T12">.charStack.pop()).charValue();</text:span></text:p>
      <text:p text:style-name="P25"><text:s text:c="8"/><text:span text:style-name="T12">} </text:span><text:span text:style-name="T18">else</text:span><text:span text:style-name="T12"> {</text:span></text:p>
      <text:p text:style-name="P25"><text:s text:c="12"/><text:span text:style-name="T12">ch = inputReader.read();</text:span></text:p>
      <text:p text:style-name="P25"><text:s text:c="8"/><text:span text:style-name="T12">}</text:span></text:p>
      <text:p text:style-name="P25"><text:s text:c="8"/><text:span text:style-name="T22">// Ignore whitespace</text:span></text:p>
      <text:p text:style-name="P25"><text:s text:c="8"/><text:span text:style-name="T22">// Task 2: Check for and ignore whitespace</text:span></text:p>
      <text:p text:style-name="P25"><text:s text:c="8"/><text:span text:style-name="T18">while</text:span><text:span text:style-name="T12"> (isWhitespace((</text:span><text:span text:style-name="T24">char</text:span><text:span text:style-name="T12">) ch)) {</text:span></text:p>
      <text:p text:style-name="P25"><text:soft-page-break/><text:s text:c="12"/><text:span text:style-name="T12">ch = inputReader.read();</text:span></text:p>
      <text:p text:style-name="P25"><text:s text:c="8"/><text:span text:style-name="T12">}</text:span></text:p>
      <text:p text:style-name="P25"><text:s text:c="8"/><text:span text:style-name="T12">System.out.println(</text:span><text:span text:style-name="T16">"trace: nextToken() -&gt; "</text:span><text:span text:style-name="T12"> + (</text:span><text:span text:style-name="T24">char</text:span><text:span text:style-name="T12">) ch + </text:span><text:span text:style-name="T16">" $"</text:span><text:span text:style-name="T12"> + ch);</text:span></text:p>
      <text:p text:style-name="P25"><text:s text:c="8"/><text:span text:style-name="T22">// See what kind of non-white character we got</text:span></text:p>
      <text:p text:style-name="P25"><text:s text:c="8"/><text:span text:style-name="T22">// Task 3: Check if the character is of various token types.</text:span></text:p>
      <text:p text:style-name="P25"><text:s text:c="8"/><text:span text:style-name="T18">switch</text:span><text:span text:style-name="T12"> (ch) {</text:span></text:p>
      <text:p text:style-name="P25"><text:s text:c="12"/><text:span text:style-name="T18">case</text:span><text:span text:style-name="T12"> -1:</text:span></text:p>
      <text:p text:style-name="P25"><text:s text:c="16"/><text:span text:style-name="T18">return</text:span><text:span text:style-name="T12"> EOF;</text:span></text:p>
      <text:p text:style-name="P25"><text:s text:c="12"/><text:span text:style-name="T18">case</text:span><text:span text:style-name="T12"> TOK_LEFT_PAREN:</text:span></text:p>
      <text:p text:style-name="P25"><text:s text:c="16"/><text:span text:style-name="T18">return</text:span><text:span text:style-name="T12"> </text:span><text:span text:style-name="T16">"("</text:span><text:span text:style-name="T12">;</text:span></text:p>
      <text:p text:style-name="P25"><text:s text:c="12"/><text:span text:style-name="T18">case</text:span><text:span text:style-name="T12"> TOK_RIGHT_PAREN:</text:span></text:p>
      <text:p text:style-name="P25"><text:s text:c="16"/><text:span text:style-name="T18">return</text:span><text:span text:style-name="T12"> </text:span><text:span text:style-name="T16">")"</text:span><text:span text:style-name="T12">;</text:span></text:p>
      <text:p text:style-name="P25"><text:s text:c="12"/><text:span text:style-name="T12">...</text:span></text:p>
      <text:p text:style-name="P25"><text:s text:c="12"/><text:span text:style-name="T12">...</text:span></text:p>
      <text:p text:style-name="P25"><text:s text:c="12"/><text:span text:style-name="T18">default</text:span><text:span text:style-name="T12">:</text:span></text:p>
      <text:p text:style-name="P25"><text:s text:c="16"/><text:span text:style-name="T12">buff.setLength(0); <text:s text:c="13"/></text:span></text:p>
      <text:p text:style-name="P25"><text:s text:c="16"/><text:span text:style-name="T24">int</text:span><text:span text:style-name="T12"> </text:span><text:span text:style-name="T26">c</text:span><text:span text:style-name="T12"> = ch;</text:span></text:p>
      <text:p text:style-name="P25"><text:s text:c="16"/><text:span text:style-name="T12">buildGenericToken(ch);</text:span></text:p>
      <text:p text:style-name="P25"><text:s text:c="16"/><text:span text:style-name="T22">// Try potential numbers, but catch any format errors.</text:span></text:p>
      <text:p text:style-name="P25"><text:s text:c="16"/><text:span text:style-name="T18">if</text:span><text:span text:style-name="T12"> (c == </text:span><text:span text:style-name="T16">'.'</text:span><text:span text:style-name="T12"> || c == </text:span><text:span text:style-name="T16">'+'</text:span><text:span text:style-name="T12"> || c == </text:span><text:span text:style-name="T16">'-'</text:span><text:span text:style-name="T12"> || (c &gt;= </text:span><text:span text:style-name="T16">'0'</text:span><text:span text:style-name="T12"> &amp;&amp; c &lt;= </text:span><text:span text:style-name="T16">'9'</text:span><text:span text:style-name="T12">)) {</text:span></text:p>
      <text:p text:style-name="P25"><text:s text:c="20"/><text:span text:style-name="T18">try</text:span><text:span text:style-name="T12"> {</text:span></text:p>
      <text:p text:style-name="P25"><text:s text:c="24"/><text:span text:style-name="T22">// Number type is currently in the buffer queue</text:span></text:p>
      <text:p text:style-name="P25"><text:s text:c="24"/><text:span text:style-name="T18">return</text:span><text:span text:style-name="T12"> </text:span><text:span text:style-name="T18">new</text:span><text:span text:style-name="T12"> </text:span><text:span text:style-name="T24">Double</text:span><text:span text:style-name="T12">(buff.toString());</text:span></text:p>
      <text:p text:style-name="P25"><text:s text:c="20"/><text:span text:style-name="T12">} </text:span><text:span text:style-name="T18">catch</text:span><text:span text:style-name="T12"> (</text:span><text:span text:style-name="T24">NumberFormatException</text:span><text:span text:style-name="T12"> </text:span><text:span text:style-name="T26">e</text:span><text:span text:style-name="T12">) {</text:span></text:p>
      <text:p text:style-name="P25"><text:s text:c="24"/><text:span text:style-name="T12">;</text:span></text:p>
      <text:p text:style-name="P25"><text:s text:c="20"/><text:span text:style-name="T12">}</text:span></text:p>
      <text:p text:style-name="P25"><text:s text:c="16"/><text:span text:style-name="T12">} </text:span><text:span text:style-name="T22">// End of If</text:span></text:p>
      <text:p text:style-name="P25"><text:s text:c="16"/><text:span text:style-name="T18">return</text:span><text:span text:style-name="T12"> buff.toString().toLowerCase();</text:span></text:p>
      <text:p text:style-name="P25"><text:s text:c="8"/><text:span text:style-name="T12">} </text:span><text:span text:style-name="T22">// End of the Switch</text:span></text:p>
      <text:p text:style-name="P43"><text:s text:c="4"/><text:span text:style-name="T12">}</text:span></text:p>
      <text:p text:style-name="P9"><text:line-break/><text:line-break/><text:span text:style-name="T1">Linked Lists, Cons and Pairs,</text:span><text:line-break/><text:line-break/><text:span text:style-name="T2">In that cluster of code, this small snippet should stick out in your mind:</text:span></text:p>
      <text:p text:style-name="P33">readTail:</text:p>
      <text:p text:style-name="P24">tokenStack.push(token);</text:p>
      <text:p text:style-name="P42">return SchemeUtil.cons(read(), readTail());</text:p>
      <text:p text:style-name="P9"><text:line-break/><text:line-break/><text:span text:style-name="T2">Invocation of our </text:span><text:span text:style-name="T1">cons </text:span><text:span text:style-name="T2">operator. Cons, short for the term constructor, returns a new Pair object based on some data Node and possibly some pointer to another Pair. Notice that I am interchanging the term Pair and Node; where Node is the class in our LinkedList implementation. Essentially, </text:span><text:span text:style-name="T1">a Pair is a Node</text:span><text:span text:style-name="T3"> </text:span><text:span text:style-name="T2">and most of our Scheme processing is some variation of the LinkedList operations.</text:span></text:p>
      <text:p text:style-name="P36"><text:s text:c="4"/><text:span text:style-name="T12">/**</text:span></text:p>
      <text:p text:style-name="P28"><text:s text:c="5"/><text:span text:style-name="T12">* cons(x, y) is the same as new Pair(x, y).</text:span></text:p>
      <text:p text:style-name="P28"><text:s text:c="5"/><text:span text:style-name="T12">* </text:span></text:p>
      <text:p text:style-name="P28"><text:s text:c="5"/><text:span text:style-name="T12">* Cons presents and interesting function that is fundamental to lisp.</text:span></text:p>
      <text:p text:style-name="P28"><text:s text:c="5"/><text:span text:style-name="T12">* Here are some examples of cons usage (tested in common lisp).</text:span></text:p>
      <text:p text:style-name="P25"><text:span text:style-name="T15"><text:s text:c="5"/></text:span><text:span text:style-name="T16">* </text:span><text:span text:style-name="T32">&lt;code&gt;</text:span></text:p>
      <text:p text:style-name="P28"><text:s text:c="5"/><text:span text:style-name="T12">* (cons 1 2):</text:span></text:p>
      <text:p text:style-name="P28"><text:s text:c="5"/><text:span text:style-name="T12">* Pair pair = SchemeUtil.cons("1", "2");</text:span></text:p>
      <text:p text:style-name="P28"><text:s text:c="5"/><text:span text:style-name="T12">* assertEquals("" + pair, "(1 . 2)");</text:span></text:p>
      <text:p text:style-name="P28"><text:s text:c="5"/><text:span text:style-name="T12">* </text:span></text:p>
      <text:p text:style-name="P28"><text:s text:c="5"/><text:span text:style-name="T12">* (cons 1 nil):</text:span></text:p>
      <text:p text:style-name="P28"><text:soft-page-break/><text:s text:c="5"/><text:span text:style-name="T12">* Pair pair = SchemeUtil.cons("1", null);</text:span></text:p>
      <text:p text:style-name="P28"><text:s text:c="5"/><text:span text:style-name="T12">* assertEquals("" + pair, "(1)");</text:span></text:p>
      <text:p text:style-name="P28"><text:s text:c="5"/><text:span text:style-name="T12">* </text:span></text:p>
      <text:p text:style-name="P28"><text:s text:c="5"/><text:span text:style-name="T12">* (cons 1 (cons 2 nil)):</text:span></text:p>
      <text:p text:style-name="P28"><text:s text:c="5"/><text:span text:style-name="T12">* </text:span></text:p>
      <text:p text:style-name="P28"><text:s text:c="5"/><text:span text:style-name="T12">* Pair pair = SchemeUtil.cons("1", SchemeUtil.cons("2", null));</text:span></text:p>
      <text:p text:style-name="P28"><text:s text:c="5"/><text:span text:style-name="T12">* assertEquals("" + pair, "(1 2)");</text:span></text:p>
      <text:p text:style-name="P28"><text:s text:c="5"/><text:span text:style-name="T12">* <text:s/></text:span></text:p>
      <text:p text:style-name="P25"><text:span text:style-name="T15"><text:s text:c="5"/></text:span><text:span text:style-name="T16">* </text:span><text:span text:style-name="T32">&lt;/code&gt;</text:span></text:p>
      <text:p text:style-name="P28"><text:s text:c="5"/><text:span text:style-name="T12">*/</text:span></text:p>
      <text:p text:style-name="P25"><text:s text:c="4"/><text:span text:style-name="T18">public</text:span><text:span text:style-name="T12"> </text:span><text:span text:style-name="T18">static</text:span><text:span text:style-name="T12"> </text:span><text:span text:style-name="T24">Pair</text:span><text:span text:style-name="T12"> </text:span><text:span text:style-name="T20">cons</text:span><text:span text:style-name="T12">(</text:span><text:span text:style-name="T24">Object</text:span><text:span text:style-name="T12"> </text:span><text:span text:style-name="T26">a</text:span><text:span text:style-name="T12">, </text:span><text:span text:style-name="T24">Object</text:span><text:span text:style-name="T12"> </text:span><text:span text:style-name="T26">b</text:span><text:span text:style-name="T12">) {</text:span></text:p>
      <text:p text:style-name="P25"><text:s text:c="8"/><text:span text:style-name="T18">return</text:span><text:span text:style-name="T12"> </text:span><text:span text:style-name="T18">new</text:span><text:span text:style-name="T12"> </text:span><text:span text:style-name="T24">Pair</text:span><text:span text:style-name="T12">(a, b);</text:span></text:p>
      <text:p text:style-name="P25"><text:s text:c="4"/><text:span text:style-name="T12">}</text:span></text:p>
      <text:p text:style-name="P30">///</text:p>
      <text:p text:style-name="P23"><text:span text:style-name="T21">/// WHAT IS NEW PAIR????</text:span></text:p>
      <text:p text:style-name="P30">///</text:p>
      <text:p text:style-name="P29">/**</text:p>
      <text:p text:style-name="P28"><text:s/><text:span text:style-name="T12">* A Pair has two fields, first and rest (or car and cdr).</text:span></text:p>
      <text:p text:style-name="P28"><text:s/><text:span text:style-name="T12">* This forms the basis of a simple, singly-linked list structure </text:span></text:p>
      <text:p text:style-name="P28"><text:s/><text:span text:style-name="T12">* whose contents can be manipulated with cons, car, and cdr. </text:span></text:p>
      <text:p text:style-name="P28"><text:s/><text:span text:style-name="T12">* </text:span></text:p>
      <text:p text:style-name="P28"><text:s/><text:span text:style-name="T12">* "One mathematical consideration that influenced LISP was to </text:span></text:p>
      <text:p text:style-name="P28"><text:s/><text:span text:style-name="T12">* express programs as applicative expressions built up </text:span></text:p>
      <text:p text:style-name="P28"><text:s/><text:span text:style-name="T12">* from variables and constants using functions" -- John McCarthy</text:span></text:p>
      <text:p text:style-name="P28"><text:s/><text:span text:style-name="T12">* http://www-formal.stanford.edu/jmc/history/lisp/node3.html</text:span></text:p>
      <text:p text:style-name="P28"><text:s/><text:span text:style-name="T12">*/</text:span></text:p>
      <text:p text:style-name="P23"><text:span text:style-name="T17">public</text:span> <text:span text:style-name="T17">class</text:span> <text:span text:style-name="T23">Pair</text:span> {</text:p>
      <text:p text:style-name="P25"><text:s text:c="4"/><text:span text:style-name="T16">/**</text:span></text:p>
      <text:p text:style-name="P28"><text:s text:c="5"/><text:span text:style-name="T12">* The first element of the pair.</text:span></text:p>
      <text:p text:style-name="P28"><text:s text:c="5"/><text:span text:style-name="T12">*/</text:span></text:p>
      <text:p text:style-name="P25"><text:s text:c="4"/><text:span text:style-name="T18">private</text:span><text:span text:style-name="T12"> </text:span><text:span text:style-name="T24">Object</text:span><text:span text:style-name="T12"> </text:span><text:span text:style-name="T26">first</text:span><text:span text:style-name="T12">;</text:span></text:p>
      <text:p text:style-name="P25"><text:s text:c="4"/><text:span text:style-name="T16">/**</text:span></text:p>
      <text:p text:style-name="P28"><text:s text:c="5"/><text:span text:style-name="T12">* <text:s/>The other element of the pair.</text:span></text:p>
      <text:p text:style-name="P28"><text:s text:c="5"/><text:span text:style-name="T12">*/</text:span></text:p>
      <text:p text:style-name="P25"><text:s text:c="4"/><text:span text:style-name="T18">private</text:span><text:span text:style-name="T12"> </text:span><text:span text:style-name="T24">Object</text:span><text:span text:style-name="T12"> </text:span><text:span text:style-name="T26">rest</text:span><text:span text:style-name="T12">;</text:span></text:p>
      <text:p text:style-name="P25"><text:s text:c="4"/><text:span text:style-name="T16">/** Build a pair from two components. * */</text:span></text:p>
      <text:p text:style-name="P25"><text:s text:c="4"/><text:span text:style-name="T18">public</text:span><text:span text:style-name="T12"> Pair(</text:span><text:span text:style-name="T24">Object</text:span><text:span text:style-name="T12"> </text:span><text:span text:style-name="T26">first</text:span><text:span text:style-name="T12">, </text:span><text:span text:style-name="T24">Object</text:span><text:span text:style-name="T12"> </text:span><text:span text:style-name="T26">rest</text:span><text:span text:style-name="T12">) {</text:span></text:p>
      <text:p text:style-name="P25"><text:s text:c="8"/><text:span text:style-name="T18">this</text:span><text:span text:style-name="T12">.first = first;</text:span></text:p>
      <text:p text:style-name="P25"><text:s text:c="8"/><text:span text:style-name="T18">this</text:span><text:span text:style-name="T12">.rest = rest;</text:span></text:p>
      <text:p text:style-name="P25"><text:s text:c="4"/><text:span text:style-name="T12">}</text:span></text:p>
      <text:p text:style-name="P25"><text:s text:c="4"/><text:span text:style-name="T16">/**</text:span></text:p>
      <text:p text:style-name="P28"><text:s text:c="5"/><text:span text:style-name="T12">* Return a String representation of the pair.</text:span></text:p>
      <text:p text:style-name="P28"><text:s text:c="5"/><text:span text:style-name="T12">*/</text:span></text:p>
      <text:p text:style-name="P25"><text:s text:c="4"/><text:span text:style-name="T18">public</text:span><text:span text:style-name="T12"> </text:span><text:span text:style-name="T24">String</text:span><text:span text:style-name="T12"> </text:span><text:span text:style-name="T20">toString</text:span><text:span text:style-name="T12">() {</text:span></text:p>
      <text:p text:style-name="P25"><text:s text:c="8"/><text:span text:style-name="T18">return</text:span><text:span text:style-name="T12"> SchemeUtil.stringify(</text:span><text:span text:style-name="T18">this</text:span><text:span text:style-name="T12">);</text:span></text:p>
      <text:p text:style-name="P25"><text:s text:c="4"/><text:span text:style-name="T12">}</text:span></text:p>
      <text:p text:style-name="P25"><text:s text:c="4"/><text:span text:style-name="T16">/**</text:span></text:p>
      <text:p text:style-name="P28"><text:s text:c="5"/><text:span text:style-name="T12">* Build up a String representation of the Pair in a StringBuffer.</text:span></text:p>
      <text:p text:style-name="P28"><text:s text:c="5"/><text:span text:style-name="T12">*/</text:span></text:p>
      <text:p text:style-name="P25"><text:s text:c="4"/><text:span text:style-name="T24">void</text:span><text:span text:style-name="T12"> </text:span><text:span text:style-name="T20">stringifyPair</text:span><text:span text:style-name="T12">(</text:span><text:span text:style-name="T24">StringBuffer</text:span><text:span text:style-name="T12"> </text:span><text:span text:style-name="T26">buf</text:span><text:span text:style-name="T12">) {</text:span></text:p>
      <text:p text:style-name="P25"><text:s text:c="8"/><text:span text:style-name="T12">buf.append(</text:span><text:span text:style-name="T16">'('</text:span><text:span text:style-name="T12">);</text:span></text:p>
      <text:p text:style-name="P25"><text:s text:c="8"/><text:span text:style-name="T12">SchemeUtil.stringify(first, buf);</text:span></text:p>
      <text:p text:style-name="P25"><text:s text:c="8"/><text:span text:style-name="T24">Object</text:span><text:span text:style-name="T12"> </text:span><text:span text:style-name="T26">tail</text:span><text:span text:style-name="T12"> = rest;</text:span></text:p>
      <text:p text:style-name="P25"><text:s text:c="8"/><text:span text:style-name="T18">while</text:span><text:span text:style-name="T12"> (tail </text:span><text:span text:style-name="T18">instanceof</text:span><text:span text:style-name="T12"> Pair) {</text:span></text:p>
      <text:p text:style-name="P25"><text:s text:c="12"/><text:span text:style-name="T12">buf.append(</text:span><text:span text:style-name="T16">' '</text:span><text:span text:style-name="T12">);</text:span></text:p>
      <text:p text:style-name="P25"><text:s text:c="12"/><text:span text:style-name="T12">SchemeUtil.stringify(((</text:span><text:span text:style-name="T24">Pair</text:span><text:span text:style-name="T12">) tail).first, buf);</text:span></text:p>
      <text:p text:style-name="P25"><text:s text:c="12"/><text:span text:style-name="T12">tail = ((</text:span><text:span text:style-name="T24">Pair</text:span><text:span text:style-name="T12">) tail).rest;</text:span></text:p>
      <text:p text:style-name="P25"><text:s text:c="8"/><text:span text:style-name="T12">}</text:span></text:p>
      <text:p text:style-name="P25"><text:s text:c="8"/><text:span text:style-name="T18">if</text:span><text:span text:style-name="T12"> (tail != null) {</text:span></text:p>
      <text:p text:style-name="P25"><text:soft-page-break/><text:s text:c="12"/><text:span text:style-name="T12">buf.append(</text:span><text:span text:style-name="T16">" . "</text:span><text:span text:style-name="T12">);</text:span></text:p>
      <text:p text:style-name="P25"><text:s text:c="12"/><text:span text:style-name="T12">SchemeUtil.stringify(tail, buf);</text:span></text:p>
      <text:p text:style-name="P25"><text:s text:c="8"/><text:span text:style-name="T12">}</text:span></text:p>
      <text:p text:style-name="P25"><text:s text:c="8"/><text:span text:style-name="T12">buf.append(</text:span><text:span text:style-name="T16">')'</text:span><text:span text:style-name="T12">);</text:span></text:p>
      <text:p text:style-name="P25"><text:s text:c="4"/><text:span text:style-name="T12">}</text:span></text:p>
      <text:p text:style-name="P40">}</text:p>
      <text:p text:style-name="P9"><text:line-break/><text:line-break/><text:span text:style-name="T2">The input reader is our IO class for reading from the Stream and returning a </text:span><text:span text:style-name="T1">PAIR</text:span><text:span text:style-name="T3"> </text:span><text:span text:style-name="T2">to to the calling method. Once we have a Pair object (essentially a LinkedList structure), we can then perform Lisp operations on the given list elements. For example, here are two Test Case methods:</text:span></text:p>
      <text:p text:style-name="P32"><text:span text:style-name="T17">public</text:span> <text:span text:style-name="T23">void</text:span> <text:span text:style-name="T19">testInputReaderPair</text:span>() {</text:p>
      <text:p text:style-name="P25"><text:s text:c="8"/><text:span text:style-name="T24">ByteArrayInputStream</text:span><text:span text:style-name="T12"> </text:span><text:span text:style-name="T26">stream</text:span><text:span text:style-name="T12"> = </text:span></text:p>
      <text:p text:style-name="P25"><text:s text:c="12"/><text:span text:style-name="T18">new</text:span><text:span text:style-name="T12"> </text:span><text:span text:style-name="T24">ByteArrayInputStream</text:span><text:span text:style-name="T12">(</text:span><text:span text:style-name="T16">"(+ 1 2 3)"</text:span><text:span text:style-name="T12">.getBytes());</text:span></text:p>
      <text:p text:style-name="P25"><text:s text:c="8"/><text:span text:style-name="T24">InputReader</text:span><text:span text:style-name="T12"> </text:span><text:span text:style-name="T26">reader</text:span><text:span text:style-name="T12"> = </text:span><text:span text:style-name="T18">new</text:span><text:span text:style-name="T12"> </text:span><text:span text:style-name="T24">InputReader</text:span><text:span text:style-name="T12">(stream);</text:span></text:p>
      <text:p text:style-name="P25"><text:s text:c="8"/><text:span text:style-name="T24">Object</text:span><text:span text:style-name="T12"> </text:span><text:span text:style-name="T26">o</text:span><text:span text:style-name="T12"> = reader.read();</text:span></text:p>
      <text:p text:style-name="P25"><text:s text:c="8"/><text:span text:style-name="T24">Pair</text:span><text:span text:style-name="T12"> </text:span><text:span text:style-name="T26">p</text:span><text:span text:style-name="T12"> = (</text:span><text:span text:style-name="T24">Pair</text:span><text:span text:style-name="T12">) o;</text:span></text:p>
      <text:p text:style-name="P25"><text:s text:c="8"/><text:span text:style-name="T12">assertEquals(</text:span><text:span text:style-name="T16">"(+ 1.0 2.0 3.0)"</text:span><text:span text:style-name="T12">, </text:span><text:span text:style-name="T16">""</text:span><text:span text:style-name="T12"> + p);</text:span></text:p>
      <text:p text:style-name="P25"><text:s text:c="4"/><text:span text:style-name="T12">}</text:span></text:p>
      <text:p text:style-name="P25"><text:s text:c="4"/><text:span text:style-name="T18">public</text:span><text:span text:style-name="T12"> </text:span><text:span text:style-name="T24">void</text:span><text:span text:style-name="T12"> </text:span><text:span text:style-name="T20">testEval1</text:span><text:span text:style-name="T12">() {</text:span></text:p>
      <text:p text:style-name="P25"><text:s text:c="8"/><text:span text:style-name="T24">Environment</text:span><text:span text:style-name="T12"> </text:span><text:span text:style-name="T26">globalEnvironment</text:span><text:span text:style-name="T12"> = </text:span><text:span text:style-name="T18">new</text:span><text:span text:style-name="T12"> </text:span><text:span text:style-name="T24">Environment</text:span><text:span text:style-name="T12">();</text:span></text:p>
      <text:p text:style-name="P25"><text:s text:c="8"/><text:span text:style-name="T12">BuiltInFunction.installBuiltInFunctions(globalEnvironment);</text:span></text:p>
      <text:p text:style-name="P25"><text:s text:c="8"/><text:span text:style-name="T24">ByteArrayInputStream</text:span><text:span text:style-name="T12"> </text:span><text:span text:style-name="T26">stream</text:span><text:span text:style-name="T12"> = </text:span><text:span text:style-name="T18">new</text:span><text:span text:style-name="T12"> </text:span><text:span text:style-name="T24">ByteArrayInputStream</text:span><text:span text:style-name="T12">(</text:span><text:span text:style-name="T16">"(+ 1 2 3)"</text:span><text:span text:style-name="T12">.getBytes());</text:span></text:p>
      <text:p text:style-name="P25"><text:s text:c="8"/><text:span text:style-name="T24">InputReader</text:span><text:span text:style-name="T12"> </text:span><text:span text:style-name="T26">reader</text:span><text:span text:style-name="T12"> = </text:span><text:span text:style-name="T18">new</text:span><text:span text:style-name="T12"> </text:span><text:span text:style-name="T24">InputReader</text:span><text:span text:style-name="T12">(stream);</text:span></text:p>
      <text:p text:style-name="P25"><text:s text:c="8"/><text:span text:style-name="T24">Object</text:span><text:span text:style-name="T12"> </text:span><text:span text:style-name="T26">o</text:span><text:span text:style-name="T12"> = reader.read();</text:span></text:p>
      <text:p text:style-name="P25"><text:s text:c="8"/><text:span text:style-name="T24">Scheme</text:span><text:span text:style-name="T12"> </text:span><text:span text:style-name="T26">scheme</text:span><text:span text:style-name="T12"> = </text:span><text:span text:style-name="T18">new</text:span><text:span text:style-name="T12"> </text:span><text:span text:style-name="T24">Scheme</text:span><text:span text:style-name="T12">();</text:span></text:p>
      <text:p text:style-name="P25"><text:s text:c="8"/><text:span text:style-name="T24">Object</text:span><text:span text:style-name="T12"> </text:span><text:span text:style-name="T26">res</text:span><text:span text:style-name="T12"> = scheme.eval(o, globalEnvironment);</text:span></text:p>
      <text:p text:style-name="P25"><text:s text:c="8"/><text:span text:style-name="T24">double</text:span><text:span text:style-name="T12"> </text:span><text:span text:style-name="T26">d</text:span><text:span text:style-name="T12"> = ((</text:span><text:span text:style-name="T24">Double</text:span><text:span text:style-name="T12">) res).doubleValue();</text:span></text:p>
      <text:p text:style-name="P25"><text:s text:c="8"/><text:span text:style-name="T12">assertEquals(d, 6.0d, 0.01d);</text:span></text:p>
      <text:p text:style-name="P43"><text:s text:c="4"/><text:span text:style-name="T12">}</text:span></text:p>
      <text:p text:style-name="P9"><text:line-break/><text:line-break/><text:span text:style-name="T1">How do we get to performing Lisp operations on Lists?</text:span><text:line-break/><text:line-break/><text:span text:style-name="T2">In the </text:span><text:span text:style-name="T1">testInputReaderPair</text:span><text:span text:style-name="T3"> </text:span><text:span text:style-name="T2">test case, we convert a String representation of Lisp code and then create an InputReader object. Invoke the read method to return a Pair object. In this case, Pair is the </text:span><text:span text:style-name="T1">head</text:span><text:span text:style-name="T3"> </text:span><text:span text:style-name="T2">node in the LinkedList. The data in this Node is the String representation of the PLUS/ADD/+ operation. The rest of the elements are arguments to the function. The </text:span><text:span text:style-name="T1">testEval1</text:span><text:span text:style-name="T3"> </text:span><text:span text:style-name="T2">test adds one more call to our first test. </text:span><text:span text:style-name="T1">Eval</text:span><text:span text:style-name="T2">. The Pair class is in memory, now we actually have to invoke Lisp operations to get any work done. In my example, I want to add those numbers to together to return a sum. The first element in the list is the function, the rest are my arguments.</text:span><text:line-break/><text:line-break/><text:span text:style-name="T10">"Based on the "token" and the parse rule being matched, the parser does something -- push the token on the parse stack, pop the previous token and emit some code, implement some "Semantic Action" based on the tokens and rules matched so far, etc. etc" -- SaveTheHubble (CrazyOnTap.com)<text:line-break/></text:span><text:line-break/><text:span text:style-name="T2">The </text:span><text:span text:style-name="T1">Scheme.eval</text:span><text:span text:style-name="T3"> </text:span><text:span text:style-name="T2">method is a driver method where the execution on the Pair begins.</text:span></text:p>
      <text:p text:style-name="P34"><text:s text:c="4"/><text:span text:style-name="T18">public</text:span><text:span text:style-name="T12"> </text:span><text:span text:style-name="T24">Object</text:span><text:span text:style-name="T12"> </text:span><text:span text:style-name="T20">eval</text:span><text:span text:style-name="T12">(</text:span><text:span text:style-name="T24">Object</text:span><text:span text:style-name="T12"> </text:span><text:span text:style-name="T26">x</text:span><text:span text:style-name="T12">, </text:span><text:span text:style-name="T24">Environment</text:span><text:span text:style-name="T12"> </text:span><text:span text:style-name="T26">env</text:span><text:span text:style-name="T12">) { </text:span></text:p>
      <text:p text:style-name="P25"><text:s text:c="8"/><text:span text:style-name="T18">while</text:span><text:span text:style-name="T12"> (true) {</text:span></text:p>
      <text:p text:style-name="P25"><text:s text:c="12"/><text:span text:style-name="T18">if</text:span><text:span text:style-name="T12"> (x </text:span><text:span text:style-name="T18">instanceof</text:span><text:span text:style-name="T12"> String) { <text:s text:c="9"/></text:span></text:p>
      <text:p text:style-name="P25"><text:s text:c="16"/><text:span text:style-name="T22">// VARIABLE</text:span></text:p>
      <text:p text:style-name="P25"><text:s text:c="16"/><text:span text:style-name="T12">System.out.println(</text:span><text:span text:style-name="T16">"trace: eval - instance of String: "</text:span><text:span text:style-name="T12"> + x);</text:span></text:p>
      <text:p text:style-name="P25"><text:soft-page-break/><text:s text:c="16"/><text:span text:style-name="T22">// Look up a variable or a procedure (built in function).</text:span></text:p>
      <text:p text:style-name="P25"><text:s text:c="16"/><text:span text:style-name="T18">return</text:span><text:span text:style-name="T12"> env.lookup((</text:span><text:span text:style-name="T24">String</text:span><text:span text:style-name="T12">) x); <text:s text:c="13"/></text:span></text:p>
      <text:p text:style-name="P25"><text:s text:c="12"/><text:span text:style-name="T12">} </text:span><text:span text:style-name="T18">else</text:span><text:span text:style-name="T12"> </text:span><text:span text:style-name="T18">if</text:span><text:span text:style-name="T12"> (!(x </text:span><text:span text:style-name="T18">instanceof</text:span><text:span text:style-name="T12"> Pair)) { </text:span></text:p>
      <text:p text:style-name="P25"><text:s text:c="16"/><text:span text:style-name="T22">// CONSTANT</text:span></text:p>
      <text:p text:style-name="P25"><text:s text:c="16"/><text:span text:style-name="T12">System.out.println(</text:span><text:span text:style-name="T16">"trace: eval - instance of Pair =&gt;"</text:span><text:span text:style-name="T12"> + x);</text:span></text:p>
      <text:p text:style-name="P25"><text:s text:c="16"/><text:span text:style-name="T18">return</text:span><text:span text:style-name="T12"> x;</text:span></text:p>
      <text:p text:style-name="P25"><text:s text:c="12"/><text:span text:style-name="T12">} </text:span><text:span text:style-name="T18">else</text:span><text:span text:style-name="T12"> {</text:span></text:p>
      <text:p text:style-name="P25"><text:s text:c="16"/><text:span text:style-name="T22">// Procedure Call</text:span></text:p>
      <text:p text:style-name="P25"><text:s text:c="16"/><text:span text:style-name="T12">System.out.println(</text:span><text:span text:style-name="T16">"trace: eval[t1] - instance of procedure call"</text:span><text:span text:style-name="T12">);</text:span></text:p>
      <text:p text:style-name="P25"><text:s text:c="16"/><text:span text:style-name="T24">Object</text:span><text:span text:style-name="T12"> </text:span><text:span text:style-name="T26">fn</text:span><text:span text:style-name="T12"> = SchemeUtil.first(x);</text:span></text:p>
      <text:p text:style-name="P25"><text:s text:c="16"/><text:span text:style-name="T24">Object</text:span><text:span text:style-name="T12"> </text:span><text:span text:style-name="T26">args</text:span><text:span text:style-name="T12"> = SchemeUtil.rest(x);</text:span></text:p>
      <text:p text:style-name="P25"><text:s text:c="16"/><text:span text:style-name="T12">System.out.println(</text:span><text:span text:style-name="T16">"trace: eval[t2] - fn =&gt; ["</text:span><text:span text:style-name="T12"> + fn + </text:span><text:span text:style-name="T16">"] args =&gt; "</text:span><text:span text:style-name="T12"> + args);</text:span></text:p>
      <text:p text:style-name="P25"><text:s text:c="16"/><text:span text:style-name="T12">fn = eval(fn, env);</text:span></text:p>
      <text:p text:style-name="P25"><text:s text:c="16"/><text:span text:style-name="T22">// Coerce the object to a procedure (E.g. '+/add' procedure)</text:span></text:p>
      <text:p text:style-name="P25"><text:s text:c="16"/><text:span text:style-name="T24">Procedure</text:span><text:span text:style-name="T12"> </text:span><text:span text:style-name="T26">p</text:span><text:span text:style-name="T12"> = Procedure.proc(fn); <text:s text:c="14"/></text:span></text:p>
      <text:p text:style-name="P25"><text:s text:c="16"/><text:span text:style-name="T18">return</text:span><text:span text:style-name="T12"> p.apply(</text:span><text:span text:style-name="T18">this</text:span><text:span text:style-name="T12">, evalList(args, env)); <text:s text:c="33"/></text:span></text:p>
      <text:p text:style-name="P25"><text:s text:c="12"/><text:span text:style-name="T12">} </text:span><text:span text:style-name="T22">// End of if - else</text:span></text:p>
      <text:p text:style-name="P25"><text:s text:c="8"/><text:span text:style-name="T12">} </text:span><text:span text:style-name="T22">// End of While</text:span></text:p>
      <text:p text:style-name="P43"><text:s text:c="4"/><text:span text:style-name="T12">} </text:span><text:span text:style-name="T22">// End of Method</text:span></text:p>
      <text:p text:style-name="P9"><text:line-break/><text:line-break/><text:span text:style-name="T6"><draw:a xlink:type="simple" xlink:href="http://bp3.blogger.com/_syI_yyzTPG8/SH6k07A8wcI/AAAAAAAAAIE/NiSRlDiOD2U/s1600-h/LispExample.png"><draw:frame draw:style-name="fr1" draw:name="graphics53" text:anchor-type="as-char" svg:width="0.7862in" svg:height="0.3929in" draw:z-index="52"><draw:image xlink:href="http://bp3.blogger.com/_syI_yyzTPG8/SH6k07A8wcI/AAAAAAAAAIE/NiSRlDiOD2U/s0-d/LispExample.png" xlink:type="simple" xlink:show="embed" xlink:actuate="onLoad"/></draw:frame></draw:a></text:span><text:bookmark text:name="BLOGGER_PHOTO_ID_5223793846898180546"/><text:line-break/><text:line-break/><text:span text:style-name="T1">What about the environment?</text:span><text:line-break/><text:line-break/><text:span text:style-name="T2">The environment class is essentially a Hashtable data-structure for storing variable definitions. The key represents the name of the function and the value is an instance of the </text:span><text:span text:style-name="T1">BuiltInFunction</text:span><text:span text:style-name="T3"> </text:span><text:span text:style-name="T2">class. Other user defined variables are also stored here (this feature is not implemented in MiniJScheme). There is a major variation from Norvig's JScheme implemention of the Environment class. He used a LinkedList structure to store all of the variables. To lookup a variable by name, you traverse the list until the variable/function is found. I used simple Hashtable get and put operations. It is the least interesting of all of the classes, but probably the most important. If you don't have a reference to the ADD operation, then you can't a sum on a set of numbers.</text:span></text:p>
      <text:p text:style-name="P32"><text:span text:style-name="T17">public</text:span> <text:span text:style-name="T17">class</text:span> <text:span text:style-name="T23">Environment</text:span> <text:span text:style-name="T30">{</text:span></text:p>
      <text:p text:style-name="P25"><text:s text:c="4"/></text:p>
      <text:p text:style-name="P25"><text:s text:c="4"/><text:span text:style-name="T18">private</text:span><text:span text:style-name="T12"> </text:span><text:span text:style-name="T24">Map</text:span><text:span text:style-name="T12"> </text:span><text:span text:style-name="T26">mapDataVars</text:span><text:span text:style-name="T12"> = </text:span><text:span text:style-name="T18">new</text:span><text:span text:style-name="T12"> </text:span><text:span text:style-name="T24">HashMap</text:span><text:span text:style-name="T12">();</text:span></text:p>
      <text:p text:style-name="P25"><text:s text:c="4"/></text:p>
      <text:p text:style-name="P25"><text:s text:c="4"/><text:span text:style-name="T18">public</text:span><text:span text:style-name="T12"> Environment() {</text:span></text:p>
      <text:p text:style-name="P25"><text:s text:c="4"/><text:span text:style-name="T12">}</text:span></text:p>
      <text:p text:style-name="P25"><text:s text:c="4"/><text:span text:style-name="T16">/** </text:span></text:p>
      <text:p text:style-name="P28"><text:s text:c="5"/><text:span text:style-name="T12">* Find the value of a symbol, in this environment or a parent. </text:span></text:p>
      <text:p text:style-name="P28"><text:s text:c="5"/><text:span text:style-name="T12">*/</text:span></text:p>
      <text:p text:style-name="P25"><text:s text:c="4"/><text:span text:style-name="T18">public</text:span><text:span text:style-name="T12"> </text:span><text:span text:style-name="T24">Object</text:span><text:span text:style-name="T12"> </text:span><text:span text:style-name="T20">lookup</text:span><text:span text:style-name="T12">(</text:span><text:span text:style-name="T24">String</text:span><text:span text:style-name="T12"> </text:span><text:span text:style-name="T26">symbol</text:span><text:span text:style-name="T12">) {</text:span></text:p>
      <text:p text:style-name="P25"><text:s text:c="8"/><text:span text:style-name="T24">Object</text:span><text:span text:style-name="T12"> </text:span><text:span text:style-name="T26">o</text:span><text:span text:style-name="T12"> = </text:span><text:span text:style-name="T18">this</text:span><text:span text:style-name="T12">.mapDataVars.get(symbol);</text:span></text:p>
      <text:p text:style-name="P25"><text:s text:c="8"/><text:span text:style-name="T18">if</text:span><text:span text:style-name="T12"> (o != null) {</text:span></text:p>
      <text:p text:style-name="P25"><text:s text:c="12"/><text:span text:style-name="T18">return</text:span><text:span text:style-name="T12"> o;</text:span></text:p>
      <text:p text:style-name="P25"><text:s text:c="8"/><text:span text:style-name="T12">} </text:span><text:span text:style-name="T18">else</text:span><text:span text:style-name="T12"> {</text:span></text:p>
      <text:p text:style-name="P25"><text:s text:c="12"/><text:span text:style-name="T18">return</text:span><text:span text:style-name="T12"> SchemeUtil.error(</text:span><text:span text:style-name="T16">"Unbound variable: ["</text:span><text:span text:style-name="T12"> + symbol + </text:span><text:span text:style-name="T16">"]"</text:span><text:span text:style-name="T12">);</text:span></text:p>
      <text:p text:style-name="P25"><text:s text:c="8"/><text:span text:style-name="T12">}</text:span></text:p>
      <text:p text:style-name="P25"><text:s text:c="4"/><text:span text:style-name="T12">}</text:span></text:p>
      <text:p text:style-name="P25"><text:s text:c="4"/><text:span text:style-name="T16">/** Add a new variable,value pair to this environment. */</text:span></text:p>
      <text:p text:style-name="P25"><text:s text:c="4"/><text:span text:style-name="T18">public</text:span><text:span text:style-name="T12"> </text:span><text:span text:style-name="T24">Object</text:span><text:span text:style-name="T12"> </text:span><text:span text:style-name="T20">define</text:span><text:span text:style-name="T12">(</text:span><text:span text:style-name="T24">Object</text:span><text:span text:style-name="T12"> </text:span><text:span text:style-name="T26">var</text:span><text:span text:style-name="T12">, </text:span><text:span text:style-name="T24">Object</text:span><text:span text:style-name="T12"> </text:span><text:span text:style-name="T26">val</text:span><text:span text:style-name="T12">) {</text:span></text:p>
      <text:p text:style-name="P25"><text:s text:c="8"/></text:p>
      <text:p text:style-name="P25"><text:s text:c="8"/><text:span text:style-name="T18">this</text:span><text:span text:style-name="T12">.mapDataVars.put(var, val); <text:s text:c="8"/></text:span></text:p>
      <text:p text:style-name="P25"><text:soft-page-break/><text:s text:c="8"/><text:span text:style-name="T18">if</text:span><text:span text:style-name="T12"> (val </text:span><text:span text:style-name="T18">instanceof</text:span><text:span text:style-name="T12"> Procedure</text:span></text:p>
      <text:p text:style-name="P25"><text:s text:c="16"/><text:span text:style-name="T12">&amp;&amp; ((</text:span><text:span text:style-name="T24">Procedure</text:span><text:span text:style-name="T12">) val).getName().equals(</text:span><text:span text:style-name="T32">Procedure</text:span><text:span text:style-name="T12">.DEFAULT_NAME)) {</text:span></text:p>
      <text:p text:style-name="P25"><text:s text:c="12"/><text:span text:style-name="T12">((</text:span><text:span text:style-name="T24">Procedure</text:span><text:span text:style-name="T12">) val).setName(var.toString());</text:span></text:p>
      <text:p text:style-name="P25"><text:s text:c="8"/><text:span text:style-name="T12">}</text:span></text:p>
      <text:p text:style-name="P25"><text:s text:c="8"/><text:span text:style-name="T18">return</text:span><text:span text:style-name="T12"> var;</text:span></text:p>
      <text:p text:style-name="P25"><text:s text:c="4"/><text:span text:style-name="T12">} <text:s text:c="2"/></text:span></text:p>
      <text:p text:style-name="P25"><text:s text:c="4"/><text:span text:style-name="T18">public</text:span><text:span text:style-name="T12"> </text:span><text:span text:style-name="T24">Environment</text:span><text:span text:style-name="T12"> </text:span><text:span text:style-name="T20">defineBuiltInProc</text:span><text:span text:style-name="T12">(</text:span><text:span text:style-name="T24">String</text:span><text:span text:style-name="T12"> </text:span><text:span text:style-name="T26">name</text:span><text:span text:style-name="T12">, </text:span><text:span text:style-name="T24">int</text:span><text:span text:style-name="T12"> </text:span><text:span text:style-name="T26">id</text:span><text:span text:style-name="T12">, </text:span><text:span text:style-name="T24">int</text:span><text:span text:style-name="T12"> </text:span><text:span text:style-name="T26">minArgs</text:span><text:span text:style-name="T12">) {</text:span></text:p>
      <text:p text:style-name="P25"><text:s text:c="8"/><text:span text:style-name="T12">define(name, </text:span><text:span text:style-name="T18">new</text:span><text:span text:style-name="T12"> </text:span><text:span text:style-name="T24">BuiltInFunction</text:span><text:span text:style-name="T12">(id, minArgs, minArgs));</text:span></text:p>
      <text:p text:style-name="P25"><text:s text:c="8"/><text:span text:style-name="T18">return</text:span><text:span text:style-name="T12"> </text:span><text:span text:style-name="T18">this</text:span><text:span text:style-name="T12">;</text:span></text:p>
      <text:p text:style-name="P25"><text:s text:c="4"/><text:span text:style-name="T12">} <text:s text:c="2"/></text:span></text:p>
      <text:p text:style-name="P41">}</text:p>
      <text:p text:style-name="P9"><text:line-break/><text:line-break/><text:span text:style-name="T1">Installing/Loading the Built-In Functions</text:span><text:line-break/><text:line-break/><text:span text:style-name="T2">We are finally at the point to talk about calling Lisp functions. Here are some basic </text:span><text:span text:style-name="T1">"Scheme"</text:span><text:span text:style-name="T3"> </text:span><text:span text:style-name="T2">operations. The cons/constructor(new Pair) operation should be pretty straightforward. Same for the </text:span><text:span text:style-name="T1">"first"</text:span><text:span text:style-name="T3"> </text:span><text:span text:style-name="T2">function. I didn't include the code for </text:span><text:span text:style-name="T1">numCompute</text:span><text:span text:style-name="T3"> </text:span><text:span text:style-name="T2">because the implementation is the same as the LinkedList code shown earlier.</text:span></text:p>
      <text:p text:style-name="P32"><text:span text:style-name="T17">public</text:span> <text:span text:style-name="T17">static</text:span> <text:span text:style-name="T23">Environment</text:span> <text:span text:style-name="T19">installBuiltInFunctions</text:span>(<text:span text:style-name="T23">Environment</text:span> <text:span text:style-name="T25">env</text:span>) <text:s/>{</text:p>
      <text:p text:style-name="P25"><text:s text:c="8"/><text:span text:style-name="T24">int</text:span><text:span text:style-name="T12"> </text:span><text:span text:style-name="T26">n</text:span><text:span text:style-name="T12"> = </text:span><text:span text:style-name="T32">Integer</text:span><text:span text:style-name="T12">.MAX_VALUE;</text:span></text:p>
      <text:p text:style-name="P25"><text:s text:c="8"/><text:span text:style-name="T12">env</text:span></text:p>
      <text:p text:style-name="P25"><text:s text:c="8"/></text:p>
      <text:p text:style-name="P25"><text:s text:c="9"/><text:span text:style-name="T12">.defineBuiltInProc(</text:span><text:span text:style-name="T16">"cons"</text:span><text:span text:style-name="T12">, <text:s text:c="4"/>CONS, <text:s text:c="5"/>2) <text:s text:c="7"/></text:span></text:p>
      <text:p text:style-name="P25"><text:s text:c="8"/></text:p>
      <text:p text:style-name="P25"><text:s text:c="9"/><text:span text:style-name="T12">.defineBuiltInProc(</text:span><text:span text:style-name="T16">"*"</text:span><text:span text:style-name="T12">, <text:s text:c="7"/>TIMES, <text:s text:c="4"/>0, n) <text:s text:c="8"/></text:span></text:p>
      <text:p text:style-name="P25"><text:s text:c="9"/><text:span text:style-name="T12">.defineBuiltInProc(</text:span><text:span text:style-name="T16">"+"</text:span><text:span text:style-name="T12">, <text:s text:c="7"/>PLUS, <text:s text:c="5"/>0, n)</text:span></text:p>
      <text:p text:style-name="P25"><text:s text:c="9"/><text:span text:style-name="T12">.defineBuiltInProc(</text:span><text:span text:style-name="T16">"-"</text:span><text:span text:style-name="T12">, <text:s text:c="7"/>MINUS, <text:s text:c="4"/>1, n)</text:span></text:p>
      <text:p text:style-name="P25"><text:s text:c="9"/><text:span text:style-name="T12">.defineBuiltInProc(</text:span><text:span text:style-name="T16">"/"</text:span><text:span text:style-name="T12">, <text:s text:c="7"/>DIVIDE, <text:s text:c="3"/>1, n)</text:span></text:p>
      <text:p text:style-name="P25"><text:s text:c="8"/></text:p>
      <text:p text:style-name="P25"><text:s text:c="9"/><text:span text:style-name="T12">.defineBuiltInProc(</text:span><text:span text:style-name="T16">"caaaar"</text:span><text:span text:style-name="T12">, <text:s text:c="8"/>CXR, <text:s text:c="6"/>1)</text:span></text:p>
      <text:p text:style-name="P25"><text:s text:c="9"/><text:span text:style-name="T12">.defineBuiltInProc(</text:span><text:span text:style-name="T16">"caar"</text:span><text:span text:style-name="T12">, <text:s text:c="10"/>CXR, <text:s text:c="6"/>1) <text:s text:c="5"/></text:span></text:p>
      <text:p text:style-name="P25"><text:s text:c="9"/><text:span text:style-name="T12">.defineBuiltInProc(</text:span><text:span text:style-name="T16">"cadr"</text:span><text:span text:style-name="T12">, <text:s text:c="8"/>SECOND, <text:s text:c="5"/>1) <text:s text:c="9"/></text:span></text:p>
      <text:p text:style-name="P25"><text:s text:c="9"/><text:span text:style-name="T12">.defineBuiltInProc(</text:span><text:span text:style-name="T16">"cdar"</text:span><text:span text:style-name="T12">, <text:s text:c="10"/>CXR, <text:s text:c="6"/>1)</text:span></text:p>
      <text:p text:style-name="P25"><text:s text:c="9"/><text:span text:style-name="T12">.defineBuiltInProc(</text:span><text:span text:style-name="T16">"cddr"</text:span><text:span text:style-name="T12">, <text:s text:c="10"/>CXR, <text:s text:c="6"/>1)</text:span></text:p>
      <text:p text:style-name="P25"><text:s text:c="9"/></text:p>
      <text:p text:style-name="P25"><text:s text:c="9"/><text:span text:style-name="T12">.defineBuiltInProc(</text:span><text:span text:style-name="T16">"car"</text:span><text:span text:style-name="T12">, <text:s text:c="11"/>CAR, <text:s text:c="6"/>1)</text:span></text:p>
      <text:p text:style-name="P25"><text:s text:c="9"/><text:span text:style-name="T12">.defineBuiltInProc(</text:span><text:span text:style-name="T16">"cdr"</text:span><text:span text:style-name="T12">, <text:s text:c="11"/>CDR, <text:s text:c="6"/>1) <text:s text:c="4"/></text:span></text:p>
      <text:p text:style-name="P25"><text:s text:c="20"/></text:p>
      <text:p text:style-name="P25"><text:s text:c="9"/><text:span text:style-name="T12">.defineBuiltInProc(</text:span><text:span text:style-name="T16">"*"</text:span><text:span text:style-name="T12">, <text:s text:c="7"/>TIMES, <text:s text:c="4"/>0, n) <text:s text:c="8"/></text:span></text:p>
      <text:p text:style-name="P25"><text:s text:c="9"/><text:span text:style-name="T12">.defineBuiltInProc(</text:span><text:span text:style-name="T16">"+"</text:span><text:span text:style-name="T12">, <text:s text:c="7"/>PLUS, <text:s text:c="5"/>0, n)</text:span></text:p>
      <text:p text:style-name="P25"><text:s text:c="9"/><text:span text:style-name="T12">.defineBuiltInProc(</text:span><text:span text:style-name="T16">"-"</text:span><text:span text:style-name="T12">, <text:s text:c="7"/>MINUS, <text:s text:c="4"/>1, n)</text:span></text:p>
      <text:p text:style-name="P25"><text:s text:c="9"/><text:span text:style-name="T12">.defineBuiltInProc(</text:span><text:span text:style-name="T16">"/"</text:span><text:span text:style-name="T12">, <text:s text:c="7"/>DIVIDE, <text:s text:c="3"/>1, n);</text:span></text:p>
      <text:p text:style-name="P25"><text:s text:c="8"/><text:span text:style-name="T18">return</text:span><text:span text:style-name="T12"> env;</text:span></text:p>
      <text:p text:style-name="P25"><text:s text:c="4"/><text:span text:style-name="T12">} <text:s text:c="2"/></text:span></text:p>
      <text:p text:style-name="P29">/** </text:p>
      <text:p text:style-name="P28"><text:s text:c="5"/><text:span text:style-name="T12">* Apply a primitive built-in-function to a list of arguments.</text:span></text:p>
      <text:p text:style-name="P28"><text:s text:c="5"/><text:span text:style-name="T12">*/</text:span></text:p>
      <text:p text:style-name="P25"><text:s text:c="4"/><text:span text:style-name="T18">public</text:span><text:span text:style-name="T12"> </text:span><text:span text:style-name="T24">Object</text:span><text:span text:style-name="T12"> </text:span><text:span text:style-name="T20">apply</text:span><text:span text:style-name="T12">(</text:span><text:span text:style-name="T24">Scheme</text:span><text:span text:style-name="T12"> </text:span><text:span text:style-name="T26">interp</text:span><text:span text:style-name="T12">, </text:span><text:span text:style-name="T24">Object</text:span><text:span text:style-name="T12"> </text:span><text:span text:style-name="T26">args</text:span><text:span text:style-name="T12">) {</text:span></text:p>
      <text:p text:style-name="P25"><text:s text:c="8"/><text:span text:style-name="T22">// First make sure there are the right number of arguments. </text:span></text:p>
      <text:p text:style-name="P25"><text:s text:c="8"/><text:span text:style-name="T24">int</text:span><text:span text:style-name="T12"> </text:span><text:span text:style-name="T26">nArgs</text:span><text:span text:style-name="T12"> = SchemeUtil.length(args);</text:span></text:p>
      <text:p text:style-name="P25"><text:s text:c="8"/><text:span text:style-name="T18">if</text:span><text:span text:style-name="T12"> (nArgs &lt; minArgs) {</text:span></text:p>
      <text:p text:style-name="P25"><text:s text:c="12"/><text:span text:style-name="T18">return</text:span><text:span text:style-name="T12"> SchemeUtil.error(</text:span><text:span text:style-name="T16">"too few args, "</text:span><text:span text:style-name="T12"> + nArgs + </text:span><text:span text:style-name="T16">", for "</text:span><text:span text:style-name="T12"> + </text:span><text:span text:style-name="T18">this</text:span><text:span text:style-name="T12">.getName() + </text:span><text:span text:style-name="T16">": "</text:span></text:p>
      <text:p text:style-name="P25"><text:s text:c="20"/><text:span text:style-name="T12">+ args);</text:span></text:p>
      <text:p text:style-name="P25"><text:s text:c="8"/><text:span text:style-name="T12">} </text:span><text:span text:style-name="T18">else</text:span><text:span text:style-name="T12"> </text:span><text:span text:style-name="T18">if</text:span><text:span text:style-name="T12"> (nArgs &gt; maxArgs) {</text:span></text:p>
      <text:p text:style-name="P25"><text:soft-page-break/><text:s text:c="12"/><text:span text:style-name="T18">return</text:span><text:span text:style-name="T12"> SchemeUtil.error(</text:span><text:span text:style-name="T16">"too many args, "</text:span><text:span text:style-name="T12"> + nArgs + </text:span><text:span text:style-name="T16">", for "</text:span><text:span text:style-name="T12"> + </text:span><text:span text:style-name="T18">this</text:span><text:span text:style-name="T12">.getName()</text:span></text:p>
      <text:p text:style-name="P25"><text:s text:c="20"/><text:span text:style-name="T12">+ </text:span><text:span text:style-name="T16">": "</text:span><text:span text:style-name="T12"> + args);</text:span></text:p>
      <text:p text:style-name="P25"><text:s text:c="8"/><text:span text:style-name="T12">} </text:span><text:span text:style-name="T22">// End of the If</text:span></text:p>
      <text:p text:style-name="P25"><text:s text:c="8"/><text:span text:style-name="T24">Object</text:span><text:span text:style-name="T12"> </text:span><text:span text:style-name="T26">x</text:span><text:span text:style-name="T12"> = SchemeUtil.first(args);</text:span></text:p>
      <text:p text:style-name="P25"><text:s text:c="8"/><text:span text:style-name="T24">Object</text:span><text:span text:style-name="T12"> </text:span><text:span text:style-name="T26">y</text:span><text:span text:style-name="T12"> = SchemeUtil.second(args);</text:span></text:p>
      <text:p text:style-name="P25"><text:s text:c="8"/><text:span text:style-name="T18">switch</text:span><text:span text:style-name="T12"> (idNumber) {</text:span></text:p>
      <text:p text:style-name="P25"><text:s text:c="12"/><text:span text:style-name="T18">case</text:span><text:span text:style-name="T12"> PLUS:</text:span></text:p>
      <text:p text:style-name="P25"><text:s text:c="16"/><text:span text:style-name="T18">return</text:span><text:span text:style-name="T12"> numCompute(args, </text:span><text:span text:style-name="T16">'+'</text:span><text:span text:style-name="T12">, 0.0);</text:span></text:p>
      <text:p text:style-name="P25"><text:s text:c="12"/><text:span text:style-name="T18">case</text:span><text:span text:style-name="T12"> MINUS:</text:span></text:p>
      <text:p text:style-name="P25"><text:s text:c="16"/><text:span text:style-name="T18">return</text:span><text:span text:style-name="T12"> numCompute(SchemeUtil.rest(args), </text:span><text:span text:style-name="T16">'-'</text:span><text:span text:style-name="T12">, num(x));</text:span></text:p>
      <text:p text:style-name="P25"><text:s text:c="12"/><text:span text:style-name="T18">case</text:span><text:span text:style-name="T12"> TIMES:</text:span></text:p>
      <text:p text:style-name="P25"><text:s text:c="16"/><text:span text:style-name="T18">return</text:span><text:span text:style-name="T12"> numCompute(args, </text:span><text:span text:style-name="T16">'*'</text:span><text:span text:style-name="T12">, 1.0);</text:span></text:p>
      <text:p text:style-name="P25"><text:s text:c="12"/><text:span text:style-name="T18">case</text:span><text:span text:style-name="T12"> DIVIDE:</text:span></text:p>
      <text:p text:style-name="P25"><text:s text:c="16"/><text:span text:style-name="T18">return</text:span><text:span text:style-name="T12"> numCompute(SchemeUtil.rest(args), </text:span><text:span text:style-name="T16">'/'</text:span><text:span text:style-name="T12">, num(x)); <text:s text:c="9"/></text:span></text:p>
      <text:p text:style-name="P25"><text:s text:c="12"/><text:span text:style-name="T18">case</text:span><text:span text:style-name="T12"> THIRD:</text:span></text:p>
      <text:p text:style-name="P25"><text:s text:c="16"/><text:span text:style-name="T18">return</text:span><text:span text:style-name="T12"> SchemeUtil.third(x);</text:span></text:p>
      <text:p text:style-name="P25"><text:s text:c="12"/><text:span text:style-name="T18">case</text:span><text:span text:style-name="T12"> CONS:</text:span></text:p>
      <text:p text:style-name="P25"><text:s text:c="16"/><text:span text:style-name="T18">return</text:span><text:span text:style-name="T12"> SchemeUtil.cons(x, y);</text:span></text:p>
      <text:p text:style-name="P25"><text:s text:c="12"/><text:span text:style-name="T18">case</text:span><text:span text:style-name="T12"> CAR:</text:span></text:p>
      <text:p text:style-name="P25"><text:s text:c="16"/><text:span text:style-name="T18">return</text:span><text:span text:style-name="T12"> SchemeUtil.first(x);</text:span></text:p>
      <text:p text:style-name="P25"><text:s text:c="12"/><text:span text:style-name="T18">case</text:span><text:span text:style-name="T12"> CDR:</text:span></text:p>
      <text:p text:style-name="P25"><text:s text:c="16"/><text:span text:style-name="T18">return</text:span><text:span text:style-name="T12"> SchemeUtil.rest(x);</text:span></text:p>
      <text:p text:style-name="P25"><text:s text:c="12"/><text:span text:style-name="T18">case</text:span><text:span text:style-name="T12"> CXR:</text:span></text:p>
      <text:p text:style-name="P25"><text:s text:c="16"/><text:span text:style-name="T18">for</text:span><text:span text:style-name="T12"> (</text:span><text:span text:style-name="T24">int</text:span><text:span text:style-name="T12"> </text:span><text:span text:style-name="T26">i</text:span><text:span text:style-name="T12"> = </text:span><text:span text:style-name="T18">this</text:span><text:span text:style-name="T12">.getName().length() - 2; i &gt;= 1; i--) {</text:span></text:p>
      <text:p text:style-name="P25"><text:s text:c="20"/><text:span text:style-name="T12">x = (</text:span><text:span text:style-name="T18">this</text:span><text:span text:style-name="T12">.getName().charAt(i) == </text:span><text:span text:style-name="T16">'a'</text:span><text:span text:style-name="T12">) ? SchemeUtil.first(x) : SchemeUtil.rest(x);</text:span></text:p>
      <text:p text:style-name="P25"><text:s text:c="16"/><text:span text:style-name="T12">}</text:span></text:p>
      <text:p text:style-name="P25"><text:s text:c="16"/><text:span text:style-name="T18">return</text:span><text:span text:style-name="T12"> x;</text:span></text:p>
      <text:p text:style-name="P25"><text:s text:c="12"/><text:span text:style-name="T18">default</text:span><text:span text:style-name="T12">:</text:span></text:p>
      <text:p text:style-name="P25"><text:s text:c="16"/><text:span text:style-name="T18">return</text:span><text:span text:style-name="T12"> SchemeUtil.error(</text:span><text:span text:style-name="T16">"internal error: unknown primitive: "</text:span><text:span text:style-name="T12"> + </text:span><text:span text:style-name="T18">this</text:span></text:p>
      <text:p text:style-name="P25"><text:s text:c="24"/><text:span text:style-name="T12">+ </text:span><text:span text:style-name="T16">" applied to "</text:span><text:span text:style-name="T12"> + args);</text:span></text:p>
      <text:p text:style-name="P25"><text:s text:c="8"/><text:span text:style-name="T12">}</text:span></text:p>
      <text:p text:style-name="P43"><text:s text:c="4"/><text:span text:style-name="T12">} </text:span><text:span text:style-name="T22">// End of the Apply</text:span></text:p>
      <text:p text:style-name="P9"><text:line-break/><text:line-break/><text:span text:style-name="T1">More Test Cases</text:span><text:line-break/><text:line-break/><text:span text:style-name="T10">Here are some more Java test cases and their Scheme/Common Lisp equivalent:</text:span></text:p>
      <text:p text:style-name="P32"><text:span text:style-name="T17">public</text:span> <text:span text:style-name="T17">class</text:span> <text:span text:style-name="T23">TestPairList</text:span> <text:span text:style-name="T17">extends</text:span> <text:span text:style-name="T23">TestCase</text:span> {</text:p>
      <text:p text:style-name="P25"><text:s text:c="4"/></text:p>
      <text:p text:style-name="P25"><text:s text:c="4"/><text:span text:style-name="T18">public</text:span><text:span text:style-name="T12"> </text:span><text:span text:style-name="T18">static</text:span><text:span text:style-name="T12"> </text:span><text:span text:style-name="T18">final</text:span><text:span text:style-name="T12"> </text:span><text:span text:style-name="T24">String</text:span><text:span text:style-name="T12"> </text:span><text:span text:style-name="T26">test1</text:span><text:span text:style-name="T12"> = </text:span><text:span text:style-name="T16">"(cons 1 2)"</text:span><text:span text:style-name="T12">;</text:span></text:p>
      <text:p text:style-name="P25"><text:s text:c="4"/><text:span text:style-name="T18">public</text:span><text:span text:style-name="T12"> </text:span><text:span text:style-name="T18">static</text:span><text:span text:style-name="T12"> </text:span><text:span text:style-name="T18">final</text:span><text:span text:style-name="T12"> </text:span><text:span text:style-name="T24">String</text:span><text:span text:style-name="T12"> </text:span><text:span text:style-name="T26">test2</text:span><text:span text:style-name="T12"> = </text:span><text:span text:style-name="T16">"(cons 1 (cons 2 ()))"</text:span><text:span text:style-name="T12">;</text:span></text:p>
      <text:p text:style-name="P25"><text:s text:c="4"/></text:p>
      <text:p text:style-name="P25"><text:s text:c="4"/><text:span text:style-name="T18">public</text:span><text:span text:style-name="T12"> </text:span><text:span text:style-name="T24">void</text:span><text:span text:style-name="T12"> </text:span><text:span text:style-name="T20">testBasicBuildPair</text:span><text:span text:style-name="T12">() {</text:span></text:p>
      <text:p text:style-name="P25"><text:s text:c="8"/><text:span text:style-name="T22">// Construct a linked list/pair of</text:span></text:p>
      <text:p text:style-name="P25"><text:s text:c="8"/><text:span text:style-name="T22">// a function '+', 1 and 2</text:span></text:p>
      <text:p text:style-name="P25"><text:s text:c="8"/><text:span text:style-name="T22">// (+ 1 2)</text:span></text:p>
      <text:p text:style-name="P25"><text:s text:c="8"/><text:span text:style-name="T24">Pair</text:span><text:span text:style-name="T12"> </text:span><text:span text:style-name="T26">pair</text:span><text:span text:style-name="T12"> = </text:span><text:span text:style-name="T18">new</text:span><text:span text:style-name="T12"> </text:span><text:span text:style-name="T24">Pair</text:span><text:span text:style-name="T12">(</text:span><text:span text:style-name="T16">"+"</text:span><text:span text:style-name="T12">, </text:span><text:span text:style-name="T18">new</text:span><text:span text:style-name="T12"> </text:span><text:span text:style-name="T24">Pair</text:span><text:span text:style-name="T12">(</text:span><text:span text:style-name="T16">"1"</text:span><text:span text:style-name="T12">, </text:span><text:span text:style-name="T18">new</text:span><text:span text:style-name="T12"> </text:span><text:span text:style-name="T24">Pair</text:span><text:span text:style-name="T12">(</text:span><text:span text:style-name="T16">"2"</text:span><text:span text:style-name="T12">, null)));</text:span></text:p>
      <text:p text:style-name="P25"><text:s text:c="8"/><text:span text:style-name="T12">assertEquals(</text:span><text:span text:style-name="T16">""</text:span><text:span text:style-name="T12"> + pair, </text:span><text:span text:style-name="T16">"(+ 1 2)"</text:span><text:span text:style-name="T12">);</text:span></text:p>
      <text:p text:style-name="P25"><text:s text:c="4"/><text:span text:style-name="T12">} <text:s text:c="2"/></text:span></text:p>
      <text:p text:style-name="P25"><text:s text:c="4"/><text:span text:style-name="T18">public</text:span><text:span text:style-name="T12"> </text:span><text:span text:style-name="T24">void</text:span><text:span text:style-name="T12"> </text:span><text:span text:style-name="T20">testPair1</text:span><text:span text:style-name="T12">() {</text:span></text:p>
      <text:p text:style-name="P25"><text:s text:c="8"/><text:span text:style-name="T22">// Construct a linked list/pair of</text:span></text:p>
      <text:p text:style-name="P25"><text:s text:c="8"/><text:span text:style-name="T22">// a function '+', 1 and 2</text:span></text:p>
      <text:p text:style-name="P25"><text:s text:c="8"/><text:span text:style-name="T22">// (+ 1 2)</text:span></text:p>
      <text:p text:style-name="P25"><text:s text:c="8"/><text:span text:style-name="T24">Pair</text:span><text:span text:style-name="T12"> </text:span><text:span text:style-name="T26">pair</text:span><text:span text:style-name="T12"> = </text:span><text:span text:style-name="T18">new</text:span><text:span text:style-name="T12"> </text:span><text:span text:style-name="T24">Pair</text:span><text:span text:style-name="T12">(</text:span><text:span text:style-name="T16">"+"</text:span><text:span text:style-name="T12">, </text:span><text:span text:style-name="T18">new</text:span><text:span text:style-name="T12"> </text:span><text:span text:style-name="T24">Pair</text:span><text:span text:style-name="T12">(</text:span><text:span text:style-name="T16">"1"</text:span><text:span text:style-name="T12">, </text:span><text:span text:style-name="T18">new</text:span><text:span text:style-name="T12"> </text:span><text:span text:style-name="T24">Pair</text:span><text:span text:style-name="T12">(</text:span><text:span text:style-name="T16">"2"</text:span><text:span text:style-name="T12">, </text:span><text:span text:style-name="T16">":test"</text:span><text:span text:style-name="T12">))); <text:s text:c="6"/></text:span></text:p>
      <text:p text:style-name="P25"><text:s text:c="8"/><text:span text:style-name="T12">assertEquals(</text:span><text:span text:style-name="T16">""</text:span><text:span text:style-name="T12"> + pair, </text:span><text:span text:style-name="T16">"(+ 1 2 . :test)"</text:span><text:span text:style-name="T12">);</text:span></text:p>
      <text:p text:style-name="P25"><text:soft-page-break/><text:s text:c="4"/><text:span text:style-name="T12">} <text:s text:c="2"/></text:span></text:p>
      <text:p text:style-name="P25"><text:s text:c="4"/><text:span text:style-name="T16">/**</text:span></text:p>
      <text:p text:style-name="P28"><text:s text:c="5"/><text:span text:style-name="T12">* (cons 1 2). <text:s/></text:span></text:p>
      <text:p text:style-name="P28"><text:s text:c="5"/><text:span text:style-name="T12">*/</text:span></text:p>
      <text:p text:style-name="P25"><text:s text:c="4"/><text:span text:style-name="T18">public</text:span><text:span text:style-name="T12"> </text:span><text:span text:style-name="T24">void</text:span><text:span text:style-name="T12"> </text:span><text:span text:style-name="T20">testCons</text:span><text:span text:style-name="T12">() {</text:span></text:p>
      <text:p text:style-name="P25"><text:s text:c="8"/><text:span text:style-name="T24">Pair</text:span><text:span text:style-name="T12"> </text:span><text:span text:style-name="T26">pair</text:span><text:span text:style-name="T12"> = SchemeUtil.cons(</text:span><text:span text:style-name="T16">"1"</text:span><text:span text:style-name="T12">, </text:span><text:span text:style-name="T16">"2"</text:span><text:span text:style-name="T12">);</text:span></text:p>
      <text:p text:style-name="P25"><text:s text:c="8"/><text:span text:style-name="T12">assertEquals(</text:span><text:span text:style-name="T16">""</text:span><text:span text:style-name="T12"> + pair, </text:span><text:span text:style-name="T16">"(1 . 2)"</text:span><text:span text:style-name="T12">);</text:span></text:p>
      <text:p text:style-name="P25"><text:s text:c="4"/><text:span text:style-name="T12">}</text:span></text:p>
      <text:p text:style-name="P25"><text:s text:c="4"/><text:span text:style-name="T16">/**</text:span></text:p>
      <text:p text:style-name="P28"><text:s text:c="5"/><text:span text:style-name="T12">* (cons 1 nil).</text:span></text:p>
      <text:p text:style-name="P28"><text:s text:c="5"/><text:span text:style-name="T12">*/</text:span></text:p>
      <text:p text:style-name="P25"><text:s text:c="4"/><text:span text:style-name="T18">public</text:span><text:span text:style-name="T12"> </text:span><text:span text:style-name="T24">void</text:span><text:span text:style-name="T12"> </text:span><text:span text:style-name="T20">testConsOne</text:span><text:span text:style-name="T12">() {</text:span></text:p>
      <text:p text:style-name="P25"><text:s text:c="8"/><text:span text:style-name="T24">Pair</text:span><text:span text:style-name="T12"> </text:span><text:span text:style-name="T26">pair</text:span><text:span text:style-name="T12"> = SchemeUtil.cons(</text:span><text:span text:style-name="T16">"1"</text:span><text:span text:style-name="T12">, null);</text:span></text:p>
      <text:p text:style-name="P25"><text:s text:c="8"/><text:span text:style-name="T12">assertEquals(</text:span><text:span text:style-name="T16">""</text:span><text:span text:style-name="T12"> + pair, </text:span><text:span text:style-name="T16">"(1)"</text:span><text:span text:style-name="T12">);</text:span></text:p>
      <text:p text:style-name="P25"><text:s text:c="4"/><text:span text:style-name="T12">}</text:span></text:p>
      <text:p text:style-name="P25"><text:s text:c="4"/><text:span text:style-name="T16">/**</text:span></text:p>
      <text:p text:style-name="P28"><text:s text:c="5"/><text:span text:style-name="T12">* (cons 1 (cons 2 nil)). <text:s text:c="3"/></text:span></text:p>
      <text:p text:style-name="P28"><text:s text:c="5"/><text:span text:style-name="T12">*/</text:span></text:p>
      <text:p text:style-name="P25"><text:s text:c="4"/><text:span text:style-name="T18">public</text:span><text:span text:style-name="T12"> </text:span><text:span text:style-name="T24">void</text:span><text:span text:style-name="T12"> </text:span><text:span text:style-name="T20">testConsTwo</text:span><text:span text:style-name="T12">() {</text:span></text:p>
      <text:p text:style-name="P25"><text:s text:c="8"/><text:span text:style-name="T24">Pair</text:span><text:span text:style-name="T12"> </text:span><text:span text:style-name="T26">pair</text:span><text:span text:style-name="T12"> = SchemeUtil.cons(</text:span><text:span text:style-name="T16">"1"</text:span><text:span text:style-name="T12">, SchemeUtil.cons(</text:span><text:span text:style-name="T16">"2"</text:span><text:span text:style-name="T12">, null));</text:span></text:p>
      <text:p text:style-name="P25"><text:s text:c="8"/><text:span text:style-name="T12">assertEquals(</text:span><text:span text:style-name="T16">""</text:span><text:span text:style-name="T12"> + pair, </text:span><text:span text:style-name="T16">"(1 2)"</text:span><text:span text:style-name="T12">);</text:span></text:p>
      <text:p text:style-name="P25"><text:s text:c="4"/><text:span text:style-name="T12">}</text:span></text:p>
      <text:p text:style-name="P25"><text:s text:c="4"/></text:p>
      <text:p text:style-name="P25"><text:s text:c="4"/><text:span text:style-name="T18">public</text:span><text:span text:style-name="T12"> </text:span><text:span text:style-name="T24">void</text:span><text:span text:style-name="T12"> </text:span><text:span text:style-name="T20">testEvalCons1</text:span><text:span text:style-name="T12">() {</text:span></text:p>
      <text:p text:style-name="P25"><text:s text:c="8"/><text:span text:style-name="T24">Environment</text:span><text:span text:style-name="T12"> </text:span><text:span text:style-name="T26">globalEnvironment</text:span><text:span text:style-name="T12"> = </text:span><text:span text:style-name="T18">new</text:span><text:span text:style-name="T12"> </text:span><text:span text:style-name="T24">Environment</text:span><text:span text:style-name="T12">();</text:span></text:p>
      <text:p text:style-name="P25"><text:s text:c="8"/><text:span text:style-name="T12">BuiltInFunction.installBuiltInFunctions(globalEnvironment);</text:span></text:p>
      <text:p text:style-name="P25"><text:s text:c="8"/><text:span text:style-name="T24">ByteArrayInputStream</text:span><text:span text:style-name="T12"> </text:span><text:span text:style-name="T26">stream</text:span><text:span text:style-name="T12"> = </text:span><text:span text:style-name="T18">new</text:span><text:span text:style-name="T12"> </text:span><text:span text:style-name="T24">ByteArrayInputStream</text:span><text:span text:style-name="T12">(test1.getBytes());</text:span></text:p>
      <text:p text:style-name="P25"><text:s text:c="8"/><text:span text:style-name="T24">InputReader</text:span><text:span text:style-name="T12"> </text:span><text:span text:style-name="T26">reader</text:span><text:span text:style-name="T12"> = </text:span><text:span text:style-name="T18">new</text:span><text:span text:style-name="T12"> </text:span><text:span text:style-name="T24">InputReader</text:span><text:span text:style-name="T12">(stream);</text:span></text:p>
      <text:p text:style-name="P25"><text:s text:c="8"/><text:span text:style-name="T24">Object</text:span><text:span text:style-name="T12"> </text:span><text:span text:style-name="T26">o</text:span><text:span text:style-name="T12"> = reader.read();</text:span></text:p>
      <text:p text:style-name="P25"><text:s text:c="8"/><text:span text:style-name="T24">Scheme</text:span><text:span text:style-name="T12"> </text:span><text:span text:style-name="T26">scheme</text:span><text:span text:style-name="T12"> = </text:span><text:span text:style-name="T18">new</text:span><text:span text:style-name="T12"> </text:span><text:span text:style-name="T24">Scheme</text:span><text:span text:style-name="T12">();</text:span></text:p>
      <text:p text:style-name="P25"><text:s text:c="8"/><text:span text:style-name="T24">Object</text:span><text:span text:style-name="T12"> </text:span><text:span text:style-name="T26">res</text:span><text:span text:style-name="T12"> = scheme.eval(o, globalEnvironment);</text:span></text:p>
      <text:p text:style-name="P25"><text:s text:c="8"/><text:span text:style-name="T12">System.out.println(res);</text:span></text:p>
      <text:p text:style-name="P25"><text:s text:c="4"/><text:span text:style-name="T12">}</text:span></text:p>
      <text:p text:style-name="P25"><text:s text:c="4"/><text:span text:style-name="T18">public</text:span><text:span text:style-name="T12"> </text:span><text:span text:style-name="T24">void</text:span><text:span text:style-name="T12"> </text:span><text:span text:style-name="T20">testEvalCons2</text:span><text:span text:style-name="T12">() {</text:span></text:p>
      <text:p text:style-name="P25"><text:s text:c="8"/><text:span text:style-name="T24">Environment</text:span><text:span text:style-name="T12"> </text:span><text:span text:style-name="T26">globalEnvironment</text:span><text:span text:style-name="T12"> = </text:span><text:span text:style-name="T18">new</text:span><text:span text:style-name="T12"> </text:span><text:span text:style-name="T24">Environment</text:span><text:span text:style-name="T12">();</text:span></text:p>
      <text:p text:style-name="P25"><text:s text:c="8"/><text:span text:style-name="T12">BuiltInFunction.installBuiltInFunctions(globalEnvironment);</text:span></text:p>
      <text:p text:style-name="P25"><text:s text:c="8"/><text:span text:style-name="T24">ByteArrayInputStream</text:span><text:span text:style-name="T12"> </text:span><text:span text:style-name="T26">stream</text:span><text:span text:style-name="T12"> = </text:span><text:span text:style-name="T18">new</text:span><text:span text:style-name="T12"> </text:span><text:span text:style-name="T24">ByteArrayInputStream</text:span><text:span text:style-name="T12">(test2.getBytes());</text:span></text:p>
      <text:p text:style-name="P25"><text:s text:c="8"/><text:span text:style-name="T24">InputReader</text:span><text:span text:style-name="T12"> </text:span><text:span text:style-name="T26">reader</text:span><text:span text:style-name="T12"> = </text:span><text:span text:style-name="T18">new</text:span><text:span text:style-name="T12"> </text:span><text:span text:style-name="T24">InputReader</text:span><text:span text:style-name="T12">(stream);</text:span></text:p>
      <text:p text:style-name="P25"><text:s text:c="8"/><text:span text:style-name="T24">Object</text:span><text:span text:style-name="T12"> </text:span><text:span text:style-name="T26">o</text:span><text:span text:style-name="T12"> = reader.read();</text:span></text:p>
      <text:p text:style-name="P25"><text:s text:c="8"/><text:span text:style-name="T24">Scheme</text:span><text:span text:style-name="T12"> </text:span><text:span text:style-name="T26">scheme</text:span><text:span text:style-name="T12"> = </text:span><text:span text:style-name="T18">new</text:span><text:span text:style-name="T12"> </text:span><text:span text:style-name="T24">Scheme</text:span><text:span text:style-name="T12">();</text:span></text:p>
      <text:p text:style-name="P25"><text:s text:c="8"/><text:span text:style-name="T24">Object</text:span><text:span text:style-name="T12"> </text:span><text:span text:style-name="T26">res</text:span><text:span text:style-name="T12"> = scheme.eval(o, globalEnvironment);</text:span></text:p>
      <text:p text:style-name="P25"><text:s text:c="8"/><text:span text:style-name="T12">assertEquals(</text:span><text:span text:style-name="T16">""</text:span><text:span text:style-name="T12"> + res, </text:span><text:span text:style-name="T16">"(1.0 2.0)"</text:span><text:span text:style-name="T12">);</text:span></text:p>
      <text:p text:style-name="P25"><text:s text:c="4"/><text:span text:style-name="T12">}</text:span></text:p>
      <text:p text:style-name="P40">}</text:p>
      <text:p text:style-name="P9"><text:line-break/><text:line-break/><text:span text:style-name="T1">Conclusion</text:span><text:line-break/><text:line-break/><text:span text:style-name="T2">This concludes my run down of a Scheme/Lisp implementation in Java starting from Linked List data structures and continuing to the interpreter code. There is a lot that can be added to Norvig's implementation. Add full support for a R5RS Scheme Implementation. Add better input/output support. Copy interesting functions from Arc or Common Lisp. Write a Scheme compiler. In fact, the source code in my implementation and Norvig's is fairly straightforward, I was planning on writing a Forth interpreter based on some of this code. Lisp's defining data-structure is the List. Forth's is the stack. It won't be nearly as complete as the Factor programming language, but it would still be a fun project.</text:spa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Trebuchet, Verdana,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lin Brown</meta:initial-creator>
    <meta:creation-date>2024-01-31T00:16:48.69</meta:creation-date>
    <dc:date>2024-01-31T00:23:58.24</dc:date>
    <dc:creator>Berlin Brown</dc:creator>
    <meta:editing-duration>PT7M4S</meta:editing-duration>
    <meta:editing-cycles>12</meta:editing-cycles>
    <meta:generator>OpenOffice/4.1.13$Win32 OpenOffice.org_project/4113m1$Build-9810</meta:generator>
    <meta:document-statistic meta:table-count="0" meta:image-count="53" meta:object-count="0" meta:page-count="52" meta:paragraph-count="1149" meta:word-count="13016" meta:character-count="88030"/>
  </office:meta>
</office:document-meta>
</file>